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2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3" style:parent-style-name="Normal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4" style:parent-style-name="Normal" style:family="paragraph">
      <style:paragraph-properties fo:margin-top="0.0013in"/>
      <style:text-properties style:font-name="Times New Roman" style:font-name-asian="Times New Roman" style:font-name-complex="Times New Roman" fo:font-size="13.5pt" style:font-size-asian="13.5pt" style:font-size-complex="13.5pt"/>
    </style:style>
    <style:style style:name="P5" style:parent-style-name="Título1" style:family="paragraph">
      <style:paragraph-properties fo:text-align="center" fo:line-height="0.6347in"/>
    </style:style>
    <style:style style:name="T6" style:parent-style-name="Fuentedepárrafopredeter." style:family="text">
      <style:text-properties fo:letter-spacing="-0.0006in"/>
    </style:style>
    <style:style style:name="T7" style:parent-style-name="Fuentedepárrafopredeter." style:family="text">
      <style:text-properties fo:letter-spacing="-0.0437in"/>
    </style:style>
    <style:style style:name="P8" style:parent-style-name="Normal" style:family="paragraph">
      <style:paragraph-properties fo:text-align="center" fo:margin-top="0.1013in" fo:margin-left="0.2201in" fo:margin-right="0.2215in">
        <style:tab-stops/>
      </style:paragraph-properties>
    </style:style>
    <style:style style:name="T9" style:parent-style-name="Fuentedepárrafopredeter." style:family="text">
      <style:text-properties style:font-name="Calibri" fo:font-size="40pt" style:font-size-asian="40pt"/>
    </style:style>
    <style:style style:name="T10" style:parent-style-name="Fuentedepárrafopredeter." style:family="text">
      <style:text-properties style:font-name="Calibri" fo:letter-spacing="-0.027in" fo:font-size="40pt" style:font-size-asian="40pt"/>
    </style:style>
    <style:style style:name="T11" style:parent-style-name="Fuentedepárrafopredeter." style:family="text">
      <style:text-properties style:font-name="Calibri" fo:letter-spacing="-0.0006in" fo:font-size="40pt" style:font-size-asian="40pt"/>
    </style:style>
    <style:style style:name="T12" style:parent-style-name="Fuentedepárrafopredeter." style:family="text">
      <style:text-properties style:font-name="Calibri" fo:letter-spacing="-0.0263in" fo:font-size="40pt" style:font-size-asian="40pt"/>
    </style:style>
    <style:style style:name="T13" style:parent-style-name="Fuentedepárrafopredeter." style:family="text">
      <style:text-properties style:font-name="Calibri" fo:font-size="40pt" style:font-size-asian="40pt"/>
    </style:style>
    <style:style style:name="P14" style:parent-style-name="Normal" style:family="paragraph">
      <style:paragraph-properties fo:margin-top="0.0069in"/>
      <style:text-properties style:font-name="Calibri" style:font-name-asian="Calibri" style:font-name-complex="Calibri" fo:font-size="51.5pt" style:font-size-asian="51.5pt" style:font-size-complex="51.5pt"/>
    </style:style>
    <style:style style:name="P15" style:parent-style-name="Normal" style:family="paragraph">
      <style:paragraph-properties fo:text-align="center" fo:line-height="115%" fo:margin-left="0.5527in" fo:margin-right="0.5527in">
        <style:tab-stops/>
      </style:paragraph-properties>
    </style:style>
    <style:style style:name="T16" style:parent-style-name="Fuentedepárrafopredeter." style:family="text">
      <style:text-properties style:font-name="Calibri" fo:font-size="20pt" style:font-size-asian="20pt"/>
    </style:style>
    <style:style style:name="T17" style:parent-style-name="Fuentedepárrafopredeter." style:family="text">
      <style:text-properties style:font-name="Calibri" fo:letter-spacing="0.0006in" fo:font-size="20pt" style:font-size-asian="20pt"/>
    </style:style>
    <style:style style:name="T18" style:parent-style-name="Fuentedepárrafopredeter." style:family="text">
      <style:text-properties style:font-name="Calibri" fo:letter-spacing="-0.0006in" fo:font-size="20pt" style:font-size-asian="20pt"/>
    </style:style>
    <style:style style:name="T19" style:parent-style-name="Fuentedepárrafopredeter." style:family="text">
      <style:text-properties style:font-name="Calibri" fo:letter-spacing="0.0006in" fo:font-size="20pt" style:font-size-asian="20pt"/>
    </style:style>
    <style:style style:name="T20" style:parent-style-name="Fuentedepárrafopredeter." style:family="text">
      <style:text-properties style:font-name="Calibri" fo:letter-spacing="-0.0013in" fo:font-size="20pt" style:font-size-asian="20pt"/>
    </style:style>
    <style:style style:name="T21" style:parent-style-name="Fuentedepárrafopredeter." style:family="text">
      <style:text-properties style:font-name="Calibri" fo:font-size="20pt" style:font-size-asian="20pt"/>
    </style:style>
    <style:style style:name="T22" style:parent-style-name="Fuentedepárrafopredeter." style:family="text">
      <style:text-properties style:font-name="Calibri" fo:letter-spacing="-0.0006in" fo:font-size="20pt" style:font-size-asian="20pt"/>
    </style:style>
    <style:style style:name="T23" style:parent-style-name="Fuentedepárrafopredeter." style:family="text">
      <style:text-properties style:font-name="Calibri" fo:font-size="20pt" style:font-size-asian="20pt"/>
    </style:style>
    <style:style style:name="T24" style:parent-style-name="Fuentedepárrafopredeter." style:family="text">
      <style:text-properties style:font-name="Calibri" fo:letter-spacing="-0.0006in" fo:font-size="20pt" style:font-size-asian="20pt"/>
    </style:style>
    <style:style style:name="T25" style:parent-style-name="Fuentedepárrafopredeter." style:family="text">
      <style:text-properties style:font-name="Calibri" fo:letter-spacing="0.0201in" fo:font-size="20pt" style:font-size-asian="20pt"/>
    </style:style>
    <style:style style:name="T26" style:parent-style-name="Fuentedepárrafopredeter." style:family="text">
      <style:text-properties style:font-name="Calibri" fo:letter-spacing="-0.0006in" fo:font-size="20pt" style:font-size-asian="20pt"/>
    </style:style>
    <style:style style:name="T27" style:parent-style-name="Fuentedepárrafopredeter." style:family="text">
      <style:text-properties style:font-name="Calibri" fo:font-size="20pt" style:font-size-asian="20pt"/>
    </style:style>
    <style:style style:name="T28" style:parent-style-name="Fuentedepárrafopredeter." style:family="text">
      <style:text-properties style:font-name="Calibri" fo:letter-spacing="-0.0006in" fo:font-size="20pt" style:font-size-asian="20pt"/>
    </style:style>
    <style:style style:name="T29" style:parent-style-name="Fuentedepárrafopredeter." style:family="text">
      <style:text-properties style:font-name="Calibri" fo:font-size="20pt" style:font-size-asian="20pt"/>
    </style:style>
    <style:style style:name="T30" style:parent-style-name="Fuentedepárrafopredeter." style:family="text">
      <style:text-properties style:font-name="Calibri" fo:letter-spacing="-0.0013in" fo:font-size="20pt" style:font-size-asian="20pt"/>
    </style:style>
    <style:style style:name="T31" style:parent-style-name="Fuentedepárrafopredeter." style:family="text">
      <style:text-properties style:font-name="Calibri" fo:font-size="20pt" style:font-size-asian="20pt"/>
    </style:style>
    <style:style style:name="T32" style:parent-style-name="Fuentedepárrafopredeter." style:family="text">
      <style:text-properties style:font-name="Calibri" fo:letter-spacing="-0.0006in" fo:font-size="20pt" style:font-size-asian="20pt"/>
    </style:style>
    <style:style style:name="P33" style:parent-style-name="Normal" style:family="paragraph">
      <style:paragraph-properties fo:margin-top="0.0062in"/>
      <style:text-properties style:font-name="Calibri" style:font-name-asian="Calibri" style:font-name-complex="Calibri" fo:font-size="17pt" style:font-size-asian="17pt" style:font-size-complex="17pt"/>
    </style:style>
    <style:style style:name="P34" style:parent-style-name="Normal" style:family="paragraph">
      <style:paragraph-properties fo:text-align="center" fo:line-height="114%" fo:margin-left="1.7104in" fo:margin-right="1.7076in">
        <style:tab-stops/>
      </style:paragraph-properties>
    </style:style>
    <style:style style:name="T35" style:parent-style-name="Fuentedepárrafopredeter." style:family="text">
      <style:text-properties style:font-name="Calibri" fo:font-size="15pt" style:font-size-asian="15pt"/>
    </style:style>
    <style:style style:name="T36" style:parent-style-name="Fuentedepárrafopredeter." style:family="text">
      <style:text-properties style:font-name="Calibri" fo:letter-spacing="-0.0055in" fo:font-size="15pt" style:font-size-asian="15pt"/>
    </style:style>
    <style:style style:name="T37" style:parent-style-name="Fuentedepárrafopredeter." style:family="text">
      <style:text-properties style:font-name="Calibri" fo:letter-spacing="-0.0006in" fo:font-size="15pt" style:font-size-asian="15pt"/>
    </style:style>
    <style:style style:name="T38" style:parent-style-name="Fuentedepárrafopredeter." style:family="text">
      <style:text-properties style:font-name="Calibri" fo:letter-spacing="-0.0069in" fo:font-size="15pt" style:font-size-asian="15pt"/>
    </style:style>
    <style:style style:name="T39" style:parent-style-name="Fuentedepárrafopredeter." style:family="text">
      <style:text-properties style:font-name="Calibri" fo:letter-spacing="-0.0006in" fo:font-size="15pt" style:font-size-asian="15pt"/>
    </style:style>
    <style:style style:name="T40" style:parent-style-name="Fuentedepárrafopredeter." style:family="text">
      <style:text-properties style:font-name="Calibri" fo:font-size="15pt" style:font-size-asian="15pt"/>
    </style:style>
    <style:style style:name="T41" style:parent-style-name="Fuentedepárrafopredeter." style:family="text">
      <style:text-properties style:font-name="Calibri" fo:color="#0000FF" style:text-scale="99%" fo:font-size="15pt" style:font-size-asian="15pt"/>
    </style:style>
    <style:style style:name="T42" style:parent-style-name="Fuentedepárrafopredeter." style:family="text">
      <style:text-properties style:font-name="Calibri" fo:color="#0000FF" fo:letter-spacing="-0.0006in" fo:font-size="15pt" style:font-size-asian="15pt" style:text-underline-type="single" style:text-underline-style="solid" style:text-underline-width="bold" style:text-underline-mode="continuous" style:text-underline-color="#0000FF"/>
    </style:style>
    <style:style style:name="P43" style:parent-style-name="Normal" style:master-page-name="MP1" style:family="paragraph">
      <style:paragraph-properties fo:break-before="page" fo:margin-top="0.0243in" fo:margin-left="0.0708in">
        <style:tab-stops/>
      </style:paragraph-properties>
    </style:style>
    <style:style style:name="T44" style:parent-style-name="Fuentedepárrafopredeter." style:family="text">
      <style:text-properties style:font-name="Cambria" fo:font-weight="bold" style:font-weight-asian="bold" fo:color="#365F91" fo:letter-spacing="-0.0006in" fo:font-size="14pt" style:font-size-asian="14pt"/>
    </style:style>
    <style:style style:name="P45" style:parent-style-name="Normal" style:family="paragraph">
      <style:paragraph-properties fo:margin-top="0.002in"/>
      <style:text-properties style:font-name="Cambria" style:font-name-asian="Cambria" style:font-name-complex="Cambria" fo:font-weight="bold" style:font-weight-asian="bold" style:font-weight-complex="bold" fo:font-size="14pt" style:font-size-asian="14pt" style:font-size-complex="14pt"/>
    </style:style>
    <style:style style:name="P46" style:parent-style-name="Textoindependiente" style:family="paragraph">
      <style:paragraph-properties fo:margin-top="0in" fo:line-height="114%" fo:margin-right="0.0805in" fo:text-indent="0.2493in"/>
    </style:style>
    <style:style style:name="T47" style:parent-style-name="Fuentedepárrafopredeter." style:family="text">
      <style:text-properties fo:letter-spacing="0.0166in"/>
    </style:style>
    <style:style style:name="T48" style:parent-style-name="Fuentedepárrafopredeter." style:family="text">
      <style:text-properties fo:letter-spacing="-0.0006in"/>
    </style:style>
    <style:style style:name="T49" style:parent-style-name="Fuentedepárrafopredeter." style:family="text">
      <style:text-properties fo:letter-spacing="0.0152in"/>
    </style:style>
    <style:style style:name="T50" style:parent-style-name="Fuentedepárrafopredeter." style:family="text">
      <style:text-properties fo:letter-spacing="-0.0006in"/>
    </style:style>
    <style:style style:name="T51" style:parent-style-name="Fuentedepárrafopredeter." style:family="text">
      <style:text-properties fo:letter-spacing="0.0166in"/>
    </style:style>
    <style:style style:name="T52" style:parent-style-name="Fuentedepárrafopredeter." style:family="text">
      <style:text-properties fo:letter-spacing="-0.0006in"/>
    </style:style>
    <style:style style:name="T53" style:parent-style-name="Fuentedepárrafopredeter." style:family="text">
      <style:text-properties fo:letter-spacing="0.0173in"/>
    </style:style>
    <style:style style:name="T54" style:parent-style-name="Fuentedepárrafopredeter." style:family="text">
      <style:text-properties fo:letter-spacing="-0.0006in"/>
    </style:style>
    <style:style style:name="T55" style:parent-style-name="Fuentedepárrafopredeter." style:family="text">
      <style:text-properties fo:letter-spacing="0.0173in"/>
    </style:style>
    <style:style style:name="T56" style:parent-style-name="Fuentedepárrafopredeter." style:family="text">
      <style:text-properties fo:letter-spacing="0.0159in"/>
    </style:style>
    <style:style style:name="T57" style:parent-style-name="Fuentedepárrafopredeter." style:family="text">
      <style:text-properties fo:letter-spacing="-0.0013in"/>
    </style:style>
    <style:style style:name="T58" style:parent-style-name="Fuentedepárrafopredeter." style:family="text">
      <style:text-properties fo:letter-spacing="0.0152in"/>
    </style:style>
    <style:style style:name="T59" style:parent-style-name="Fuentedepárrafopredeter." style:family="text">
      <style:text-properties fo:letter-spacing="-0.0006in"/>
    </style:style>
    <style:style style:name="T60" style:parent-style-name="Fuentedepárrafopredeter." style:family="text">
      <style:text-properties fo:letter-spacing="0.0152in"/>
    </style:style>
    <style:style style:name="T61" style:parent-style-name="Fuentedepárrafopredeter." style:family="text">
      <style:text-properties fo:letter-spacing="0.0145in"/>
    </style:style>
    <style:style style:name="T62" style:parent-style-name="Fuentedepárrafopredeter." style:family="text">
      <style:text-properties fo:letter-spacing="-0.0006in"/>
    </style:style>
    <style:style style:name="T63" style:parent-style-name="Fuentedepárrafopredeter." style:family="text">
      <style:text-properties fo:letter-spacing="0.0166in"/>
    </style:style>
    <style:style style:name="T64" style:parent-style-name="Fuentedepárrafopredeter." style:family="text">
      <style:text-properties fo:letter-spacing="-0.0006in"/>
    </style:style>
    <style:style style:name="T65" style:parent-style-name="Fuentedepárrafopredeter." style:family="text">
      <style:text-properties fo:letter-spacing="0.0173in"/>
    </style:style>
    <style:style style:name="T66" style:parent-style-name="Fuentedepárrafopredeter." style:family="text">
      <style:text-properties fo:letter-spacing="0.0145in"/>
    </style:style>
    <style:style style:name="T67" style:parent-style-name="Fuentedepárrafopredeter." style:family="text">
      <style:text-properties fo:letter-spacing="-0.0006in"/>
    </style:style>
    <style:style style:name="T68" style:parent-style-name="Fuentedepárrafopredeter." style:family="text">
      <style:text-properties fo:letter-spacing="0.0173in"/>
    </style:style>
    <style:style style:name="T69" style:parent-style-name="Fuentedepárrafopredeter." style:family="text">
      <style:text-properties fo:letter-spacing="-0.0006in"/>
    </style:style>
    <style:style style:name="T70" style:parent-style-name="Fuentedepárrafopredeter." style:family="text">
      <style:text-properties fo:letter-spacing="0.0381in"/>
    </style:style>
    <style:style style:name="T71" style:parent-style-name="Fuentedepárrafopredeter." style:family="text">
      <style:text-properties fo:letter-spacing="-0.0006in"/>
    </style:style>
    <style:style style:name="T72" style:parent-style-name="Fuentedepárrafopredeter." style:family="text">
      <style:text-properties fo:letter-spacing="-0.002in"/>
    </style:style>
    <style:style style:name="T73" style:parent-style-name="Fuentedepárrafopredeter." style:family="text">
      <style:text-properties fo:letter-spacing="-0.0006in"/>
    </style:style>
    <style:style style:name="P74" style:parent-style-name="Normal" style:family="paragraph">
      <style:paragraph-properties fo:margin-top="0.002in"/>
      <style:text-properties style:font-name="Calibri" style:font-name-asian="Calibri" style:font-name-complex="Calibri" fo:font-size="11.5pt" style:font-size-asian="11.5pt" style:font-size-complex="11.5pt"/>
    </style:style>
    <style:style style:name="P75" style:parent-style-name="Textoindependiente" style:family="paragraph">
      <style:paragraph-properties fo:margin-top="0in">
        <style:tab-stops>
          <style:tab-stop style:type="left" style:position="0in"/>
        </style:tab-stops>
      </style:paragraph-properties>
    </style:style>
    <style:style style:name="T76" style:parent-style-name="Fuentedepárrafopredeter." style:family="text">
      <style:text-properties fo:letter-spacing="-0.0006in"/>
    </style:style>
    <style:style style:name="P77" style:parent-style-name="Textoindependiente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T78" style:parent-style-name="Fuentedepárrafopredeter." style:family="text">
      <style:text-properties fo:letter-spacing="-0.0006in"/>
    </style:style>
    <style:style style:name="P79" style:parent-style-name="Textoindependiente" style:family="paragraph">
      <style:paragraph-properties>
        <style:tab-stops>
          <style:tab-stop style:type="left" style:position="0in"/>
        </style:tab-stops>
      </style:paragraph-properties>
    </style:style>
    <style:style style:name="T80" style:parent-style-name="Fuentedepárrafopredeter." style:family="text">
      <style:text-properties fo:letter-spacing="-0.0006in"/>
    </style:style>
    <style:style style:name="P81" style:parent-style-name="Textoindependiente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P82" style:parent-style-name="Textoindependiente" style:family="paragraph">
      <style:paragraph-properties>
        <style:tab-stops>
          <style:tab-stop style:type="left" style:position="0in"/>
        </style:tab-stops>
      </style:paragraph-properties>
    </style:style>
    <style:style style:name="T83" style:parent-style-name="Fuentedepárrafopredeter." style:family="text">
      <style:text-properties fo:letter-spacing="-0.0006in"/>
    </style:style>
    <style:style style:name="P84" style:parent-style-name="Textoindependiente" style:family="paragraph">
      <style:paragraph-properties fo:margin-top="0.0284in">
        <style:tab-stops>
          <style:tab-stop style:type="left" style:position="0in"/>
        </style:tab-stops>
      </style:paragraph-properties>
    </style:style>
    <style:style style:name="P85" style:parent-style-name="Textoindependiente" style:family="paragraph">
      <style:paragraph-properties>
        <style:tab-stops>
          <style:tab-stop style:type="left" style:position="0in"/>
        </style:tab-stops>
      </style:paragraph-properties>
    </style:style>
    <style:style style:name="T86" style:parent-style-name="Fuentedepárrafopredeter." style:family="text">
      <style:text-properties fo:letter-spacing="-0.0006in"/>
    </style:style>
    <style:style style:name="P87" style:parent-style-name="Textoindependiente" style:family="paragraph">
      <style:paragraph-properties fo:margin-top="0.0291in">
        <style:tab-stops>
          <style:tab-stop style:type="left" style:position="0in"/>
        </style:tab-stops>
      </style:paragraph-properties>
    </style:style>
    <style:style style:name="T88" style:parent-style-name="Fuentedepárrafopredeter." style:family="text">
      <style:text-properties fo:letter-spacing="-0.0006in"/>
    </style:style>
    <style:style style:name="T89" style:parent-style-name="Fuentedepárrafopredeter." style:family="text">
      <style:text-properties fo:letter-spacing="-0.002in"/>
    </style:style>
    <style:style style:name="T90" style:parent-style-name="Fuentedepárrafopredeter." style:family="text">
      <style:text-properties fo:letter-spacing="-0.0006in"/>
    </style:style>
    <style:style style:name="T91" style:parent-style-name="Fuentedepárrafopredeter." style:family="text">
      <style:text-properties fo:letter-spacing="-0.0013in"/>
    </style:style>
    <style:style style:name="T92" style:parent-style-name="Fuentedepárrafopredeter." style:family="text">
      <style:text-properties fo:letter-spacing="-0.0006in"/>
    </style:style>
    <style:style style:name="P93" style:parent-style-name="Normal" style:family="paragraph">
      <style:paragraph-properties fo:margin-top="0.0006in"/>
      <style:text-properties style:font-name="Calibri" style:font-name-asian="Calibri" style:font-name-complex="Calibri" fo:font-size="16.5pt" style:font-size-asian="16.5pt" style:font-size-complex="16.5pt"/>
    </style:style>
    <style:style style:name="P94" style:parent-style-name="Título2" style:family="paragraph">
      <style:paragraph-properties fo:margin-top="0in"/>
    </style:style>
    <style:style style:name="T95" style:parent-style-name="Fuentedepárrafopredeter." style:family="text">
      <style:text-properties fo:color="#4F81BC" fo:letter-spacing="-0.0006in"/>
    </style:style>
    <style:style style:name="P96" style:parent-style-name="Textoindependiente" style:family="paragraph">
      <style:paragraph-properties fo:text-align="justify" fo:margin-top="0.1256in" fo:line-height="114%" fo:margin-right="0.0798in" fo:text-indent="0.4909in"/>
    </style:style>
    <style:style style:name="T97" style:parent-style-name="Fuentedepárrafopredeter." style:family="text">
      <style:text-properties fo:letter-spacing="-0.0006in"/>
    </style:style>
    <style:style style:name="T98" style:parent-style-name="Fuentedepárrafopredeter." style:family="text">
      <style:text-properties fo:letter-spacing="0.0069in"/>
    </style:style>
    <style:style style:name="T99" style:parent-style-name="Fuentedepárrafopredeter." style:family="text">
      <style:text-properties fo:letter-spacing="-0.0006in"/>
    </style:style>
    <style:style style:name="T100" style:parent-style-name="Fuentedepárrafopredeter." style:family="text">
      <style:text-properties fo:letter-spacing="0.0069in"/>
    </style:style>
    <style:style style:name="T101" style:parent-style-name="Fuentedepárrafopredeter." style:family="text">
      <style:text-properties fo:letter-spacing="-0.0006in"/>
    </style:style>
    <style:style style:name="T102" style:parent-style-name="Fuentedepárrafopredeter." style:family="text">
      <style:text-properties fo:letter-spacing="0.0055in"/>
    </style:style>
    <style:style style:name="T103" style:parent-style-name="Fuentedepárrafopredeter." style:family="text">
      <style:text-properties fo:letter-spacing="-0.0006in"/>
    </style:style>
    <style:style style:name="T104" style:parent-style-name="Fuentedepárrafopredeter." style:family="text">
      <style:text-properties fo:letter-spacing="0.0076in"/>
    </style:style>
    <style:style style:name="T105" style:parent-style-name="Fuentedepárrafopredeter." style:family="text">
      <style:text-properties fo:letter-spacing="0.0069in"/>
    </style:style>
    <style:style style:name="T106" style:parent-style-name="Fuentedepárrafopredeter." style:family="text">
      <style:text-properties fo:letter-spacing="-0.0006in"/>
    </style:style>
    <style:style style:name="T107" style:parent-style-name="Fuentedepárrafopredeter." style:family="text">
      <style:text-properties fo:letter-spacing="0.0076in"/>
    </style:style>
    <style:style style:name="T108" style:parent-style-name="Fuentedepárrafopredeter." style:family="text">
      <style:text-properties fo:letter-spacing="-0.0006in"/>
    </style:style>
    <style:style style:name="T109" style:parent-style-name="Fuentedepárrafopredeter." style:family="text">
      <style:text-properties fo:letter-spacing="0.0062in"/>
    </style:style>
    <style:style style:name="T110" style:parent-style-name="Fuentedepárrafopredeter." style:family="text">
      <style:text-properties fo:letter-spacing="-0.0006in"/>
    </style:style>
    <style:style style:name="T111" style:parent-style-name="Fuentedepárrafopredeter." style:family="text">
      <style:text-properties fo:letter-spacing="0.0069in"/>
    </style:style>
    <style:style style:name="T112" style:parent-style-name="Fuentedepárrafopredeter." style:family="text">
      <style:text-properties fo:letter-spacing="-0.0006in"/>
    </style:style>
    <style:style style:name="T113" style:parent-style-name="Fuentedepárrafopredeter." style:family="text">
      <style:text-properties fo:letter-spacing="0.0076in"/>
    </style:style>
    <style:style style:name="T114" style:parent-style-name="Fuentedepárrafopredeter." style:family="text">
      <style:text-properties fo:letter-spacing="0.0055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0.0055in"/>
    </style:style>
    <style:style style:name="T117" style:parent-style-name="Fuentedepárrafopredeter." style:family="text">
      <style:text-properties fo:letter-spacing="0.0076in"/>
    </style:style>
    <style:style style:name="T118" style:parent-style-name="Fuentedepárrafopredeter." style:family="text">
      <style:text-properties fo:letter-spacing="-0.0013in"/>
    </style:style>
    <style:style style:name="T119" style:parent-style-name="Fuentedepárrafopredeter." style:family="text">
      <style:text-properties fo:letter-spacing="0.0395in"/>
    </style:style>
    <style:style style:name="T120" style:parent-style-name="Fuentedepárrafopredeter." style:family="text">
      <style:text-properties fo:letter-spacing="0.0083in"/>
    </style:style>
    <style:style style:name="T121" style:parent-style-name="Fuentedepárrafopredeter." style:family="text">
      <style:text-properties fo:letter-spacing="-0.0006in"/>
    </style:style>
    <style:style style:name="T122" style:parent-style-name="Fuentedepárrafopredeter." style:family="text">
      <style:text-properties fo:letter-spacing="0.009in"/>
    </style:style>
    <style:style style:name="T123" style:parent-style-name="Fuentedepárrafopredeter." style:family="text">
      <style:text-properties fo:letter-spacing="-0.0006in"/>
    </style:style>
    <style:style style:name="T124" style:parent-style-name="Fuentedepárrafopredeter." style:family="text">
      <style:text-properties fo:letter-spacing="0.009in"/>
    </style:style>
    <style:style style:name="T125" style:parent-style-name="Fuentedepárrafopredeter." style:family="text">
      <style:text-properties fo:letter-spacing="0.0097in"/>
    </style:style>
    <style:style style:name="T126" style:parent-style-name="Fuentedepárrafopredeter." style:family="text">
      <style:text-properties fo:letter-spacing="-0.0006in"/>
    </style:style>
    <style:style style:name="T127" style:parent-style-name="Fuentedepárrafopredeter." style:family="text">
      <style:text-properties fo:letter-spacing="0.0111in"/>
    </style:style>
    <style:style style:name="T128" style:parent-style-name="Fuentedepárrafopredeter." style:family="text">
      <style:text-properties fo:letter-spacing="-0.0006in"/>
    </style:style>
    <style:style style:name="T129" style:parent-style-name="Fuentedepárrafopredeter." style:family="text">
      <style:text-properties fo:letter-spacing="0.0111in"/>
    </style:style>
    <style:style style:name="T130" style:parent-style-name="Fuentedepárrafopredeter." style:family="text">
      <style:text-properties fo:letter-spacing="-0.0006in"/>
    </style:style>
    <style:style style:name="T131" style:parent-style-name="Fuentedepárrafopredeter." style:family="text">
      <style:text-properties fo:letter-spacing="0.0083in"/>
    </style:style>
    <style:style style:name="T132" style:parent-style-name="Fuentedepárrafopredeter." style:family="text">
      <style:text-properties fo:letter-spacing="-0.0006in"/>
    </style:style>
    <style:style style:name="T133" style:parent-style-name="Fuentedepárrafopredeter." style:family="text">
      <style:text-properties fo:letter-spacing="0.0097in"/>
    </style:style>
    <style:style style:name="T134" style:parent-style-name="Fuentedepárrafopredeter." style:family="text">
      <style:text-properties fo:letter-spacing="0.0083in"/>
    </style:style>
    <style:style style:name="T135" style:parent-style-name="Fuentedepárrafopredeter." style:family="text">
      <style:text-properties fo:letter-spacing="-0.0006in"/>
    </style:style>
    <style:style style:name="T136" style:parent-style-name="Fuentedepárrafopredeter." style:family="text">
      <style:text-properties fo:letter-spacing="0.009in"/>
    </style:style>
    <style:style style:name="T137" style:parent-style-name="Fuentedepárrafopredeter." style:family="text">
      <style:text-properties fo:letter-spacing="-0.0006in"/>
    </style:style>
    <style:style style:name="T138" style:parent-style-name="Fuentedepárrafopredeter." style:family="text">
      <style:text-properties fo:letter-spacing="0.009in"/>
    </style:style>
    <style:style style:name="T139" style:parent-style-name="Fuentedepárrafopredeter." style:family="text">
      <style:text-properties fo:letter-spacing="0.0111in"/>
    </style:style>
    <style:style style:name="T140" style:parent-style-name="Fuentedepárrafopredeter." style:family="text">
      <style:text-properties fo:letter-spacing="-0.0006in"/>
    </style:style>
    <style:style style:name="T141" style:parent-style-name="Fuentedepárrafopredeter." style:family="text">
      <style:text-properties fo:letter-spacing="0.0083in"/>
    </style:style>
    <style:style style:name="T142" style:parent-style-name="Fuentedepárrafopredeter." style:family="text">
      <style:text-properties fo:letter-spacing="-0.0013in"/>
    </style:style>
    <style:style style:name="T143" style:parent-style-name="Fuentedepárrafopredeter." style:family="text">
      <style:text-properties fo:letter-spacing="0.0395in"/>
    </style:style>
    <style:style style:name="T144" style:parent-style-name="Fuentedepárrafopredeter." style:family="text">
      <style:text-properties fo:letter-spacing="-0.0006in"/>
    </style:style>
    <style:style style:name="T145" style:parent-style-name="Fuentedepárrafopredeter." style:family="text">
      <style:text-properties fo:letter-spacing="0.0256in"/>
    </style:style>
    <style:style style:name="T146" style:parent-style-name="Fuentedepárrafopredeter." style:family="text">
      <style:text-properties fo:letter-spacing="0.0263in"/>
    </style:style>
    <style:style style:name="T147" style:parent-style-name="Fuentedepárrafopredeter." style:family="text">
      <style:text-properties fo:letter-spacing="-0.0006in"/>
    </style:style>
    <style:style style:name="T148" style:parent-style-name="Fuentedepárrafopredeter." style:family="text">
      <style:text-properties fo:letter-spacing="0.0263in"/>
    </style:style>
    <style:style style:name="T149" style:parent-style-name="Fuentedepárrafopredeter." style:family="text">
      <style:text-properties fo:letter-spacing="-0.0006in"/>
    </style:style>
    <style:style style:name="T150" style:parent-style-name="Fuentedepárrafopredeter." style:family="text">
      <style:text-properties fo:letter-spacing="0.0263in"/>
    </style:style>
    <style:style style:name="T151" style:parent-style-name="Fuentedepárrafopredeter." style:family="text">
      <style:text-properties fo:letter-spacing="-0.0006in"/>
    </style:style>
    <style:style style:name="T152" style:parent-style-name="Fuentedepárrafopredeter." style:family="text">
      <style:text-properties fo:letter-spacing="0.027in"/>
    </style:style>
    <style:style style:name="T153" style:parent-style-name="Fuentedepárrafopredeter." style:family="text">
      <style:text-properties fo:letter-spacing="-0.0006in"/>
    </style:style>
    <style:style style:name="T154" style:parent-style-name="Fuentedepárrafopredeter." style:family="text">
      <style:text-properties fo:letter-spacing="0.027in"/>
    </style:style>
    <style:style style:name="T155" style:parent-style-name="Fuentedepárrafopredeter." style:family="text">
      <style:text-properties fo:letter-spacing="-0.0013in"/>
    </style:style>
    <style:style style:name="T156" style:parent-style-name="Fuentedepárrafopredeter." style:family="text">
      <style:text-properties fo:letter-spacing="0.0277in"/>
    </style:style>
    <style:style style:name="T157" style:parent-style-name="Fuentedepárrafopredeter." style:family="text">
      <style:text-properties fo:letter-spacing="0.0256in"/>
    </style:style>
    <style:style style:name="T158" style:parent-style-name="Fuentedepárrafopredeter." style:family="text">
      <style:text-properties fo:letter-spacing="-0.0006in"/>
    </style:style>
    <style:style style:name="T159" style:parent-style-name="Fuentedepárrafopredeter." style:family="text">
      <style:text-properties fo:letter-spacing="0.027in"/>
    </style:style>
    <style:style style:name="T160" style:parent-style-name="Fuentedepárrafopredeter." style:family="text">
      <style:text-properties fo:letter-spacing="-0.0006in"/>
    </style:style>
    <style:style style:name="T161" style:parent-style-name="Fuentedepárrafopredeter." style:family="text">
      <style:text-properties fo:letter-spacing="0.025in"/>
    </style:style>
    <style:style style:name="T162" style:parent-style-name="Fuentedepárrafopredeter." style:family="text">
      <style:text-properties fo:letter-spacing="-0.0006in"/>
    </style:style>
    <style:style style:name="T163" style:parent-style-name="Fuentedepárrafopredeter." style:family="text">
      <style:text-properties fo:letter-spacing="0.0256in"/>
    </style:style>
    <style:style style:name="T164" style:parent-style-name="Fuentedepárrafopredeter." style:family="text">
      <style:text-properties fo:letter-spacing="0.0562in"/>
    </style:style>
    <style:style style:name="T165" style:parent-style-name="Fuentedepárrafopredeter." style:family="text">
      <style:text-properties fo:letter-spacing="-0.0006in"/>
    </style:style>
    <style:style style:name="T166" style:parent-style-name="Fuentedepárrafopredeter." style:family="text">
      <style:text-properties fo:letter-spacing="0.0208in"/>
    </style:style>
    <style:style style:name="T167" style:parent-style-name="Fuentedepárrafopredeter." style:family="text">
      <style:text-properties fo:letter-spacing="-0.0006in"/>
    </style:style>
    <style:style style:name="T168" style:parent-style-name="Fuentedepárrafopredeter." style:family="text">
      <style:text-properties fo:letter-spacing="0.0201in"/>
    </style:style>
    <style:style style:name="T169" style:parent-style-name="Fuentedepárrafopredeter." style:family="text">
      <style:text-properties fo:letter-spacing="-0.0006in"/>
    </style:style>
    <style:style style:name="T170" style:parent-style-name="Fuentedepárrafopredeter." style:family="text">
      <style:text-properties fo:letter-spacing="0.0215in"/>
    </style:style>
    <style:style style:name="T171" style:parent-style-name="Fuentedepárrafopredeter." style:family="text">
      <style:text-properties fo:letter-spacing="-0.0006in"/>
    </style:style>
    <style:style style:name="T172" style:parent-style-name="Fuentedepárrafopredeter." style:family="text">
      <style:text-properties fo:letter-spacing="0.0215in"/>
    </style:style>
    <style:style style:name="T173" style:parent-style-name="Fuentedepárrafopredeter." style:family="text">
      <style:text-properties fo:letter-spacing="-0.0006in"/>
    </style:style>
    <style:style style:name="T174" style:parent-style-name="Fuentedepárrafopredeter." style:family="text">
      <style:text-properties fo:letter-spacing="0.0215in"/>
    </style:style>
    <style:style style:name="T175" style:parent-style-name="Fuentedepárrafopredeter." style:family="text">
      <style:text-properties fo:letter-spacing="-0.0006in"/>
    </style:style>
    <style:style style:name="T176" style:parent-style-name="Fuentedepárrafopredeter." style:family="text">
      <style:text-properties fo:letter-spacing="0.0222in"/>
    </style:style>
    <style:style style:name="T177" style:parent-style-name="Fuentedepárrafopredeter." style:family="text">
      <style:text-properties fo:letter-spacing="0.0201in"/>
    </style:style>
    <style:style style:name="T178" style:parent-style-name="Fuentedepárrafopredeter." style:family="text">
      <style:text-properties fo:letter-spacing="0.0222in"/>
    </style:style>
    <style:style style:name="T179" style:parent-style-name="Fuentedepárrafopredeter." style:family="text">
      <style:text-properties fo:letter-spacing="-0.0006in"/>
    </style:style>
    <style:style style:name="T180" style:parent-style-name="Fuentedepárrafopredeter." style:family="text">
      <style:text-properties fo:letter-spacing="0.0201in"/>
    </style:style>
    <style:style style:name="T181" style:parent-style-name="Fuentedepárrafopredeter." style:family="text">
      <style:text-properties fo:letter-spacing="-0.0006in"/>
    </style:style>
    <style:style style:name="T182" style:parent-style-name="Fuentedepárrafopredeter." style:family="text">
      <style:text-properties fo:letter-spacing="0.0222in"/>
    </style:style>
    <style:style style:name="T183" style:parent-style-name="Fuentedepárrafopredeter." style:family="text">
      <style:text-properties fo:letter-spacing="-0.0006in"/>
    </style:style>
    <style:style style:name="T184" style:parent-style-name="Fuentedepárrafopredeter." style:family="text">
      <style:text-properties fo:letter-spacing="0.0354in"/>
    </style:style>
    <style:style style:name="T185" style:parent-style-name="Fuentedepárrafopredeter." style:family="text">
      <style:text-properties fo:letter-spacing="-0.0006in"/>
    </style:style>
    <style:style style:name="T186" style:parent-style-name="Fuentedepárrafopredeter." style:family="text">
      <style:text-properties fo:letter-spacing="0.018in"/>
    </style:style>
    <style:style style:name="T187" style:parent-style-name="Fuentedepárrafopredeter." style:family="text">
      <style:text-properties fo:letter-spacing="-0.0006in"/>
    </style:style>
    <style:style style:name="T188" style:parent-style-name="Fuentedepárrafopredeter." style:family="text">
      <style:text-properties fo:letter-spacing="0.0159in"/>
    </style:style>
    <style:style style:name="T189" style:parent-style-name="Fuentedepárrafopredeter." style:family="text">
      <style:text-properties fo:letter-spacing="0.018in"/>
    </style:style>
    <style:style style:name="T190" style:parent-style-name="Fuentedepárrafopredeter." style:family="text">
      <style:text-properties fo:letter-spacing="0.018in"/>
    </style:style>
    <style:style style:name="T191" style:parent-style-name="Fuentedepárrafopredeter." style:family="text">
      <style:text-properties fo:letter-spacing="-0.0006in"/>
    </style:style>
    <style:style style:name="T192" style:parent-style-name="Fuentedepárrafopredeter." style:family="text">
      <style:text-properties fo:letter-spacing="0.018in"/>
    </style:style>
    <style:style style:name="T193" style:parent-style-name="Fuentedepárrafopredeter." style:family="text">
      <style:text-properties fo:letter-spacing="-0.0006in"/>
    </style:style>
    <style:style style:name="T194" style:parent-style-name="Fuentedepárrafopredeter." style:family="text">
      <style:text-properties fo:letter-spacing="0.0187in"/>
    </style:style>
    <style:style style:name="T195" style:parent-style-name="Fuentedepárrafopredeter." style:family="text">
      <style:text-properties fo:letter-spacing="-0.0006in"/>
    </style:style>
    <style:style style:name="T196" style:parent-style-name="Fuentedepárrafopredeter." style:family="text">
      <style:text-properties fo:letter-spacing="0.0173in"/>
    </style:style>
    <style:style style:name="T197" style:parent-style-name="Fuentedepárrafopredeter." style:family="text">
      <style:text-properties fo:letter-spacing="0.0187in"/>
    </style:style>
    <style:style style:name="T198" style:parent-style-name="Fuentedepárrafopredeter." style:family="text">
      <style:text-properties fo:letter-spacing="-0.0006in"/>
    </style:style>
    <style:style style:name="T199" style:parent-style-name="Fuentedepárrafopredeter." style:family="text">
      <style:text-properties fo:letter-spacing="0.0173in"/>
    </style:style>
    <style:style style:name="T200" style:parent-style-name="Fuentedepárrafopredeter." style:family="text">
      <style:text-properties fo:letter-spacing="0.0166in"/>
    </style:style>
    <style:style style:name="T201" style:parent-style-name="Fuentedepárrafopredeter." style:family="text">
      <style:text-properties fo:letter-spacing="-0.0006in"/>
    </style:style>
    <style:style style:name="T202" style:parent-style-name="Fuentedepárrafopredeter." style:family="text">
      <style:text-properties fo:letter-spacing="0.0187in"/>
    </style:style>
    <style:style style:name="T203" style:parent-style-name="Fuentedepárrafopredeter." style:family="text">
      <style:text-properties fo:letter-spacing="-0.0006in"/>
    </style:style>
    <style:style style:name="T204" style:parent-style-name="Fuentedepárrafopredeter." style:family="text">
      <style:text-properties fo:letter-spacing="0.0187in"/>
    </style:style>
    <style:style style:name="T205" style:parent-style-name="Fuentedepárrafopredeter." style:family="text">
      <style:text-properties fo:letter-spacing="-0.0006in"/>
    </style:style>
    <style:style style:name="T206" style:parent-style-name="Fuentedepárrafopredeter." style:family="text">
      <style:text-properties fo:letter-spacing="0.0166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0.0194in"/>
    </style:style>
    <style:style style:name="T209" style:parent-style-name="Fuentedepárrafopredeter." style:family="text">
      <style:text-properties fo:letter-spacing="-0.0006in"/>
    </style:style>
    <style:style style:name="T210" style:parent-style-name="Fuentedepárrafopredeter." style:family="text">
      <style:text-properties fo:letter-spacing="0.018in"/>
    </style:style>
    <style:style style:name="T211" style:parent-style-name="Fuentedepárrafopredeter." style:family="text">
      <style:text-properties fo:letter-spacing="-0.0006in"/>
    </style:style>
    <style:style style:name="T212" style:parent-style-name="Fuentedepárrafopredeter." style:family="text">
      <style:text-properties fo:letter-spacing="0.0187in"/>
    </style:style>
    <style:style style:name="T213" style:parent-style-name="Fuentedepárrafopredeter." style:family="text">
      <style:text-properties fo:letter-spacing="-0.0006in"/>
    </style:style>
    <style:style style:name="T214" style:parent-style-name="Fuentedepárrafopredeter." style:family="text">
      <style:text-properties fo:letter-spacing="0.0381in"/>
    </style:style>
    <style:style style:name="T215" style:parent-style-name="Fuentedepárrafopredeter." style:family="text">
      <style:text-properties fo:letter-spacing="-0.0006in"/>
    </style:style>
    <style:style style:name="T216" style:parent-style-name="Fuentedepárrafopredeter." style:family="text">
      <style:text-properties fo:letter-spacing="-0.0013in"/>
    </style:style>
    <style:style style:name="T217" style:parent-style-name="Fuentedepárrafopredeter." style:family="text">
      <style:text-properties fo:letter-spacing="0.002in"/>
    </style:style>
    <style:style style:name="T218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219" style:parent-style-name="Fuentedepárrafopredeter." style:family="text">
      <style:text-properties fo:letter-spacing="-0.0006in"/>
    </style:style>
    <style:style style:name="P220" style:parent-style-name="Normal" style:family="paragraph">
      <style:paragraph-properties fo:margin-top="0.0055in"/>
      <style:text-properties style:font-name="Calibri" style:font-name-asian="Calibri" style:font-name-complex="Calibri" fo:font-size="12pt" style:font-size-asian="12pt" style:font-size-complex="12pt"/>
    </style:style>
    <style:style style:name="T221" style:parent-style-name="Fuentedepárrafopredeter." style:family="text">
      <style:text-properties fo:color="#4F81BC" fo:letter-spacing="-0.0006in"/>
    </style:style>
    <style:style style:name="P222" style:parent-style-name="Textoindependiente" style:family="paragraph">
      <style:paragraph-properties fo:text-align="justify" fo:margin-top="0.1277in" fo:line-height="115%" fo:margin-right="0.0798in" fo:text-indent="0.4909in"/>
    </style:style>
    <style:style style:name="T223" style:parent-style-name="Fuentedepárrafopredeter." style:family="text">
      <style:text-properties fo:letter-spacing="-0.0006in"/>
    </style:style>
    <style:style style:name="T224" style:parent-style-name="Fuentedepárrafopredeter." style:family="text">
      <style:text-properties fo:letter-spacing="0.0048in"/>
    </style:style>
    <style:style style:name="T225" style:parent-style-name="Fuentedepárrafopredeter." style:family="text">
      <style:text-properties fo:letter-spacing="-0.0006in"/>
    </style:style>
    <style:style style:name="T226" style:parent-style-name="Fuentedepárrafopredeter." style:family="text">
      <style:text-properties fo:letter-spacing="0.0048in"/>
    </style:style>
    <style:style style:name="T227" style:parent-style-name="Fuentedepárrafopredeter." style:family="text">
      <style:text-properties fo:letter-spacing="-0.0006in"/>
    </style:style>
    <style:style style:name="T228" style:parent-style-name="Fuentedepárrafopredeter." style:family="text">
      <style:text-properties fo:letter-spacing="0.0048in"/>
    </style:style>
    <style:style style:name="T229" style:parent-style-name="Fuentedepárrafopredeter." style:family="text">
      <style:text-properties fo:letter-spacing="-0.0006in"/>
    </style:style>
    <style:style style:name="T230" style:parent-style-name="Fuentedepárrafopredeter." style:family="text">
      <style:text-properties fo:letter-spacing="0.0055in"/>
    </style:style>
    <style:style style:name="T231" style:parent-style-name="Fuentedepárrafopredeter." style:family="text">
      <style:text-properties fo:letter-spacing="-0.0006in"/>
    </style:style>
    <style:style style:name="T232" style:parent-style-name="Fuentedepárrafopredeter." style:family="text">
      <style:text-properties fo:letter-spacing="0.0062in"/>
    </style:style>
    <style:style style:name="T233" style:parent-style-name="Fuentedepárrafopredeter." style:family="text">
      <style:text-properties fo:letter-spacing="-0.0006in"/>
    </style:style>
    <style:style style:name="T234" style:parent-style-name="Fuentedepárrafopredeter." style:family="text">
      <style:text-properties fo:letter-spacing="0.0055in"/>
    </style:style>
    <style:style style:name="T235" style:parent-style-name="Fuentedepárrafopredeter." style:family="text">
      <style:text-properties fo:letter-spacing="-0.0013in"/>
    </style:style>
    <style:style style:name="T236" style:parent-style-name="Fuentedepárrafopredeter." style:family="text">
      <style:text-properties fo:letter-spacing="0.0055in"/>
    </style:style>
    <style:style style:name="T237" style:parent-style-name="Fuentedepárrafopredeter." style:family="text">
      <style:text-properties fo:letter-spacing="-0.0006in"/>
    </style:style>
    <style:style style:name="T238" style:parent-style-name="Fuentedepárrafopredeter." style:family="text">
      <style:text-properties fo:letter-spacing="0.0062in"/>
    </style:style>
    <style:style style:name="T239" style:parent-style-name="Fuentedepárrafopredeter." style:family="text">
      <style:text-properties fo:letter-spacing="-0.0006in"/>
    </style:style>
    <style:style style:name="T240" style:parent-style-name="Fuentedepárrafopredeter." style:family="text">
      <style:text-properties fo:letter-spacing="0.0034in"/>
    </style:style>
    <style:style style:name="T241" style:parent-style-name="Fuentedepárrafopredeter." style:family="text">
      <style:text-properties fo:letter-spacing="0.0041in"/>
    </style:style>
    <style:style style:name="T242" style:parent-style-name="Fuentedepárrafopredeter." style:family="text">
      <style:text-properties fo:letter-spacing="-0.0013in"/>
    </style:style>
    <style:style style:name="T243" style:parent-style-name="Fuentedepárrafopredeter." style:family="text">
      <style:text-properties fo:letter-spacing="0.0041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0.059in"/>
    </style:style>
    <style:style style:name="T246" style:parent-style-name="Fuentedepárrafopredeter." style:family="text">
      <style:text-properties fo:letter-spacing="-0.0006in"/>
    </style:style>
    <style:style style:name="T247" style:parent-style-name="Fuentedepárrafopredeter." style:family="text">
      <style:text-properties fo:letter-spacing="0.0222in"/>
    </style:style>
    <style:style style:name="T248" style:parent-style-name="Fuentedepárrafopredeter." style:family="text">
      <style:text-properties fo:letter-spacing="-0.0006in"/>
    </style:style>
    <style:style style:name="T249" style:parent-style-name="Fuentedepárrafopredeter." style:family="text">
      <style:text-properties fo:letter-spacing="0.0222in"/>
    </style:style>
    <style:style style:name="T250" style:parent-style-name="Fuentedepárrafopredeter." style:family="text">
      <style:text-properties fo:letter-spacing="-0.0006in"/>
    </style:style>
    <style:style style:name="T251" style:parent-style-name="Fuentedepárrafopredeter." style:family="text">
      <style:text-properties fo:letter-spacing="0.0236in"/>
    </style:style>
    <style:style style:name="T252" style:parent-style-name="Fuentedepárrafopredeter." style:family="text">
      <style:text-properties fo:letter-spacing="0.0229in"/>
    </style:style>
    <style:style style:name="T253" style:parent-style-name="Fuentedepárrafopredeter." style:family="text">
      <style:text-properties fo:letter-spacing="-0.0006in"/>
    </style:style>
    <style:style style:name="T254" style:parent-style-name="Fuentedepárrafopredeter." style:family="text">
      <style:text-properties fo:letter-spacing="0.0236in"/>
    </style:style>
    <style:style style:name="T255" style:parent-style-name="Fuentedepárrafopredeter." style:family="text">
      <style:text-properties fo:letter-spacing="0.0243in"/>
    </style:style>
    <style:style style:name="T256" style:parent-style-name="Fuentedepárrafopredeter." style:family="text">
      <style:text-properties fo:letter-spacing="-0.0006in"/>
    </style:style>
    <style:style style:name="T257" style:parent-style-name="Fuentedepárrafopredeter." style:family="text">
      <style:text-properties fo:letter-spacing="0.0243in"/>
    </style:style>
    <style:style style:name="T258" style:parent-style-name="Fuentedepárrafopredeter." style:family="text">
      <style:text-properties fo:letter-spacing="-0.0006in"/>
    </style:style>
    <style:style style:name="T259" style:parent-style-name="Fuentedepárrafopredeter." style:family="text">
      <style:text-properties fo:letter-spacing="0.0222in"/>
    </style:style>
    <style:style style:name="T260" style:parent-style-name="Fuentedepárrafopredeter." style:family="text">
      <style:text-properties fo:letter-spacing="-0.0006in"/>
    </style:style>
    <style:style style:name="T261" style:parent-style-name="Fuentedepárrafopredeter." style:family="text">
      <style:text-properties fo:letter-spacing="0.0236in"/>
    </style:style>
    <style:style style:name="T262" style:parent-style-name="Fuentedepárrafopredeter." style:family="text">
      <style:text-properties fo:letter-spacing="-0.0006in"/>
    </style:style>
    <style:style style:name="T263" style:parent-style-name="Fuentedepárrafopredeter." style:family="text">
      <style:text-properties fo:letter-spacing="0.0229in"/>
    </style:style>
    <style:style style:name="T264" style:parent-style-name="Fuentedepárrafopredeter." style:family="text">
      <style:text-properties fo:letter-spacing="0.025in"/>
    </style:style>
    <style:style style:name="T265" style:parent-style-name="Fuentedepárrafopredeter." style:family="text">
      <style:text-properties fo:letter-spacing="0.0236in"/>
    </style:style>
    <style:style style:name="T266" style:parent-style-name="Fuentedepárrafopredeter." style:family="text">
      <style:text-properties fo:letter-spacing="-0.0006in"/>
    </style:style>
    <style:style style:name="T267" style:parent-style-name="Fuentedepárrafopredeter." style:family="text">
      <style:text-properties fo:letter-spacing="0.0236in"/>
    </style:style>
    <style:style style:name="T268" style:parent-style-name="Fuentedepárrafopredeter." style:family="text">
      <style:text-properties fo:letter-spacing="0.0236in"/>
    </style:style>
    <style:style style:name="T269" style:parent-style-name="Fuentedepárrafopredeter." style:family="text">
      <style:text-properties fo:letter-spacing="-0.0013in"/>
    </style:style>
    <style:style style:name="T270" style:parent-style-name="Fuentedepárrafopredeter." style:family="text">
      <style:text-properties fo:letter-spacing="0.0534in"/>
    </style:style>
    <style:style style:name="T271" style:parent-style-name="Fuentedepárrafopredeter." style:family="text">
      <style:text-properties fo:letter-spacing="-0.0006in"/>
    </style:style>
    <style:style style:name="T272" style:parent-style-name="Fuentedepárrafopredeter." style:family="text">
      <style:text-properties fo:letter-spacing="0.0326in"/>
    </style:style>
    <style:style style:name="T273" style:parent-style-name="Fuentedepárrafopredeter." style:family="text">
      <style:text-properties fo:letter-spacing="-0.0006in"/>
    </style:style>
    <style:style style:name="T274" style:parent-style-name="Fuentedepárrafopredeter." style:family="text">
      <style:text-properties fo:letter-spacing="0.0312in"/>
    </style:style>
    <style:style style:name="T275" style:parent-style-name="Fuentedepárrafopredeter." style:family="text">
      <style:text-properties fo:letter-spacing="0.0333in"/>
    </style:style>
    <style:style style:name="T276" style:parent-style-name="Fuentedepárrafopredeter." style:family="text">
      <style:text-properties fo:letter-spacing="-0.0006in"/>
    </style:style>
    <style:style style:name="T277" style:parent-style-name="Fuentedepárrafopredeter." style:family="text">
      <style:text-properties fo:letter-spacing="0.0326in"/>
    </style:style>
    <style:style style:name="T278" style:parent-style-name="Fuentedepárrafopredeter." style:family="text">
      <style:text-properties fo:letter-spacing="-0.0006in"/>
    </style:style>
    <style:style style:name="T279" style:parent-style-name="Fuentedepárrafopredeter." style:family="text">
      <style:text-properties fo:letter-spacing="0.034in"/>
    </style:style>
    <style:style style:name="T280" style:parent-style-name="Fuentedepárrafopredeter." style:family="text">
      <style:text-properties fo:letter-spacing="0.0333in"/>
    </style:style>
    <style:style style:name="T281" style:parent-style-name="Fuentedepárrafopredeter." style:family="text">
      <style:text-properties fo:letter-spacing="0.0333in"/>
    </style:style>
    <style:style style:name="T282" style:parent-style-name="Fuentedepárrafopredeter." style:family="text">
      <style:text-properties fo:letter-spacing="-0.0006in"/>
    </style:style>
    <style:style style:name="T283" style:parent-style-name="Fuentedepárrafopredeter." style:family="text">
      <style:text-properties fo:letter-spacing="0.0326in"/>
    </style:style>
    <style:style style:name="T284" style:parent-style-name="Fuentedepárrafopredeter." style:family="text">
      <style:text-properties fo:letter-spacing="-0.0006in"/>
    </style:style>
    <style:style style:name="T285" style:parent-style-name="Fuentedepárrafopredeter." style:family="text">
      <style:text-properties fo:letter-spacing="0.0333in"/>
    </style:style>
    <style:style style:name="T286" style:parent-style-name="Fuentedepárrafopredeter." style:family="text">
      <style:text-properties fo:letter-spacing="-0.0006in"/>
    </style:style>
    <style:style style:name="T287" style:parent-style-name="Fuentedepárrafopredeter." style:family="text">
      <style:text-properties fo:letter-spacing="0.0333in"/>
    </style:style>
    <style:style style:name="T288" style:parent-style-name="Fuentedepárrafopredeter." style:family="text">
      <style:text-properties fo:letter-spacing="0.0326in"/>
    </style:style>
    <style:style style:name="T289" style:parent-style-name="Fuentedepárrafopredeter." style:family="text">
      <style:text-properties fo:letter-spacing="-0.0013in"/>
    </style:style>
    <style:style style:name="T290" style:parent-style-name="Fuentedepárrafopredeter." style:family="text">
      <style:text-properties fo:letter-spacing="0.0548in"/>
    </style:style>
    <style:style style:name="T291" style:parent-style-name="Fuentedepárrafopredeter." style:family="text">
      <style:text-properties fo:letter-spacing="-0.0006in"/>
    </style:style>
    <style:style style:name="T292" style:parent-style-name="Fuentedepárrafopredeter." style:family="text">
      <style:text-properties fo:letter-spacing="0.0312in"/>
    </style:style>
    <style:style style:name="T293" style:parent-style-name="Fuentedepárrafopredeter." style:family="text">
      <style:text-properties fo:letter-spacing="-0.0006in"/>
    </style:style>
    <style:style style:name="T294" style:parent-style-name="Fuentedepárrafopredeter." style:family="text">
      <style:text-properties fo:letter-spacing="0.0312in"/>
    </style:style>
    <style:style style:name="T295" style:parent-style-name="Fuentedepárrafopredeter." style:family="text">
      <style:text-properties fo:letter-spacing="-0.0006in"/>
    </style:style>
    <style:style style:name="T296" style:parent-style-name="Fuentedepárrafopredeter." style:family="text">
      <style:text-properties fo:letter-spacing="0.0319in"/>
    </style:style>
    <style:style style:name="T297" style:parent-style-name="Fuentedepárrafopredeter." style:family="text">
      <style:text-properties fo:letter-spacing="-0.0013in"/>
    </style:style>
    <style:style style:name="T298" style:parent-style-name="Fuentedepárrafopredeter." style:family="text">
      <style:text-properties fo:letter-spacing="0.0312in"/>
    </style:style>
    <style:style style:name="T299" style:parent-style-name="Fuentedepárrafopredeter." style:family="text">
      <style:text-properties fo:letter-spacing="0.0319in"/>
    </style:style>
    <style:style style:name="T300" style:parent-style-name="Fuentedepárrafopredeter." style:family="text">
      <style:text-properties fo:letter-spacing="0.0319in"/>
    </style:style>
    <style:style style:name="T301" style:parent-style-name="Fuentedepárrafopredeter." style:family="text">
      <style:text-properties fo:letter-spacing="-0.0006in"/>
    </style:style>
    <style:style style:name="T302" style:parent-style-name="Fuentedepárrafopredeter." style:family="text">
      <style:text-properties fo:letter-spacing="0.034in"/>
    </style:style>
    <style:style style:name="T303" style:parent-style-name="Fuentedepárrafopredeter." style:family="text">
      <style:text-properties fo:letter-spacing="-0.0006in"/>
    </style:style>
    <style:style style:name="T304" style:parent-style-name="Fuentedepárrafopredeter." style:family="text">
      <style:text-properties fo:letter-spacing="0.0319in"/>
    </style:style>
    <style:style style:name="T305" style:parent-style-name="Fuentedepárrafopredeter." style:family="text">
      <style:text-properties fo:letter-spacing="-0.0006in"/>
    </style:style>
    <style:style style:name="T306" style:parent-style-name="Fuentedepárrafopredeter." style:family="text">
      <style:text-properties fo:letter-spacing="0.0319in"/>
    </style:style>
    <style:style style:name="T307" style:parent-style-name="Fuentedepárrafopredeter." style:family="text">
      <style:text-properties fo:letter-spacing="0.0319in"/>
    </style:style>
    <style:style style:name="T308" style:parent-style-name="Fuentedepárrafopredeter." style:family="text">
      <style:text-properties fo:letter-spacing="-0.0006in"/>
    </style:style>
    <style:style style:name="T309" style:parent-style-name="Fuentedepárrafopredeter." style:family="text">
      <style:text-properties fo:letter-spacing="0.0312in"/>
    </style:style>
    <style:style style:name="T310" style:parent-style-name="Fuentedepárrafopredeter." style:family="text">
      <style:text-properties fo:letter-spacing="-0.0006in"/>
    </style:style>
    <style:style style:name="T311" style:parent-style-name="Fuentedepárrafopredeter." style:family="text">
      <style:text-properties fo:letter-spacing="0.0319in"/>
    </style:style>
    <style:style style:name="T312" style:parent-style-name="Fuentedepárrafopredeter." style:family="text">
      <style:text-properties fo:letter-spacing="-0.0006in"/>
    </style:style>
    <style:style style:name="T313" style:parent-style-name="Fuentedepárrafopredeter." style:family="text">
      <style:text-properties fo:letter-spacing="0.0319in"/>
    </style:style>
    <style:style style:name="T314" style:parent-style-name="Fuentedepárrafopredeter." style:family="text">
      <style:text-properties fo:letter-spacing="-0.0013in"/>
    </style:style>
    <style:style style:name="T315" style:parent-style-name="Fuentedepárrafopredeter." style:family="text">
      <style:text-properties fo:letter-spacing="0.0326in"/>
    </style:style>
    <style:style style:name="T316" style:parent-style-name="Fuentedepárrafopredeter." style:family="text">
      <style:text-properties fo:letter-spacing="-0.0006in"/>
    </style:style>
    <style:style style:name="T317" style:parent-style-name="Fuentedepárrafopredeter." style:family="text">
      <style:text-properties fo:letter-spacing="0.0312in"/>
    </style:style>
    <style:style style:name="T318" style:parent-style-name="Fuentedepárrafopredeter." style:family="text">
      <style:text-properties fo:letter-spacing="-0.0006in"/>
    </style:style>
    <style:style style:name="T319" style:parent-style-name="Fuentedepárrafopredeter." style:family="text">
      <style:text-properties fo:letter-spacing="0.0319in"/>
    </style:style>
    <style:style style:name="T320" style:parent-style-name="Fuentedepárrafopredeter." style:family="text">
      <style:text-properties fo:letter-spacing="0.0465in"/>
    </style:style>
    <style:style style:name="T321" style:parent-style-name="Fuentedepárrafopredeter." style:family="text">
      <style:text-properties fo:letter-spacing="-0.0006in"/>
    </style:style>
    <style:style style:name="T322" style:parent-style-name="Fuentedepárrafopredeter." style:family="text">
      <style:text-properties fo:letter-spacing="0.0243in"/>
    </style:style>
    <style:style style:name="T323" style:parent-style-name="Fuentedepárrafopredeter." style:family="text">
      <style:text-properties fo:letter-spacing="-0.0006in"/>
    </style:style>
    <style:style style:name="T324" style:parent-style-name="Fuentedepárrafopredeter." style:family="text">
      <style:text-properties fo:letter-spacing="0.0256in"/>
    </style:style>
    <style:style style:name="T325" style:parent-style-name="Fuentedepárrafopredeter." style:family="text">
      <style:text-properties fo:letter-spacing="-0.0006in"/>
    </style:style>
    <style:style style:name="T326" style:parent-style-name="Fuentedepárrafopredeter." style:family="text">
      <style:text-properties fo:letter-spacing="0.0236in"/>
    </style:style>
    <style:style style:name="T327" style:parent-style-name="Fuentedepárrafopredeter." style:family="text">
      <style:text-properties fo:letter-spacing="0.0263in"/>
    </style:style>
    <style:style style:name="T328" style:parent-style-name="Fuentedepárrafopredeter." style:family="text">
      <style:text-properties fo:letter-spacing="-0.0006in"/>
    </style:style>
    <style:style style:name="T329" style:parent-style-name="Fuentedepárrafopredeter." style:family="text">
      <style:text-properties fo:letter-spacing="0.025in"/>
    </style:style>
    <style:style style:name="T330" style:parent-style-name="Fuentedepárrafopredeter." style:family="text">
      <style:text-properties fo:letter-spacing="-0.0006in"/>
    </style:style>
    <style:style style:name="T331" style:parent-style-name="Fuentedepárrafopredeter." style:family="text">
      <style:text-properties fo:letter-spacing="0.027in"/>
    </style:style>
    <style:style style:name="T332" style:parent-style-name="Fuentedepárrafopredeter." style:family="text">
      <style:text-properties fo:letter-spacing="-0.0006in"/>
    </style:style>
    <style:style style:name="T333" style:parent-style-name="Fuentedepárrafopredeter." style:family="text">
      <style:text-properties fo:letter-spacing="0.025in"/>
    </style:style>
    <style:style style:name="T334" style:parent-style-name="Fuentedepárrafopredeter." style:family="text">
      <style:text-properties fo:letter-spacing="-0.0006in"/>
    </style:style>
    <style:style style:name="T335" style:parent-style-name="Fuentedepárrafopredeter." style:family="text">
      <style:text-properties fo:letter-spacing="0.0243in"/>
    </style:style>
    <style:style style:name="T336" style:parent-style-name="Fuentedepárrafopredeter." style:family="text">
      <style:text-properties fo:letter-spacing="0.0256in"/>
    </style:style>
    <style:style style:name="T337" style:parent-style-name="Fuentedepárrafopredeter." style:family="text">
      <style:text-properties fo:letter-spacing="-0.0006in"/>
    </style:style>
    <style:style style:name="T338" style:parent-style-name="Fuentedepárrafopredeter." style:family="text">
      <style:text-properties style:font-name-complex="Calibri" fo:letter-spacing="-0.0006in"/>
    </style:style>
    <style:style style:name="T339" style:parent-style-name="Fuentedepárrafopredeter." style:family="text">
      <style:text-properties style:font-name-complex="Calibri" fo:letter-spacing="0.0256in"/>
    </style:style>
    <style:style style:name="T340" style:parent-style-name="Fuentedepárrafopredeter." style:family="text">
      <style:text-properties style:font-name-complex="Calibri" fo:letter-spacing="-0.0006in"/>
    </style:style>
    <style:style style:name="T341" style:parent-style-name="Fuentedepárrafopredeter." style:family="text">
      <style:text-properties style:font-name-complex="Calibri" fo:letter-spacing="0.0243in"/>
    </style:style>
    <style:style style:name="T342" style:parent-style-name="Fuentedepárrafopredeter." style:family="text">
      <style:text-properties style:font-name-complex="Calibri" fo:letter-spacing="-0.0006in"/>
    </style:style>
    <style:style style:name="T343" style:parent-style-name="Fuentedepárrafopredeter." style:family="text">
      <style:text-properties style:font-name-complex="Calibri" fo:letter-spacing="0.027in"/>
    </style:style>
    <style:style style:name="T344" style:parent-style-name="Fuentedepárrafopredeter." style:family="text">
      <style:text-properties style:font-name-complex="Calibri" fo:letter-spacing="-0.0013in"/>
    </style:style>
    <style:style style:name="T345" style:parent-style-name="Fuentedepárrafopredeter." style:family="text">
      <style:text-properties style:font-name-complex="Calibri" fo:letter-spacing="0.0256in"/>
    </style:style>
    <style:style style:name="T346" style:parent-style-name="Fuentedepárrafopredeter." style:family="text">
      <style:text-properties style:font-name-complex="Calibri"/>
    </style:style>
    <style:style style:name="T347" style:parent-style-name="Fuentedepárrafopredeter." style:family="text">
      <style:text-properties style:font-name-complex="Calibri" fo:letter-spacing="0.0562in"/>
    </style:style>
    <style:style style:name="T348" style:parent-style-name="Fuentedepárrafopredeter." style:family="text">
      <style:text-properties fo:letter-spacing="-0.0006in"/>
    </style:style>
    <style:style style:name="T349" style:parent-style-name="Fuentedepárrafopredeter." style:family="text">
      <style:text-properties fo:letter-spacing="0.0027in"/>
    </style:style>
    <style:style style:name="T350" style:parent-style-name="Fuentedepárrafopredeter." style:family="text">
      <style:text-properties fo:letter-spacing="0.0034in"/>
    </style:style>
    <style:style style:name="T351" style:parent-style-name="Fuentedepárrafopredeter." style:family="text">
      <style:text-properties fo:letter-spacing="-0.0006in"/>
    </style:style>
    <style:style style:name="T352" style:parent-style-name="Fuentedepárrafopredeter." style:family="text">
      <style:text-properties fo:letter-spacing="0.0027in"/>
    </style:style>
    <style:style style:name="T353" style:parent-style-name="Fuentedepárrafopredeter." style:family="text">
      <style:text-properties fo:letter-spacing="-0.0006in"/>
    </style:style>
    <style:style style:name="T354" style:parent-style-name="Fuentedepárrafopredeter." style:family="text">
      <style:text-properties fo:letter-spacing="0.0027in"/>
    </style:style>
    <style:style style:name="T355" style:parent-style-name="Fuentedepárrafopredeter." style:family="text">
      <style:text-properties fo:letter-spacing="-0.0006in"/>
    </style:style>
    <style:style style:name="T356" style:parent-style-name="Fuentedepárrafopredeter." style:family="text">
      <style:text-properties fo:letter-spacing="0.0027in"/>
    </style:style>
    <style:style style:name="T357" style:parent-style-name="Fuentedepárrafopredeter." style:family="text">
      <style:text-properties fo:letter-spacing="-0.0006in"/>
    </style:style>
    <style:style style:name="T358" style:parent-style-name="Fuentedepárrafopredeter." style:family="text">
      <style:text-properties fo:letter-spacing="0.0006in"/>
    </style:style>
    <style:style style:name="T359" style:parent-style-name="Fuentedepárrafopredeter." style:family="text">
      <style:text-properties fo:letter-spacing="-0.0006in"/>
    </style:style>
    <style:style style:name="T360" style:parent-style-name="Fuentedepárrafopredeter." style:family="text">
      <style:text-properties fo:letter-spacing="0.002in"/>
    </style:style>
    <style:style style:name="T361" style:parent-style-name="Fuentedepárrafopredeter." style:family="text">
      <style:text-properties fo:letter-spacing="0.0027in"/>
    </style:style>
    <style:style style:name="T362" style:parent-style-name="Fuentedepárrafopredeter." style:family="text">
      <style:text-properties fo:letter-spacing="0.0027in"/>
    </style:style>
    <style:style style:name="T363" style:parent-style-name="Fuentedepárrafopredeter." style:family="text">
      <style:text-properties fo:letter-spacing="0.0034in"/>
    </style:style>
    <style:style style:name="T364" style:parent-style-name="Fuentedepárrafopredeter." style:family="text">
      <style:text-properties fo:letter-spacing="-0.0006in"/>
    </style:style>
    <style:style style:name="T365" style:parent-style-name="Fuentedepárrafopredeter." style:family="text">
      <style:text-properties fo:letter-spacing="0.0027in"/>
    </style:style>
    <style:style style:name="T366" style:parent-style-name="Fuentedepárrafopredeter." style:family="text">
      <style:text-properties fo:letter-spacing="0.0423in"/>
    </style:style>
    <style:style style:name="T367" style:parent-style-name="Fuentedepárrafopredeter." style:family="text">
      <style:text-properties fo:letter-spacing="-0.0006in"/>
    </style:style>
    <style:style style:name="T368" style:parent-style-name="Fuentedepárrafopredeter." style:family="text">
      <style:text-properties fo:letter-spacing="0.0152in"/>
    </style:style>
    <style:style style:name="T369" style:parent-style-name="Fuentedepárrafopredeter." style:family="text">
      <style:text-properties fo:letter-spacing="-0.0006in"/>
    </style:style>
    <style:style style:name="T370" style:parent-style-name="Fuentedepárrafopredeter." style:family="text">
      <style:text-properties fo:letter-spacing="0.0152in"/>
    </style:style>
    <style:style style:name="T371" style:parent-style-name="Fuentedepárrafopredeter." style:family="text">
      <style:text-properties fo:letter-spacing="-0.0006in"/>
    </style:style>
    <style:style style:name="T372" style:parent-style-name="Fuentedepárrafopredeter." style:family="text">
      <style:text-properties fo:letter-spacing="0.0152in"/>
    </style:style>
    <style:style style:name="T373" style:parent-style-name="Fuentedepárrafopredeter." style:family="text">
      <style:text-properties fo:letter-spacing="-0.0006in"/>
    </style:style>
    <style:style style:name="T374" style:parent-style-name="Fuentedepárrafopredeter." style:family="text">
      <style:text-properties fo:letter-spacing="0.0145in"/>
    </style:style>
    <style:style style:name="T375" style:parent-style-name="Fuentedepárrafopredeter." style:family="text">
      <style:text-properties fo:letter-spacing="-0.0006in"/>
    </style:style>
    <style:style style:name="T376" style:parent-style-name="Fuentedepárrafopredeter." style:family="text">
      <style:text-properties fo:letter-spacing="0.0152in"/>
    </style:style>
    <style:style style:name="T377" style:parent-style-name="Fuentedepárrafopredeter." style:family="text">
      <style:text-properties fo:letter-spacing="-0.0006in"/>
    </style:style>
    <style:style style:name="T378" style:parent-style-name="Fuentedepárrafopredeter." style:family="text">
      <style:text-properties fo:letter-spacing="0.0131in"/>
    </style:style>
    <style:style style:name="T379" style:parent-style-name="Fuentedepárrafopredeter." style:family="text">
      <style:text-properties fo:letter-spacing="-0.0006in"/>
    </style:style>
    <style:style style:name="T380" style:parent-style-name="Fuentedepárrafopredeter." style:family="text">
      <style:text-properties fo:letter-spacing="0.0145in"/>
    </style:style>
    <style:style style:name="T381" style:parent-style-name="Fuentedepárrafopredeter." style:family="text">
      <style:text-properties fo:letter-spacing="0.0152in"/>
    </style:style>
    <style:style style:name="T382" style:parent-style-name="Fuentedepárrafopredeter." style:family="text">
      <style:text-properties fo:letter-spacing="-0.0006in"/>
    </style:style>
    <style:style style:name="T383" style:parent-style-name="Fuentedepárrafopredeter." style:family="text">
      <style:text-properties fo:letter-spacing="0.0145in"/>
    </style:style>
    <style:style style:name="T384" style:parent-style-name="Fuentedepárrafopredeter." style:family="text">
      <style:text-properties fo:letter-spacing="-0.0006in"/>
    </style:style>
    <style:style style:name="T385" style:parent-style-name="Fuentedepárrafopredeter." style:family="text">
      <style:text-properties fo:letter-spacing="0.0131in"/>
    </style:style>
    <style:style style:name="T386" style:parent-style-name="Fuentedepárrafopredeter." style:family="text">
      <style:text-properties fo:letter-spacing="-0.0006in"/>
    </style:style>
    <style:style style:name="T387" style:parent-style-name="Fuentedepárrafopredeter." style:family="text">
      <style:text-properties fo:letter-spacing="0.0506in"/>
    </style:style>
    <style:style style:name="T388" style:parent-style-name="Fuentedepárrafopredeter." style:family="text">
      <style:text-properties fo:letter-spacing="-0.0006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-0.0006in"/>
    </style:style>
    <style:style style:name="T391" style:parent-style-name="Fuentedepárrafopredeter." style:family="text">
      <style:text-properties fo:letter-spacing="-0.0013in"/>
    </style:style>
    <style:style style:name="T392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393" style:parent-style-name="Fuentedepárrafopredeter." style:family="text">
      <style:text-properties fo:letter-spacing="-0.0006in"/>
    </style:style>
    <style:style style:name="P394" style:parent-style-name="Normal" style:family="paragraph">
      <style:paragraph-properties fo:margin-top="0.0041in"/>
      <style:text-properties style:font-name="Calibri" style:font-name-asian="Calibri" style:font-name-complex="Calibri" fo:font-size="12pt" style:font-size-asian="12pt" style:font-size-complex="12pt"/>
    </style:style>
    <style:style style:name="T395" style:parent-style-name="Fuentedepárrafopredeter." style:family="text">
      <style:text-properties fo:color="#4F81BC" fo:letter-spacing="-0.0006in"/>
    </style:style>
    <style:style style:name="P396" style:parent-style-name="Textoindependiente" style:family="paragraph">
      <style:paragraph-properties fo:text-align="justify" fo:margin-top="0.1277in" fo:line-height="115%" fo:margin-right="0.0791in" fo:text-indent="0.4909in"/>
    </style:style>
    <style:style style:name="T397" style:parent-style-name="Fuentedepárrafopredeter." style:family="text">
      <style:text-properties fo:letter-spacing="-0.0006in"/>
    </style:style>
    <style:style style:name="T398" style:parent-style-name="Fuentedepárrafopredeter." style:family="text">
      <style:text-properties fo:letter-spacing="0.0048in"/>
    </style:style>
    <style:style style:name="T399" style:parent-style-name="Fuentedepárrafopredeter." style:family="text">
      <style:text-properties fo:letter-spacing="-0.0006in"/>
    </style:style>
    <style:style style:name="T400" style:parent-style-name="Fuentedepárrafopredeter." style:family="text">
      <style:text-properties fo:letter-spacing="0.0048in"/>
    </style:style>
    <style:style style:name="T401" style:parent-style-name="Fuentedepárrafopredeter." style:family="text">
      <style:text-properties fo:letter-spacing="-0.0006in"/>
    </style:style>
    <style:style style:name="T402" style:parent-style-name="Fuentedepárrafopredeter." style:family="text">
      <style:text-properties fo:letter-spacing="0.0048in"/>
    </style:style>
    <style:style style:name="T403" style:parent-style-name="Fuentedepárrafopredeter." style:family="text">
      <style:text-properties fo:letter-spacing="-0.0006in"/>
    </style:style>
    <style:style style:name="T404" style:parent-style-name="Fuentedepárrafopredeter." style:family="text">
      <style:text-properties fo:letter-spacing="0.0055in"/>
    </style:style>
    <style:style style:name="T405" style:parent-style-name="Fuentedepárrafopredeter." style:family="text">
      <style:text-properties fo:letter-spacing="0.0041in"/>
    </style:style>
    <style:style style:name="T406" style:parent-style-name="Fuentedepárrafopredeter." style:family="text">
      <style:text-properties fo:letter-spacing="0.0027in"/>
    </style:style>
    <style:style style:name="T407" style:parent-style-name="Fuentedepárrafopredeter." style:family="text">
      <style:text-properties fo:letter-spacing="-0.0006in"/>
    </style:style>
    <style:style style:name="T408" style:parent-style-name="Fuentedepárrafopredeter." style:family="text">
      <style:text-properties fo:letter-spacing="0.0055in"/>
    </style:style>
    <style:style style:name="T409" style:parent-style-name="Fuentedepárrafopredeter." style:family="text">
      <style:text-properties fo:letter-spacing="-0.0013in"/>
    </style:style>
    <style:style style:name="T410" style:parent-style-name="Fuentedepárrafopredeter." style:family="text">
      <style:text-properties fo:letter-spacing="0.0076in"/>
    </style:style>
    <style:style style:name="T411" style:parent-style-name="Fuentedepárrafopredeter." style:family="text">
      <style:text-properties fo:letter-spacing="-0.0006in"/>
    </style:style>
    <style:style style:name="T412" style:parent-style-name="Fuentedepárrafopredeter." style:family="text">
      <style:text-properties fo:letter-spacing="0.0048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055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048in"/>
    </style:style>
    <style:style style:name="T417" style:parent-style-name="Fuentedepárrafopredeter." style:family="text">
      <style:text-properties fo:letter-spacing="-0.0006in"/>
    </style:style>
    <style:style style:name="T418" style:parent-style-name="Fuentedepárrafopredeter." style:family="text">
      <style:text-properties fo:letter-spacing="0.0381in"/>
    </style:style>
    <style:style style:name="T419" style:parent-style-name="Fuentedepárrafopredeter." style:family="text">
      <style:text-properties fo:letter-spacing="-0.0006in"/>
    </style:style>
    <style:style style:name="T420" style:parent-style-name="Fuentedepárrafopredeter." style:family="text">
      <style:text-properties fo:letter-spacing="0.0284in"/>
    </style:style>
    <style:style style:name="T421" style:parent-style-name="Fuentedepárrafopredeter." style:family="text">
      <style:text-properties fo:letter-spacing="-0.0006in"/>
    </style:style>
    <style:style style:name="T422" style:parent-style-name="Fuentedepárrafopredeter." style:family="text">
      <style:text-properties fo:letter-spacing="0.0284in"/>
    </style:style>
    <style:style style:name="T423" style:parent-style-name="Fuentedepárrafopredeter." style:family="text">
      <style:text-properties fo:letter-spacing="-0.0006in"/>
    </style:style>
    <style:style style:name="T424" style:parent-style-name="Fuentedepárrafopredeter." style:family="text">
      <style:text-properties fo:letter-spacing="0.0291in"/>
    </style:style>
    <style:style style:name="T425" style:parent-style-name="Fuentedepárrafopredeter." style:family="text">
      <style:text-properties fo:letter-spacing="-0.0006in"/>
    </style:style>
    <style:style style:name="T426" style:parent-style-name="Fuentedepárrafopredeter." style:family="text">
      <style:text-properties fo:letter-spacing="0.0263in"/>
    </style:style>
    <style:style style:name="T427" style:parent-style-name="Fuentedepárrafopredeter." style:family="text">
      <style:text-properties fo:letter-spacing="-0.0006in"/>
    </style:style>
    <style:style style:name="T428" style:parent-style-name="Fuentedepárrafopredeter." style:family="text">
      <style:text-properties fo:letter-spacing="0.0298in"/>
    </style:style>
    <style:style style:name="T429" style:parent-style-name="Fuentedepárrafopredeter." style:family="text">
      <style:text-properties fo:letter-spacing="-0.0006in"/>
    </style:style>
    <style:style style:name="T430" style:parent-style-name="Fuentedepárrafopredeter." style:family="text">
      <style:text-properties fo:letter-spacing="0.0291in"/>
    </style:style>
    <style:style style:name="T431" style:parent-style-name="Fuentedepárrafopredeter." style:family="text">
      <style:text-properties fo:letter-spacing="-0.0006in"/>
    </style:style>
    <style:style style:name="T432" style:parent-style-name="Fuentedepárrafopredeter." style:family="text">
      <style:text-properties fo:letter-spacing="0.0284in"/>
    </style:style>
    <style:style style:name="T433" style:parent-style-name="Fuentedepárrafopredeter." style:family="text">
      <style:text-properties fo:letter-spacing="-0.0006in"/>
    </style:style>
    <style:style style:name="T434" style:parent-style-name="Fuentedepárrafopredeter." style:family="text">
      <style:text-properties fo:letter-spacing="0.0277in"/>
    </style:style>
    <style:style style:name="T435" style:parent-style-name="Fuentedepárrafopredeter." style:family="text">
      <style:text-properties fo:letter-spacing="-0.0006in"/>
    </style:style>
    <style:style style:name="T436" style:parent-style-name="Fuentedepárrafopredeter." style:family="text">
      <style:text-properties fo:letter-spacing="0.0291in"/>
    </style:style>
    <style:style style:name="T437" style:parent-style-name="Fuentedepárrafopredeter." style:family="text">
      <style:text-properties fo:letter-spacing="-0.0006in"/>
    </style:style>
    <style:style style:name="T438" style:parent-style-name="Fuentedepárrafopredeter." style:family="text">
      <style:text-properties fo:letter-spacing="0.027in"/>
    </style:style>
    <style:style style:name="T439" style:parent-style-name="Fuentedepárrafopredeter." style:family="text">
      <style:text-properties fo:letter-spacing="0.027in"/>
    </style:style>
    <style:style style:name="T440" style:parent-style-name="Fuentedepárrafopredeter." style:family="text">
      <style:text-properties fo:letter-spacing="-0.0006in"/>
    </style:style>
    <style:style style:name="T441" style:parent-style-name="Fuentedepárrafopredeter." style:family="text">
      <style:text-properties fo:letter-spacing="0.0291in"/>
    </style:style>
    <style:style style:name="T442" style:parent-style-name="Fuentedepárrafopredeter." style:family="text">
      <style:text-properties fo:letter-spacing="-0.0006in"/>
    </style:style>
    <style:style style:name="T443" style:parent-style-name="Fuentedepárrafopredeter." style:family="text">
      <style:text-properties fo:letter-spacing="0.0277in"/>
    </style:style>
    <style:style style:name="T444" style:parent-style-name="Fuentedepárrafopredeter." style:family="text">
      <style:text-properties fo:letter-spacing="-0.0006in"/>
    </style:style>
    <style:style style:name="T445" style:parent-style-name="Fuentedepárrafopredeter." style:family="text">
      <style:text-properties fo:letter-spacing="0.0437in"/>
    </style:style>
    <style:style style:name="T446" style:parent-style-name="Fuentedepárrafopredeter." style:family="text">
      <style:text-properties fo:letter-spacing="-0.0006in"/>
    </style:style>
    <style:style style:name="T447" style:parent-style-name="Fuentedepárrafopredeter." style:family="text">
      <style:text-properties fo:letter-spacing="0.0243in"/>
    </style:style>
    <style:style style:name="T448" style:parent-style-name="Fuentedepárrafopredeter." style:family="text">
      <style:text-properties fo:letter-spacing="-0.0006in"/>
    </style:style>
    <style:style style:name="T449" style:parent-style-name="Fuentedepárrafopredeter." style:family="text">
      <style:text-properties fo:letter-spacing="0.0256in"/>
    </style:style>
    <style:style style:name="T450" style:parent-style-name="Fuentedepárrafopredeter." style:family="text">
      <style:text-properties fo:letter-spacing="-0.0006in"/>
    </style:style>
    <style:style style:name="T451" style:parent-style-name="Fuentedepárrafopredeter." style:family="text">
      <style:text-properties fo:letter-spacing="0.0256in"/>
    </style:style>
    <style:style style:name="T452" style:parent-style-name="Fuentedepárrafopredeter." style:family="text">
      <style:text-properties fo:letter-spacing="-0.0006in"/>
    </style:style>
    <style:style style:name="T453" style:parent-style-name="Fuentedepárrafopredeter." style:family="text">
      <style:text-properties fo:letter-spacing="0.0222in"/>
    </style:style>
    <style:style style:name="T454" style:parent-style-name="Fuentedepárrafopredeter." style:family="text">
      <style:text-properties fo:letter-spacing="-0.0006in"/>
    </style:style>
    <style:style style:name="T455" style:parent-style-name="Fuentedepárrafopredeter." style:family="text">
      <style:text-properties fo:letter-spacing="0.0256in"/>
    </style:style>
    <style:style style:name="T456" style:parent-style-name="Fuentedepárrafopredeter." style:family="text">
      <style:text-properties fo:letter-spacing="-0.0006in"/>
    </style:style>
    <style:style style:name="T457" style:parent-style-name="Fuentedepárrafopredeter." style:family="text">
      <style:text-properties fo:letter-spacing="0.0229in"/>
    </style:style>
    <style:style style:name="T458" style:parent-style-name="Fuentedepárrafopredeter." style:family="text">
      <style:text-properties fo:letter-spacing="-0.0006in"/>
    </style:style>
    <style:style style:name="T459" style:parent-style-name="Fuentedepárrafopredeter." style:family="text">
      <style:text-properties fo:letter-spacing="0.0256in"/>
    </style:style>
    <style:style style:name="T460" style:parent-style-name="Fuentedepárrafopredeter." style:family="text">
      <style:text-properties fo:letter-spacing="-0.0006in"/>
    </style:style>
    <style:style style:name="T461" style:parent-style-name="Fuentedepárrafopredeter." style:family="text">
      <style:text-properties fo:letter-spacing="0.025in"/>
    </style:style>
    <style:style style:name="T462" style:parent-style-name="Fuentedepárrafopredeter." style:family="text">
      <style:text-properties fo:letter-spacing="-0.0006in"/>
    </style:style>
    <style:style style:name="T463" style:parent-style-name="Fuentedepárrafopredeter." style:family="text">
      <style:text-properties fo:letter-spacing="0.025in"/>
    </style:style>
    <style:style style:name="T464" style:parent-style-name="Fuentedepárrafopredeter." style:family="text">
      <style:text-properties fo:letter-spacing="-0.0006in"/>
    </style:style>
    <style:style style:name="T465" style:parent-style-name="Fuentedepárrafopredeter." style:family="text">
      <style:text-properties fo:letter-spacing="0.0243in"/>
    </style:style>
    <style:style style:name="T466" style:parent-style-name="Fuentedepárrafopredeter." style:family="text">
      <style:text-properties fo:letter-spacing="-0.0013in"/>
    </style:style>
    <style:style style:name="T467" style:parent-style-name="Fuentedepárrafopredeter." style:family="text">
      <style:text-properties fo:letter-spacing="0.025in"/>
    </style:style>
    <style:style style:name="T468" style:parent-style-name="Fuentedepárrafopredeter." style:family="text">
      <style:text-properties fo:letter-spacing="0.0229in"/>
    </style:style>
    <style:style style:name="T469" style:parent-style-name="Fuentedepárrafopredeter." style:family="text">
      <style:text-properties fo:letter-spacing="0.0409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0.0319in"/>
    </style:style>
    <style:style style:name="T472" style:parent-style-name="Fuentedepárrafopredeter." style:family="text">
      <style:text-properties fo:letter-spacing="-0.0006in"/>
    </style:style>
    <style:style style:name="T473" style:parent-style-name="Fuentedepárrafopredeter." style:family="text">
      <style:text-properties fo:letter-spacing="0.0319in"/>
    </style:style>
    <style:style style:name="T474" style:parent-style-name="Fuentedepárrafopredeter." style:family="text">
      <style:text-properties fo:letter-spacing="0.0305in"/>
    </style:style>
    <style:style style:name="T475" style:parent-style-name="Fuentedepárrafopredeter." style:family="text">
      <style:text-properties fo:letter-spacing="-0.0006in"/>
    </style:style>
    <style:style style:name="T476" style:parent-style-name="Fuentedepárrafopredeter." style:family="text">
      <style:text-properties fo:letter-spacing="0.0319in"/>
    </style:style>
    <style:style style:name="T477" style:parent-style-name="Fuentedepárrafopredeter." style:family="text">
      <style:text-properties fo:letter-spacing="-0.0006in"/>
    </style:style>
    <style:style style:name="T478" style:parent-style-name="Fuentedepárrafopredeter." style:family="text">
      <style:text-properties fo:letter-spacing="0.0305in"/>
    </style:style>
    <style:style style:name="T479" style:parent-style-name="Fuentedepárrafopredeter." style:family="text">
      <style:text-properties fo:letter-spacing="0.0298in"/>
    </style:style>
    <style:style style:name="T480" style:parent-style-name="Fuentedepárrafopredeter." style:family="text">
      <style:text-properties fo:letter-spacing="-0.0006in"/>
    </style:style>
    <style:style style:name="T481" style:parent-style-name="Fuentedepárrafopredeter." style:family="text">
      <style:text-properties fo:letter-spacing="0.0319in"/>
    </style:style>
    <style:style style:name="T482" style:parent-style-name="Fuentedepárrafopredeter." style:family="text">
      <style:text-properties fo:letter-spacing="-0.0006in"/>
    </style:style>
    <style:style style:name="T483" style:parent-style-name="Fuentedepárrafopredeter." style:family="text">
      <style:text-properties fo:letter-spacing="0.0312in"/>
    </style:style>
    <style:style style:name="T484" style:parent-style-name="Fuentedepárrafopredeter." style:family="text">
      <style:text-properties fo:letter-spacing="-0.0006in"/>
    </style:style>
    <style:style style:name="T485" style:parent-style-name="Fuentedepárrafopredeter." style:family="text">
      <style:text-properties fo:letter-spacing="0.0319in"/>
    </style:style>
    <style:style style:name="T486" style:parent-style-name="Fuentedepárrafopredeter." style:family="text">
      <style:text-properties fo:letter-spacing="-0.0006in"/>
    </style:style>
    <style:style style:name="T487" style:parent-style-name="Fuentedepárrafopredeter." style:family="text">
      <style:text-properties fo:letter-spacing="0.0305in"/>
    </style:style>
    <style:style style:name="T488" style:parent-style-name="Fuentedepárrafopredeter." style:family="text">
      <style:text-properties fo:letter-spacing="-0.0006in"/>
    </style:style>
    <style:style style:name="T489" style:parent-style-name="Fuentedepárrafopredeter." style:family="text">
      <style:text-properties fo:letter-spacing="0.0305in"/>
    </style:style>
    <style:style style:name="T490" style:parent-style-name="Fuentedepárrafopredeter." style:family="text">
      <style:text-properties fo:letter-spacing="-0.0006in"/>
    </style:style>
    <style:style style:name="T491" style:parent-style-name="Fuentedepárrafopredeter." style:family="text">
      <style:text-properties fo:letter-spacing="0.0451in"/>
    </style:style>
    <style:style style:name="T492" style:parent-style-name="Fuentedepárrafopredeter." style:family="text">
      <style:text-properties fo:letter-spacing="0.0083in"/>
    </style:style>
    <style:style style:name="T493" style:parent-style-name="Fuentedepárrafopredeter." style:family="text">
      <style:text-properties fo:letter-spacing="0.009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0.0083in"/>
    </style:style>
    <style:style style:name="T496" style:parent-style-name="Fuentedepárrafopredeter." style:family="text">
      <style:text-properties fo:letter-spacing="-0.0006in"/>
    </style:style>
    <style:style style:name="T497" style:parent-style-name="Fuentedepárrafopredeter." style:family="text">
      <style:text-properties fo:letter-spacing="0.0083in"/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0.0097in"/>
    </style:style>
    <style:style style:name="T500" style:parent-style-name="Fuentedepárrafopredeter." style:family="text">
      <style:text-properties fo:letter-spacing="0.0097in"/>
    </style:style>
    <style:style style:name="T501" style:parent-style-name="Fuentedepárrafopredeter." style:family="text">
      <style:text-properties fo:letter-spacing="-0.0006in"/>
    </style:style>
    <style:style style:name="T502" style:parent-style-name="Fuentedepárrafopredeter." style:family="text">
      <style:text-properties fo:letter-spacing="0.0104in"/>
    </style:style>
    <style:style style:name="T503" style:parent-style-name="Fuentedepárrafopredeter." style:family="text">
      <style:text-properties fo:letter-spacing="-0.0006in"/>
    </style:style>
    <style:style style:name="T504" style:parent-style-name="Fuentedepárrafopredeter." style:family="text">
      <style:text-properties fo:letter-spacing="0.0083in"/>
    </style:style>
    <style:style style:name="T505" style:parent-style-name="Fuentedepárrafopredeter." style:family="text">
      <style:text-properties fo:letter-spacing="0.0083in"/>
    </style:style>
    <style:style style:name="T506" style:parent-style-name="Fuentedepárrafopredeter." style:family="text">
      <style:text-properties fo:letter-spacing="0.0083in"/>
    </style:style>
    <style:style style:name="T507" style:parent-style-name="Fuentedepárrafopredeter." style:family="text">
      <style:text-properties fo:letter-spacing="-0.0006in"/>
    </style:style>
    <style:style style:name="T508" style:parent-style-name="Fuentedepárrafopredeter." style:family="text">
      <style:text-properties style:font-name-complex="Calibri" fo:letter-spacing="-0.0006in"/>
    </style:style>
    <style:style style:name="T509" style:parent-style-name="Fuentedepárrafopredeter." style:family="text">
      <style:text-properties fo:letter-spacing="-0.0006in"/>
    </style:style>
    <style:style style:name="T510" style:parent-style-name="Fuentedepárrafopredeter." style:family="text">
      <style:text-properties fo:letter-spacing="0.0104in"/>
    </style:style>
    <style:style style:name="T511" style:parent-style-name="Fuentedepárrafopredeter." style:family="text">
      <style:text-properties fo:letter-spacing="-0.0013in"/>
    </style:style>
    <style:style style:name="T512" style:parent-style-name="Fuentedepárrafopredeter." style:family="text">
      <style:text-properties fo:letter-spacing="0.0104in"/>
    </style:style>
    <style:style style:name="T513" style:parent-style-name="Fuentedepárrafopredeter." style:family="text">
      <style:text-properties fo:letter-spacing="-0.0006in"/>
    </style:style>
    <style:style style:name="T514" style:parent-style-name="Fuentedepárrafopredeter." style:family="text">
      <style:text-properties fo:letter-spacing="0.0083in"/>
    </style:style>
    <style:style style:name="T515" style:parent-style-name="Fuentedepárrafopredeter." style:family="text">
      <style:text-properties fo:letter-spacing="-0.0006in"/>
    </style:style>
    <style:style style:name="T516" style:parent-style-name="Fuentedepárrafopredeter." style:family="text">
      <style:text-properties fo:letter-spacing="0.0104in"/>
    </style:style>
    <style:style style:name="T517" style:parent-style-name="Fuentedepárrafopredeter." style:family="text">
      <style:text-properties fo:letter-spacing="-0.0006in"/>
    </style:style>
    <style:style style:name="T518" style:parent-style-name="Fuentedepárrafopredeter." style:family="text">
      <style:text-properties fo:letter-spacing="0.0083in"/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0.0111in"/>
    </style:style>
    <style:style style:name="T521" style:parent-style-name="Fuentedepárrafopredeter." style:family="text">
      <style:text-properties fo:letter-spacing="-0.0006in"/>
    </style:style>
    <style:style style:name="T522" style:parent-style-name="Fuentedepárrafopredeter." style:family="text">
      <style:text-properties fo:letter-spacing="0.0465in"/>
    </style:style>
    <style:style style:name="T523" style:parent-style-name="Fuentedepárrafopredeter." style:family="text">
      <style:text-properties fo:letter-spacing="-0.0006in"/>
    </style:style>
    <style:style style:name="T524" style:parent-style-name="Fuentedepárrafopredeter." style:family="text">
      <style:text-properties fo:letter-spacing="0.0138in"/>
    </style:style>
    <style:style style:name="T525" style:parent-style-name="Fuentedepárrafopredeter." style:family="text">
      <style:text-properties fo:letter-spacing="-0.0006in"/>
    </style:style>
    <style:style style:name="T526" style:parent-style-name="Fuentedepárrafopredeter." style:family="text">
      <style:text-properties fo:letter-spacing="0.0145in"/>
    </style:style>
    <style:style style:name="T527" style:parent-style-name="Fuentedepárrafopredeter." style:family="text">
      <style:text-properties fo:letter-spacing="0.0138in"/>
    </style:style>
    <style:style style:name="T528" style:parent-style-name="Fuentedepárrafopredeter." style:family="text">
      <style:text-properties fo:letter-spacing="-0.0006in"/>
    </style:style>
    <style:style style:name="T529" style:parent-style-name="Fuentedepárrafopredeter." style:family="text">
      <style:text-properties fo:letter-spacing="0.0138in"/>
    </style:style>
    <style:style style:name="T530" style:parent-style-name="Fuentedepárrafopredeter." style:family="text">
      <style:text-properties fo:letter-spacing="0.0138in"/>
    </style:style>
    <style:style style:name="T531" style:parent-style-name="Fuentedepárrafopredeter." style:family="text">
      <style:text-properties fo:letter-spacing="-0.0006in"/>
    </style:style>
    <style:style style:name="T532" style:parent-style-name="Fuentedepárrafopredeter." style:family="text">
      <style:text-properties fo:letter-spacing="0.0145in"/>
    </style:style>
    <style:style style:name="T533" style:parent-style-name="Fuentedepárrafopredeter." style:family="text">
      <style:text-properties fo:letter-spacing="-0.0006in"/>
    </style:style>
    <style:style style:name="T534" style:parent-style-name="Fuentedepárrafopredeter." style:family="text">
      <style:text-properties fo:letter-spacing="0.0138in"/>
    </style:style>
    <style:style style:name="T535" style:parent-style-name="Fuentedepárrafopredeter." style:family="text">
      <style:text-properties fo:letter-spacing="-0.0006in"/>
    </style:style>
    <style:style style:name="T536" style:parent-style-name="Fuentedepárrafopredeter." style:family="text">
      <style:text-properties fo:letter-spacing="0.0159in"/>
    </style:style>
    <style:style style:name="T537" style:parent-style-name="Fuentedepárrafopredeter." style:family="text">
      <style:text-properties fo:letter-spacing="-0.0006in"/>
    </style:style>
    <style:style style:name="T538" style:parent-style-name="Fuentedepárrafopredeter." style:family="text">
      <style:text-properties fo:letter-spacing="0.0145in"/>
    </style:style>
    <style:style style:name="T539" style:parent-style-name="Fuentedepárrafopredeter." style:family="text">
      <style:text-properties fo:letter-spacing="-0.0006in"/>
    </style:style>
    <style:style style:name="T540" style:parent-style-name="Fuentedepárrafopredeter." style:family="text">
      <style:text-properties fo:letter-spacing="0.0145in"/>
    </style:style>
    <style:style style:name="T541" style:parent-style-name="Fuentedepárrafopredeter." style:family="text">
      <style:text-properties fo:letter-spacing="-0.0006in"/>
    </style:style>
    <style:style style:name="T542" style:parent-style-name="Fuentedepárrafopredeter." style:family="text">
      <style:text-properties fo:letter-spacing="0.0145in"/>
    </style:style>
    <style:style style:name="T543" style:parent-style-name="Fuentedepárrafopredeter." style:family="text">
      <style:text-properties fo:letter-spacing="-0.0006in"/>
    </style:style>
    <style:style style:name="T544" style:parent-style-name="Fuentedepárrafopredeter." style:family="text">
      <style:text-properties fo:color="#0000FF"/>
    </style:style>
    <style:style style:name="T545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546" style:parent-style-name="Fuentedepárrafopredeter." style:family="text">
      <style:text-properties fo:letter-spacing="-0.0006in"/>
    </style:style>
    <style:style style:name="P547" style:parent-style-name="Título2" style:master-page-name="MP2" style:family="paragraph">
      <style:paragraph-properties fo:break-before="page" fo:margin-top="0.0256in"/>
    </style:style>
    <style:style style:name="T548" style:parent-style-name="Fuentedepárrafopredeter." style:family="text">
      <style:text-properties fo:color="#4F81BC" fo:letter-spacing="-0.0006in"/>
    </style:style>
    <style:style style:name="P549" style:parent-style-name="Textoindependiente" style:family="paragraph">
      <style:paragraph-properties fo:text-align="justify" fo:margin-top="0.1277in" fo:line-height="115%" fo:margin-right="0.0798in" fo:text-indent="0.4909in"/>
    </style:style>
    <style:style style:name="T550" style:parent-style-name="Fuentedepárrafopredeter." style:family="text">
      <style:text-properties fo:letter-spacing="-0.0006in"/>
    </style:style>
    <style:style style:name="T551" style:parent-style-name="Fuentedepárrafopredeter." style:family="text">
      <style:text-properties fo:letter-spacing="0.0048in"/>
    </style:style>
    <style:style style:name="T552" style:parent-style-name="Fuentedepárrafopredeter." style:family="text">
      <style:text-properties fo:letter-spacing="-0.0006in"/>
    </style:style>
    <style:style style:name="T553" style:parent-style-name="Fuentedepárrafopredeter." style:family="text">
      <style:text-properties fo:letter-spacing="0.0048in"/>
    </style:style>
    <style:style style:name="T554" style:parent-style-name="Fuentedepárrafopredeter." style:family="text">
      <style:text-properties fo:letter-spacing="-0.0006in"/>
    </style:style>
    <style:style style:name="T555" style:parent-style-name="Fuentedepárrafopredeter." style:family="text">
      <style:text-properties fo:letter-spacing="0.0055in"/>
    </style:style>
    <style:style style:name="T556" style:parent-style-name="Fuentedepárrafopredeter." style:family="text">
      <style:text-properties fo:letter-spacing="-0.0006in"/>
    </style:style>
    <style:style style:name="T557" style:parent-style-name="Fuentedepárrafopredeter." style:family="text">
      <style:text-properties fo:letter-spacing="0.0034in"/>
    </style:style>
    <style:style style:name="T558" style:parent-style-name="Fuentedepárrafopredeter." style:family="text">
      <style:text-properties fo:letter-spacing="-0.0006in"/>
    </style:style>
    <style:style style:name="T559" style:parent-style-name="Fuentedepárrafopredeter." style:family="text">
      <style:text-properties fo:letter-spacing="0.0055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fo:letter-spacing="0.0055in"/>
    </style:style>
    <style:style style:name="T562" style:parent-style-name="Fuentedepárrafopredeter." style:family="text">
      <style:text-properties fo:letter-spacing="-0.0006in"/>
    </style:style>
    <style:style style:name="T563" style:parent-style-name="Fuentedepárrafopredeter." style:family="text">
      <style:text-properties fo:letter-spacing="0.0048in"/>
    </style:style>
    <style:style style:name="T564" style:parent-style-name="Fuentedepárrafopredeter." style:family="text">
      <style:text-properties fo:letter-spacing="-0.0006in"/>
    </style:style>
    <style:style style:name="T565" style:parent-style-name="Fuentedepárrafopredeter." style:family="text">
      <style:text-properties fo:letter-spacing="0.0062in"/>
    </style:style>
    <style:style style:name="T566" style:parent-style-name="Fuentedepárrafopredeter." style:family="text">
      <style:text-properties fo:letter-spacing="-0.0006in"/>
    </style:style>
    <style:style style:name="T567" style:parent-style-name="Fuentedepárrafopredeter." style:family="text">
      <style:text-properties fo:letter-spacing="0.0027in"/>
    </style:style>
    <style:style style:name="T568" style:parent-style-name="Fuentedepárrafopredeter." style:family="text">
      <style:text-properties fo:letter-spacing="0.0041in"/>
    </style:style>
    <style:style style:name="T569" style:parent-style-name="Fuentedepárrafopredeter." style:family="text">
      <style:text-properties fo:letter-spacing="-0.0006in"/>
    </style:style>
    <style:style style:name="T570" style:parent-style-name="Fuentedepárrafopredeter." style:family="text">
      <style:text-properties fo:letter-spacing="0.0027in"/>
    </style:style>
    <style:style style:name="T571" style:parent-style-name="Fuentedepárrafopredeter." style:family="text">
      <style:text-properties fo:letter-spacing="-0.0006in"/>
    </style:style>
    <style:style style:name="T572" style:parent-style-name="Fuentedepárrafopredeter." style:family="text">
      <style:text-properties fo:letter-spacing="0.0409in"/>
    </style:style>
    <style:style style:name="T573" style:parent-style-name="Fuentedepárrafopredeter." style:family="text">
      <style:text-properties fo:letter-spacing="-0.0006in"/>
    </style:style>
    <style:style style:name="T574" style:parent-style-name="Fuentedepárrafopredeter." style:family="text">
      <style:text-properties fo:letter-spacing="0.0326in"/>
    </style:style>
    <style:style style:name="T575" style:parent-style-name="Fuentedepárrafopredeter." style:family="text">
      <style:text-properties fo:letter-spacing="0.0333in"/>
    </style:style>
    <style:style style:name="T576" style:parent-style-name="Fuentedepárrafopredeter." style:family="text">
      <style:text-properties fo:letter-spacing="-0.0006in"/>
    </style:style>
    <style:style style:name="T577" style:parent-style-name="Fuentedepárrafopredeter." style:family="text">
      <style:text-properties fo:letter-spacing="0.0006in"/>
    </style:style>
    <style:style style:name="T578" style:parent-style-name="Fuentedepárrafopredeter." style:family="text">
      <style:text-properties fo:letter-spacing="-0.0013in"/>
    </style:style>
    <style:style style:name="T579" style:parent-style-name="Fuentedepárrafopredeter." style:family="text">
      <style:text-properties fo:letter-spacing="0.034in"/>
    </style:style>
    <style:style style:name="T580" style:parent-style-name="Fuentedepárrafopredeter." style:family="text">
      <style:text-properties fo:letter-spacing="-0.0013in"/>
    </style:style>
    <style:style style:name="T581" style:parent-style-name="Fuentedepárrafopredeter." style:family="text">
      <style:text-properties fo:letter-spacing="0.0319in"/>
    </style:style>
    <style:style style:name="T582" style:parent-style-name="Fuentedepárrafopredeter." style:family="text">
      <style:text-properties fo:letter-spacing="-0.0006in"/>
    </style:style>
    <style:style style:name="T583" style:parent-style-name="Fuentedepárrafopredeter." style:family="text">
      <style:text-properties fo:letter-spacing="0.034in"/>
    </style:style>
    <style:style style:name="T584" style:parent-style-name="Fuentedepárrafopredeter." style:family="text">
      <style:text-properties fo:letter-spacing="0.0319in"/>
    </style:style>
    <style:style style:name="T585" style:parent-style-name="Fuentedepárrafopredeter." style:family="text">
      <style:text-properties fo:letter-spacing="0.034in"/>
    </style:style>
    <style:style style:name="T586" style:parent-style-name="Fuentedepárrafopredeter." style:family="text">
      <style:text-properties fo:letter-spacing="-0.0013in"/>
    </style:style>
    <style:style style:name="T587" style:parent-style-name="Fuentedepárrafopredeter." style:family="text">
      <style:text-properties fo:letter-spacing="0.0319in"/>
    </style:style>
    <style:style style:name="T588" style:parent-style-name="Fuentedepárrafopredeter." style:family="text">
      <style:text-properties fo:letter-spacing="-0.0006in"/>
    </style:style>
    <style:style style:name="T589" style:parent-style-name="Fuentedepárrafopredeter." style:family="text">
      <style:text-properties fo:letter-spacing="0.0333in"/>
    </style:style>
    <style:style style:name="T590" style:parent-style-name="Fuentedepárrafopredeter." style:family="text">
      <style:text-properties fo:letter-spacing="0.0333in"/>
    </style:style>
    <style:style style:name="T591" style:parent-style-name="Fuentedepárrafopredeter." style:family="text">
      <style:text-properties fo:letter-spacing="-0.0006in"/>
    </style:style>
    <style:style style:name="T592" style:parent-style-name="Fuentedepárrafopredeter." style:family="text">
      <style:text-properties fo:letter-spacing="0.0333in"/>
    </style:style>
    <style:style style:name="T593" style:parent-style-name="Fuentedepárrafopredeter." style:family="text">
      <style:text-properties fo:letter-spacing="-0.0006in"/>
    </style:style>
    <style:style style:name="T594" style:parent-style-name="Fuentedepárrafopredeter." style:family="text">
      <style:text-properties fo:letter-spacing="0.0319in"/>
    </style:style>
    <style:style style:name="T595" style:parent-style-name="Fuentedepárrafopredeter." style:family="text">
      <style:text-properties fo:letter-spacing="-0.0006in"/>
    </style:style>
    <style:style style:name="T596" style:parent-style-name="Fuentedepárrafopredeter." style:family="text">
      <style:text-properties fo:letter-spacing="0.0333in"/>
    </style:style>
    <style:style style:name="T597" style:parent-style-name="Fuentedepárrafopredeter." style:family="text">
      <style:text-properties fo:letter-spacing="-0.0013in"/>
    </style:style>
    <style:style style:name="T598" style:parent-style-name="Fuentedepárrafopredeter." style:family="text">
      <style:text-properties fo:letter-spacing="0.0395in"/>
    </style:style>
    <style:style style:name="T599" style:parent-style-name="Fuentedepárrafopredeter." style:family="text">
      <style:text-properties fo:letter-spacing="-0.0006in"/>
    </style:style>
    <style:style style:name="T600" style:parent-style-name="Fuentedepárrafopredeter." style:family="text">
      <style:text-properties fo:letter-spacing="0.0138in"/>
    </style:style>
    <style:style style:name="T601" style:parent-style-name="Fuentedepárrafopredeter." style:family="text">
      <style:text-properties fo:letter-spacing="-0.0006in"/>
    </style:style>
    <style:style style:name="T602" style:parent-style-name="Fuentedepárrafopredeter." style:family="text">
      <style:text-properties fo:letter-spacing="0.0131in"/>
    </style:style>
    <style:style style:name="T603" style:parent-style-name="Fuentedepárrafopredeter." style:family="text">
      <style:text-properties fo:letter-spacing="-0.0006in"/>
    </style:style>
    <style:style style:name="T604" style:parent-style-name="Fuentedepárrafopredeter." style:family="text">
      <style:text-properties fo:letter-spacing="0.0118in"/>
    </style:style>
    <style:style style:name="T605" style:parent-style-name="Fuentedepárrafopredeter." style:family="text">
      <style:text-properties fo:letter-spacing="-0.0006in"/>
    </style:style>
    <style:style style:name="T606" style:parent-style-name="Fuentedepárrafopredeter." style:family="text">
      <style:text-properties fo:letter-spacing="0.0138in"/>
    </style:style>
    <style:style style:name="T607" style:parent-style-name="Fuentedepárrafopredeter." style:family="text">
      <style:text-properties fo:letter-spacing="-0.0006in"/>
    </style:style>
    <style:style style:name="T608" style:parent-style-name="Fuentedepárrafopredeter." style:family="text">
      <style:text-properties fo:letter-spacing="0.0125in"/>
    </style:style>
    <style:style style:name="T609" style:parent-style-name="Fuentedepárrafopredeter." style:family="text">
      <style:text-properties fo:letter-spacing="-0.0006in"/>
    </style:style>
    <style:style style:name="T610" style:parent-style-name="Fuentedepárrafopredeter." style:family="text">
      <style:text-properties fo:letter-spacing="0.0131in"/>
    </style:style>
    <style:style style:name="T611" style:parent-style-name="Fuentedepárrafopredeter." style:family="text">
      <style:text-properties fo:letter-spacing="-0.0006in"/>
    </style:style>
    <style:style style:name="T612" style:parent-style-name="Fuentedepárrafopredeter." style:family="text">
      <style:text-properties fo:letter-spacing="0.0138in"/>
    </style:style>
    <style:style style:name="T613" style:parent-style-name="Fuentedepárrafopredeter." style:family="text">
      <style:text-properties fo:letter-spacing="-0.0006in"/>
    </style:style>
    <style:style style:name="T614" style:parent-style-name="Fuentedepárrafopredeter." style:family="text">
      <style:text-properties fo:letter-spacing="0.0125in"/>
    </style:style>
    <style:style style:name="T615" style:parent-style-name="Fuentedepárrafopredeter." style:family="text">
      <style:text-properties fo:letter-spacing="-0.0006in"/>
    </style:style>
    <style:style style:name="T616" style:parent-style-name="Fuentedepárrafopredeter." style:family="text">
      <style:text-properties fo:letter-spacing="0.0138in"/>
    </style:style>
    <style:style style:name="T617" style:parent-style-name="Fuentedepárrafopredeter." style:family="text">
      <style:text-properties fo:letter-spacing="-0.0006in"/>
    </style:style>
    <style:style style:name="T618" style:parent-style-name="Fuentedepárrafopredeter." style:family="text">
      <style:text-properties fo:letter-spacing="0.0131in"/>
    </style:style>
    <style:style style:name="T619" style:parent-style-name="Fuentedepárrafopredeter." style:family="text">
      <style:text-properties fo:letter-spacing="0.0368in"/>
    </style:style>
    <style:style style:name="T620" style:parent-style-name="Fuentedepárrafopredeter." style:family="text">
      <style:text-properties fo:letter-spacing="-0.0006in"/>
    </style:style>
    <style:style style:name="T621" style:parent-style-name="Fuentedepárrafopredeter." style:family="text">
      <style:text-properties fo:letter-spacing="0.0263in"/>
    </style:style>
    <style:style style:name="T622" style:parent-style-name="Fuentedepárrafopredeter." style:family="text">
      <style:text-properties fo:letter-spacing="-0.0006in"/>
    </style:style>
    <style:style style:name="T623" style:parent-style-name="Fuentedepárrafopredeter." style:family="text">
      <style:text-properties fo:letter-spacing="0.027in"/>
    </style:style>
    <style:style style:name="T624" style:parent-style-name="Fuentedepárrafopredeter." style:family="text">
      <style:text-properties fo:letter-spacing="-0.0006in"/>
    </style:style>
    <style:style style:name="T625" style:parent-style-name="Fuentedepárrafopredeter." style:family="text">
      <style:text-properties fo:letter-spacing="0.0263in"/>
    </style:style>
    <style:style style:name="T626" style:parent-style-name="Fuentedepárrafopredeter." style:family="text">
      <style:text-properties fo:letter-spacing="-0.0006in"/>
    </style:style>
    <style:style style:name="T627" style:parent-style-name="Fuentedepárrafopredeter." style:family="text">
      <style:text-properties fo:letter-spacing="0.0256in"/>
    </style:style>
    <style:style style:name="T628" style:parent-style-name="Fuentedepárrafopredeter." style:family="text">
      <style:text-properties fo:letter-spacing="-0.0006in"/>
    </style:style>
    <style:style style:name="T629" style:parent-style-name="Fuentedepárrafopredeter." style:family="text">
      <style:text-properties fo:letter-spacing="0.027in"/>
    </style:style>
    <style:style style:name="T630" style:parent-style-name="Fuentedepárrafopredeter." style:family="text">
      <style:text-properties fo:letter-spacing="-0.0006in"/>
    </style:style>
    <style:style style:name="T631" style:parent-style-name="Fuentedepárrafopredeter." style:family="text">
      <style:text-properties fo:letter-spacing="0.0277in"/>
    </style:style>
    <style:style style:name="T632" style:parent-style-name="Fuentedepárrafopredeter." style:family="text">
      <style:text-properties fo:letter-spacing="-0.0006in"/>
    </style:style>
    <style:style style:name="T633" style:parent-style-name="Fuentedepárrafopredeter." style:family="text">
      <style:text-properties fo:letter-spacing="0.027in"/>
    </style:style>
    <style:style style:name="T634" style:parent-style-name="Fuentedepárrafopredeter." style:family="text">
      <style:text-properties fo:letter-spacing="-0.0006in"/>
    </style:style>
    <style:style style:name="T635" style:parent-style-name="Fuentedepárrafopredeter." style:family="text">
      <style:text-properties fo:letter-spacing="0.0263in"/>
    </style:style>
    <style:style style:name="T636" style:parent-style-name="Fuentedepárrafopredeter." style:family="text">
      <style:text-properties fo:letter-spacing="0.027in"/>
    </style:style>
    <style:style style:name="T637" style:parent-style-name="Fuentedepárrafopredeter." style:family="text">
      <style:text-properties fo:letter-spacing="-0.0006in"/>
    </style:style>
    <style:style style:name="T638" style:parent-style-name="Fuentedepárrafopredeter." style:family="text">
      <style:text-properties fo:letter-spacing="0.0277in"/>
    </style:style>
    <style:style style:name="T639" style:parent-style-name="Fuentedepárrafopredeter." style:family="text">
      <style:text-properties fo:letter-spacing="-0.0006in"/>
    </style:style>
    <style:style style:name="T640" style:parent-style-name="Fuentedepárrafopredeter." style:family="text">
      <style:text-properties fo:letter-spacing="0.0263in"/>
    </style:style>
    <style:style style:name="T641" style:parent-style-name="Fuentedepárrafopredeter." style:family="text">
      <style:text-properties fo:letter-spacing="-0.0006in"/>
    </style:style>
    <style:style style:name="T642" style:parent-style-name="Fuentedepárrafopredeter." style:family="text">
      <style:text-properties fo:letter-spacing="0.0277in"/>
    </style:style>
    <style:style style:name="T643" style:parent-style-name="Fuentedepárrafopredeter." style:family="text">
      <style:text-properties fo:letter-spacing="-0.0006in"/>
    </style:style>
    <style:style style:name="T644" style:parent-style-name="Fuentedepárrafopredeter." style:family="text">
      <style:text-properties fo:letter-spacing="0.0562in"/>
    </style:style>
    <style:style style:name="T645" style:parent-style-name="Fuentedepárrafopredeter." style:family="text">
      <style:text-properties fo:letter-spacing="-0.0006in"/>
    </style:style>
    <style:style style:name="T646" style:parent-style-name="Fuentedepárrafopredeter." style:family="text">
      <style:text-properties fo:letter-spacing="0.0083in"/>
    </style:style>
    <style:style style:name="T647" style:parent-style-name="Fuentedepárrafopredeter." style:family="text">
      <style:text-properties fo:letter-spacing="-0.0006in"/>
    </style:style>
    <style:style style:name="T648" style:parent-style-name="Fuentedepárrafopredeter." style:family="text">
      <style:text-properties fo:letter-spacing="0.009in"/>
    </style:style>
    <style:style style:name="T649" style:parent-style-name="Fuentedepárrafopredeter." style:family="text">
      <style:text-properties fo:letter-spacing="-0.0006in"/>
    </style:style>
    <style:style style:name="T650" style:parent-style-name="Fuentedepárrafopredeter." style:family="text">
      <style:text-properties fo:letter-spacing="0.0083in"/>
    </style:style>
    <style:style style:name="T651" style:parent-style-name="Fuentedepárrafopredeter." style:family="text">
      <style:text-properties fo:letter-spacing="0.009in"/>
    </style:style>
    <style:style style:name="T652" style:parent-style-name="Fuentedepárrafopredeter." style:family="text">
      <style:text-properties fo:letter-spacing="-0.0006in"/>
    </style:style>
    <style:style style:name="T653" style:parent-style-name="Fuentedepárrafopredeter." style:family="text">
      <style:text-properties fo:letter-spacing="0.009in"/>
    </style:style>
    <style:style style:name="T654" style:parent-style-name="Fuentedepárrafopredeter." style:family="text">
      <style:text-properties fo:letter-spacing="-0.0006in"/>
    </style:style>
    <style:style style:name="T655" style:parent-style-name="Fuentedepárrafopredeter." style:family="text">
      <style:text-properties fo:letter-spacing="0.009in"/>
    </style:style>
    <style:style style:name="T656" style:parent-style-name="Fuentedepárrafopredeter." style:family="text">
      <style:text-properties fo:letter-spacing="-0.0006in"/>
    </style:style>
    <style:style style:name="T657" style:parent-style-name="Fuentedepárrafopredeter." style:family="text">
      <style:text-properties fo:letter-spacing="0.009in"/>
    </style:style>
    <style:style style:name="T658" style:parent-style-name="Fuentedepárrafopredeter." style:family="text">
      <style:text-properties fo:letter-spacing="-0.0006in"/>
    </style:style>
    <style:style style:name="T659" style:parent-style-name="Fuentedepárrafopredeter." style:family="text">
      <style:text-properties fo:letter-spacing="0.0083in"/>
    </style:style>
    <style:style style:name="T660" style:parent-style-name="Fuentedepárrafopredeter." style:family="text">
      <style:text-properties fo:letter-spacing="0.009in"/>
    </style:style>
    <style:style style:name="T661" style:parent-style-name="Fuentedepárrafopredeter." style:family="text">
      <style:text-properties fo:letter-spacing="-0.0006in"/>
    </style:style>
    <style:style style:name="T662" style:parent-style-name="Fuentedepárrafopredeter." style:family="text">
      <style:text-properties fo:letter-spacing="0.0083in"/>
    </style:style>
    <style:style style:name="T663" style:parent-style-name="Fuentedepárrafopredeter." style:family="text">
      <style:text-properties fo:letter-spacing="-0.0006in"/>
    </style:style>
    <style:style style:name="T664" style:parent-style-name="Fuentedepárrafopredeter." style:family="text">
      <style:text-properties fo:letter-spacing="0.0076in"/>
    </style:style>
    <style:style style:name="T665" style:parent-style-name="Fuentedepárrafopredeter." style:family="text">
      <style:text-properties fo:letter-spacing="-0.0006in"/>
    </style:style>
    <style:style style:name="T666" style:parent-style-name="Fuentedepárrafopredeter." style:family="text">
      <style:text-properties fo:letter-spacing="0.009in"/>
    </style:style>
    <style:style style:name="T667" style:parent-style-name="Fuentedepárrafopredeter." style:family="text">
      <style:text-properties fo:letter-spacing="-0.0006in"/>
    </style:style>
    <style:style style:name="T668" style:parent-style-name="Fuentedepárrafopredeter." style:family="text">
      <style:text-properties fo:letter-spacing="0.0083in"/>
    </style:style>
    <style:style style:name="T669" style:parent-style-name="Fuentedepárrafopredeter." style:family="text">
      <style:text-properties fo:letter-spacing="-0.0006in"/>
    </style:style>
    <style:style style:name="T670" style:parent-style-name="Fuentedepárrafopredeter." style:family="text">
      <style:text-properties fo:letter-spacing="0.0631in"/>
    </style:style>
    <style:style style:name="T671" style:parent-style-name="Fuentedepárrafopredeter." style:family="text">
      <style:text-properties fo:letter-spacing="-0.0006in"/>
    </style:style>
    <style:style style:name="T672" style:parent-style-name="Fuentedepárrafopredeter." style:family="text">
      <style:text-properties fo:letter-spacing="0.0111in"/>
    </style:style>
    <style:style style:name="T673" style:parent-style-name="Fuentedepárrafopredeter." style:family="text">
      <style:text-properties fo:letter-spacing="-0.0006in"/>
    </style:style>
    <style:style style:name="T674" style:parent-style-name="Fuentedepárrafopredeter." style:family="text">
      <style:text-properties fo:letter-spacing="0.0083in"/>
    </style:style>
    <style:style style:name="T675" style:parent-style-name="Fuentedepárrafopredeter." style:family="text">
      <style:text-properties fo:letter-spacing="-0.0006in"/>
    </style:style>
    <style:style style:name="T676" style:parent-style-name="Fuentedepárrafopredeter." style:family="text">
      <style:text-properties fo:letter-spacing="0.009in"/>
    </style:style>
    <style:style style:name="T677" style:parent-style-name="Fuentedepárrafopredeter." style:family="text">
      <style:text-properties fo:letter-spacing="0.0097in"/>
    </style:style>
    <style:style style:name="T678" style:parent-style-name="Fuentedepárrafopredeter." style:family="text">
      <style:text-properties fo:letter-spacing="-0.0006in"/>
    </style:style>
    <style:style style:name="T679" style:parent-style-name="Fuentedepárrafopredeter." style:family="text">
      <style:text-properties fo:letter-spacing="0.0097in"/>
    </style:style>
    <style:style style:name="T680" style:parent-style-name="Fuentedepárrafopredeter." style:family="text">
      <style:text-properties fo:letter-spacing="0.0104in"/>
    </style:style>
    <style:style style:name="T681" style:parent-style-name="Fuentedepárrafopredeter." style:family="text">
      <style:text-properties fo:letter-spacing="-0.0006in"/>
    </style:style>
    <style:style style:name="T682" style:parent-style-name="Fuentedepárrafopredeter." style:family="text">
      <style:text-properties fo:letter-spacing="0.0104in"/>
    </style:style>
    <style:style style:name="T683" style:parent-style-name="Fuentedepárrafopredeter." style:family="text">
      <style:text-properties fo:letter-spacing="-0.0006in"/>
    </style:style>
    <style:style style:name="T684" style:parent-style-name="Fuentedepárrafopredeter." style:family="text">
      <style:text-properties fo:letter-spacing="0.0104in"/>
    </style:style>
    <style:style style:name="T685" style:parent-style-name="Fuentedepárrafopredeter." style:family="text">
      <style:text-properties fo:letter-spacing="-0.0006in"/>
    </style:style>
    <style:style style:name="T686" style:parent-style-name="Fuentedepárrafopredeter." style:family="text">
      <style:text-properties fo:letter-spacing="0.0104in"/>
    </style:style>
    <style:style style:name="T687" style:parent-style-name="Fuentedepárrafopredeter." style:family="text">
      <style:text-properties fo:letter-spacing="-0.0006in"/>
    </style:style>
    <style:style style:name="T688" style:parent-style-name="Fuentedepárrafopredeter." style:family="text">
      <style:text-properties fo:letter-spacing="0.0104in"/>
    </style:style>
    <style:style style:name="T689" style:parent-style-name="Fuentedepárrafopredeter." style:family="text">
      <style:text-properties fo:letter-spacing="-0.0006in"/>
    </style:style>
    <style:style style:name="T690" style:parent-style-name="Fuentedepárrafopredeter." style:family="text">
      <style:text-properties fo:color="#0000FF"/>
    </style:style>
    <style:style style:name="T691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692" style:parent-style-name="Fuentedepárrafopredeter." style:family="text">
      <style:text-properties fo:letter-spacing="-0.0006in"/>
    </style:style>
    <style:style style:name="P693" style:parent-style-name="Normal" style:family="paragraph">
      <style:paragraph-properties fo:margin-top="0.0055in"/>
      <style:text-properties style:font-name="Calibri" style:font-name-asian="Calibri" style:font-name-complex="Calibri" fo:font-size="12pt" style:font-size-asian="12pt" style:font-size-complex="12pt"/>
    </style:style>
    <style:style style:name="T694" style:parent-style-name="Fuentedepárrafopredeter." style:family="text">
      <style:text-properties fo:color="#4F81BC" fo:letter-spacing="-0.0006in"/>
    </style:style>
    <style:style style:name="T695" style:parent-style-name="Fuentedepárrafopredeter." style:family="text">
      <style:text-properties fo:color="#4F81BC" fo:letter-spacing="-0.0097in"/>
    </style:style>
    <style:style style:name="T696" style:parent-style-name="Fuentedepárrafopredeter." style:family="text">
      <style:text-properties fo:color="#4F81BC" fo:letter-spacing="-0.0006in"/>
    </style:style>
    <style:style style:name="P697" style:parent-style-name="Textoindependiente" style:family="paragraph">
      <style:paragraph-properties fo:text-align="justify" fo:margin-top="0.1256in" fo:line-height="115%" fo:margin-right="0.0805in" fo:text-indent="0.4909in"/>
    </style:style>
    <style:style style:name="T698" style:parent-style-name="Fuentedepárrafopredeter." style:family="text">
      <style:text-properties fo:letter-spacing="-0.0006in"/>
    </style:style>
    <style:style style:name="T699" style:parent-style-name="Fuentedepárrafopredeter." style:family="text">
      <style:text-properties fo:letter-spacing="0.0138in"/>
    </style:style>
    <style:style style:name="T700" style:parent-style-name="Fuentedepárrafopredeter." style:family="text">
      <style:text-properties fo:letter-spacing="-0.0006in"/>
    </style:style>
    <style:style style:name="T701" style:parent-style-name="Fuentedepárrafopredeter." style:family="text">
      <style:text-properties fo:letter-spacing="0.0131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0.0138in"/>
    </style:style>
    <style:style style:name="T704" style:parent-style-name="Fuentedepárrafopredeter." style:family="text">
      <style:text-properties fo:letter-spacing="-0.0006in"/>
    </style:style>
    <style:style style:name="T705" style:parent-style-name="Fuentedepárrafopredeter." style:family="text">
      <style:text-properties fo:letter-spacing="0.0111in"/>
    </style:style>
    <style:style style:name="T706" style:parent-style-name="Fuentedepárrafopredeter." style:family="text">
      <style:text-properties fo:letter-spacing="0.0131in"/>
    </style:style>
    <style:style style:name="T707" style:parent-style-name="Fuentedepárrafopredeter." style:family="text">
      <style:text-properties fo:letter-spacing="-0.0006in"/>
    </style:style>
    <style:style style:name="T708" style:parent-style-name="Fuentedepárrafopredeter." style:family="text">
      <style:text-properties fo:letter-spacing="0.0145in"/>
    </style:style>
    <style:style style:name="T709" style:parent-style-name="Fuentedepárrafopredeter." style:family="text">
      <style:text-properties fo:letter-spacing="-0.0006in"/>
    </style:style>
    <style:style style:name="T710" style:parent-style-name="Fuentedepárrafopredeter." style:family="text">
      <style:text-properties fo:letter-spacing="0.0138in"/>
    </style:style>
    <style:style style:name="T711" style:parent-style-name="Fuentedepárrafopredeter." style:family="text">
      <style:text-properties fo:letter-spacing="-0.0006in"/>
    </style:style>
    <style:style style:name="T712" style:parent-style-name="Fuentedepárrafopredeter." style:family="text">
      <style:text-properties fo:letter-spacing="0.0118in"/>
    </style:style>
    <style:style style:name="T713" style:parent-style-name="Fuentedepárrafopredeter." style:family="text">
      <style:text-properties fo:letter-spacing="-0.0006in"/>
    </style:style>
    <style:style style:name="T714" style:parent-style-name="Fuentedepárrafopredeter." style:family="text">
      <style:text-properties fo:letter-spacing="0.0131in"/>
    </style:style>
    <style:style style:name="T715" style:parent-style-name="Fuentedepárrafopredeter." style:family="text">
      <style:text-properties fo:letter-spacing="-0.0006in"/>
    </style:style>
    <style:style style:name="T716" style:parent-style-name="Fuentedepárrafopredeter." style:family="text">
      <style:text-properties fo:letter-spacing="0.0131in"/>
    </style:style>
    <style:style style:name="T717" style:parent-style-name="Fuentedepárrafopredeter." style:family="text">
      <style:text-properties fo:letter-spacing="-0.0006in"/>
    </style:style>
    <style:style style:name="T718" style:parent-style-name="Fuentedepárrafopredeter." style:family="text">
      <style:text-properties fo:letter-spacing="0.0125in"/>
    </style:style>
    <style:style style:name="T719" style:parent-style-name="Fuentedepárrafopredeter." style:family="text">
      <style:text-properties fo:letter-spacing="0.0131in"/>
    </style:style>
    <style:style style:name="T720" style:parent-style-name="Fuentedepárrafopredeter." style:family="text">
      <style:text-properties fo:letter-spacing="-0.0006in"/>
    </style:style>
    <style:style style:name="T721" style:parent-style-name="Fuentedepárrafopredeter." style:family="text">
      <style:text-properties fo:letter-spacing="0.0506in"/>
    </style:style>
    <style:style style:name="T722" style:parent-style-name="Fuentedepárrafopredeter." style:family="text">
      <style:text-properties fo:letter-spacing="-0.0006in"/>
    </style:style>
    <style:style style:name="T723" style:parent-style-name="Fuentedepárrafopredeter." style:family="text">
      <style:text-properties fo:letter-spacing="0.0236in"/>
    </style:style>
    <style:style style:name="T724" style:parent-style-name="Fuentedepárrafopredeter." style:family="text">
      <style:text-properties fo:letter-spacing="-0.0006in"/>
    </style:style>
    <style:style style:name="T725" style:parent-style-name="Fuentedepárrafopredeter." style:family="text">
      <style:text-properties fo:letter-spacing="0.0236in"/>
    </style:style>
    <style:style style:name="T726" style:parent-style-name="Fuentedepárrafopredeter." style:family="text">
      <style:text-properties fo:letter-spacing="-0.0006in"/>
    </style:style>
    <style:style style:name="T727" style:parent-style-name="Fuentedepárrafopredeter." style:family="text">
      <style:text-properties fo:letter-spacing="0.0222in"/>
    </style:style>
    <style:style style:name="T728" style:parent-style-name="Fuentedepárrafopredeter." style:family="text">
      <style:text-properties fo:letter-spacing="-0.0006in"/>
    </style:style>
    <style:style style:name="T729" style:parent-style-name="Fuentedepárrafopredeter." style:family="text">
      <style:text-properties fo:letter-spacing="0.0229in"/>
    </style:style>
    <style:style style:name="T730" style:parent-style-name="Fuentedepárrafopredeter." style:family="text">
      <style:text-properties fo:letter-spacing="-0.0006in"/>
    </style:style>
    <style:style style:name="T731" style:parent-style-name="Fuentedepárrafopredeter." style:family="text">
      <style:text-properties fo:letter-spacing="0.0236in"/>
    </style:style>
    <style:style style:name="T732" style:parent-style-name="Fuentedepárrafopredeter." style:family="text">
      <style:text-properties fo:letter-spacing="-0.0006in"/>
    </style:style>
    <style:style style:name="T733" style:parent-style-name="Fuentedepárrafopredeter." style:family="text">
      <style:text-properties fo:letter-spacing="0.0236in"/>
    </style:style>
    <style:style style:name="T734" style:parent-style-name="Fuentedepárrafopredeter." style:family="text">
      <style:text-properties fo:letter-spacing="0.0229in"/>
    </style:style>
    <style:style style:name="T735" style:parent-style-name="Fuentedepárrafopredeter." style:family="text">
      <style:text-properties fo:letter-spacing="-0.0006in"/>
    </style:style>
    <style:style style:name="T736" style:parent-style-name="Fuentedepárrafopredeter." style:family="text">
      <style:text-properties fo:letter-spacing="0.0229in"/>
    </style:style>
    <style:style style:name="T737" style:parent-style-name="Fuentedepárrafopredeter." style:family="text">
      <style:text-properties fo:letter-spacing="0.0243in"/>
    </style:style>
    <style:style style:name="T738" style:parent-style-name="Fuentedepárrafopredeter." style:family="text">
      <style:text-properties fo:letter-spacing="-0.0013in"/>
    </style:style>
    <style:style style:name="T739" style:parent-style-name="Fuentedepárrafopredeter." style:family="text">
      <style:text-properties fo:letter-spacing="0.0631in"/>
    </style:style>
    <style:style style:name="T740" style:parent-style-name="Fuentedepárrafopredeter." style:family="text">
      <style:text-properties fo:letter-spacing="-0.0006in"/>
    </style:style>
    <style:style style:name="T741" style:parent-style-name="Fuentedepárrafopredeter." style:family="text">
      <style:text-properties fo:letter-spacing="0.0326in"/>
    </style:style>
    <style:style style:name="T742" style:parent-style-name="Fuentedepárrafopredeter." style:family="text">
      <style:text-properties fo:letter-spacing="-0.0006in"/>
    </style:style>
    <style:style style:name="T743" style:parent-style-name="Fuentedepárrafopredeter." style:family="text">
      <style:text-properties fo:letter-spacing="0.0333in"/>
    </style:style>
    <style:style style:name="T744" style:parent-style-name="Fuentedepárrafopredeter." style:family="text">
      <style:text-properties fo:letter-spacing="0.0319in"/>
    </style:style>
    <style:style style:name="T745" style:parent-style-name="Fuentedepárrafopredeter." style:family="text">
      <style:text-properties fo:letter-spacing="-0.0006in"/>
    </style:style>
    <style:style style:name="T746" style:parent-style-name="Fuentedepárrafopredeter." style:family="text">
      <style:text-properties fo:letter-spacing="0.0333in"/>
    </style:style>
    <style:style style:name="T747" style:parent-style-name="Fuentedepárrafopredeter." style:family="text">
      <style:text-properties fo:letter-spacing="-0.0013in"/>
    </style:style>
    <style:style style:name="T748" style:parent-style-name="Fuentedepárrafopredeter." style:family="text">
      <style:text-properties fo:letter-spacing="0.034in"/>
    </style:style>
    <style:style style:name="T749" style:parent-style-name="Fuentedepárrafopredeter." style:family="text">
      <style:text-properties fo:letter-spacing="-0.0006in"/>
    </style:style>
    <style:style style:name="T750" style:parent-style-name="Fuentedepárrafopredeter." style:family="text">
      <style:text-properties fo:letter-spacing="0.0333in"/>
    </style:style>
    <style:style style:name="T751" style:parent-style-name="Fuentedepárrafopredeter." style:family="text">
      <style:text-properties fo:letter-spacing="-0.0006in"/>
    </style:style>
    <style:style style:name="T752" style:parent-style-name="Fuentedepárrafopredeter." style:family="text">
      <style:text-properties fo:letter-spacing="0.0333in"/>
    </style:style>
    <style:style style:name="T753" style:parent-style-name="Fuentedepárrafopredeter." style:family="text">
      <style:text-properties fo:letter-spacing="-0.0013in"/>
    </style:style>
    <style:style style:name="T754" style:parent-style-name="Fuentedepárrafopredeter." style:family="text">
      <style:text-properties fo:letter-spacing="0.0326in"/>
    </style:style>
    <style:style style:name="T755" style:parent-style-name="Fuentedepárrafopredeter." style:family="text">
      <style:text-properties fo:letter-spacing="-0.0006in"/>
    </style:style>
    <style:style style:name="T756" style:parent-style-name="Fuentedepárrafopredeter." style:family="text">
      <style:text-properties fo:letter-spacing="0.0333in"/>
    </style:style>
    <style:style style:name="T757" style:parent-style-name="Fuentedepárrafopredeter." style:family="text">
      <style:text-properties fo:letter-spacing="-0.0006in"/>
    </style:style>
    <style:style style:name="T758" style:parent-style-name="Fuentedepárrafopredeter." style:family="text">
      <style:text-properties fo:letter-spacing="0.0319in"/>
    </style:style>
    <style:style style:name="T759" style:parent-style-name="Fuentedepárrafopredeter." style:family="text">
      <style:text-properties fo:letter-spacing="-0.0006in"/>
    </style:style>
    <style:style style:name="T760" style:parent-style-name="Fuentedepárrafopredeter." style:family="text">
      <style:text-properties fo:letter-spacing="0.0319in"/>
    </style:style>
    <style:style style:name="T761" style:parent-style-name="Fuentedepárrafopredeter." style:family="text">
      <style:text-properties fo:letter-spacing="0.034in"/>
    </style:style>
    <style:style style:name="T762" style:parent-style-name="Fuentedepárrafopredeter." style:family="text">
      <style:text-properties fo:letter-spacing="0.0298in"/>
    </style:style>
    <style:style style:name="T763" style:parent-style-name="Fuentedepárrafopredeter." style:family="text">
      <style:text-properties fo:letter-spacing="0.0319in"/>
    </style:style>
    <style:style style:name="T764" style:parent-style-name="Fuentedepárrafopredeter." style:family="text">
      <style:text-properties fo:letter-spacing="-0.0006in"/>
    </style:style>
    <style:style style:name="T765" style:parent-style-name="Fuentedepárrafopredeter." style:family="text">
      <style:text-properties fo:letter-spacing="0.0465in"/>
    </style:style>
    <style:style style:name="T766" style:parent-style-name="Fuentedepárrafopredeter." style:family="text">
      <style:text-properties fo:letter-spacing="0.025in"/>
    </style:style>
    <style:style style:name="T767" style:parent-style-name="Fuentedepárrafopredeter." style:family="text">
      <style:text-properties fo:letter-spacing="-0.0006in"/>
    </style:style>
    <style:style style:name="T768" style:parent-style-name="Fuentedepárrafopredeter." style:family="text">
      <style:text-properties fo:letter-spacing="0.0284in"/>
    </style:style>
    <style:style style:name="T769" style:parent-style-name="Fuentedepárrafopredeter." style:family="text">
      <style:text-properties fo:letter-spacing="-0.0006in"/>
    </style:style>
    <style:style style:name="T770" style:parent-style-name="Fuentedepárrafopredeter." style:family="text">
      <style:text-properties fo:letter-spacing="0.0291in"/>
    </style:style>
    <style:style style:name="T771" style:parent-style-name="Fuentedepárrafopredeter." style:family="text">
      <style:text-properties fo:letter-spacing="-0.0006in"/>
    </style:style>
    <style:style style:name="T772" style:parent-style-name="Fuentedepárrafopredeter." style:family="text">
      <style:text-properties fo:letter-spacing="0.027in"/>
    </style:style>
    <style:style style:name="T773" style:parent-style-name="Fuentedepárrafopredeter." style:family="text">
      <style:text-properties fo:letter-spacing="-0.0006in"/>
    </style:style>
    <style:style style:name="T774" style:parent-style-name="Fuentedepárrafopredeter." style:family="text">
      <style:text-properties fo:letter-spacing="0.0298in"/>
    </style:style>
    <style:style style:name="T775" style:parent-style-name="Fuentedepárrafopredeter." style:family="text">
      <style:text-properties fo:letter-spacing="-0.0006in"/>
    </style:style>
    <style:style style:name="T776" style:parent-style-name="Fuentedepárrafopredeter." style:family="text">
      <style:text-properties fo:letter-spacing="0.0291in"/>
    </style:style>
    <style:style style:name="T777" style:parent-style-name="Fuentedepárrafopredeter." style:family="text">
      <style:text-properties fo:letter-spacing="-0.0006in"/>
    </style:style>
    <style:style style:name="T778" style:parent-style-name="Fuentedepárrafopredeter." style:family="text">
      <style:text-properties fo:letter-spacing="0.0284in"/>
    </style:style>
    <style:style style:name="T779" style:parent-style-name="Fuentedepárrafopredeter." style:family="text">
      <style:text-properties fo:letter-spacing="-0.0006in"/>
    </style:style>
    <style:style style:name="T780" style:parent-style-name="Fuentedepárrafopredeter." style:family="text">
      <style:text-properties fo:letter-spacing="0.0284in"/>
    </style:style>
    <style:style style:name="T781" style:parent-style-name="Fuentedepárrafopredeter." style:family="text">
      <style:text-properties fo:letter-spacing="-0.0006in"/>
    </style:style>
    <style:style style:name="T782" style:parent-style-name="Fuentedepárrafopredeter." style:family="text">
      <style:text-properties fo:letter-spacing="0.0284in"/>
    </style:style>
    <style:style style:name="T783" style:parent-style-name="Fuentedepárrafopredeter." style:family="text">
      <style:text-properties fo:letter-spacing="-0.0006in"/>
    </style:style>
    <style:style style:name="T784" style:parent-style-name="Fuentedepárrafopredeter." style:family="text">
      <style:text-properties fo:letter-spacing="0.0284in"/>
    </style:style>
    <style:style style:name="T785" style:parent-style-name="Fuentedepárrafopredeter." style:family="text">
      <style:text-properties fo:letter-spacing="-0.0006in"/>
    </style:style>
    <style:style style:name="T786" style:parent-style-name="Fuentedepárrafopredeter." style:family="text">
      <style:text-properties fo:letter-spacing="0.0277in"/>
    </style:style>
    <style:style style:name="T787" style:parent-style-name="Fuentedepárrafopredeter." style:family="text">
      <style:text-properties fo:letter-spacing="-0.0006in"/>
    </style:style>
    <style:style style:name="T788" style:parent-style-name="Fuentedepárrafopredeter." style:family="text">
      <style:text-properties fo:letter-spacing="0.0291in"/>
    </style:style>
    <style:style style:name="T789" style:parent-style-name="Fuentedepárrafopredeter." style:family="text">
      <style:text-properties fo:letter-spacing="-0.0006in"/>
    </style:style>
    <style:style style:name="T790" style:parent-style-name="Fuentedepárrafopredeter." style:family="text">
      <style:text-properties fo:letter-spacing="0.0368in"/>
    </style:style>
    <style:style style:name="T791" style:parent-style-name="Fuentedepárrafopredeter." style:family="text">
      <style:text-properties fo:letter-spacing="-0.0006in"/>
    </style:style>
    <style:style style:name="T792" style:parent-style-name="Fuentedepárrafopredeter." style:family="text">
      <style:text-properties fo:letter-spacing="0.027in"/>
    </style:style>
    <style:style style:name="T793" style:parent-style-name="Fuentedepárrafopredeter." style:family="text">
      <style:text-properties fo:letter-spacing="-0.0006in"/>
    </style:style>
    <style:style style:name="T794" style:parent-style-name="Fuentedepárrafopredeter." style:family="text">
      <style:text-properties fo:letter-spacing="0.025in"/>
    </style:style>
    <style:style style:name="T795" style:parent-style-name="Fuentedepárrafopredeter." style:family="text">
      <style:text-properties fo:letter-spacing="-0.0006in"/>
    </style:style>
    <style:style style:name="T796" style:parent-style-name="Fuentedepárrafopredeter." style:family="text">
      <style:text-properties fo:letter-spacing="0.027in"/>
    </style:style>
    <style:style style:name="T797" style:parent-style-name="Fuentedepárrafopredeter." style:family="text">
      <style:text-properties fo:letter-spacing="-0.0006in"/>
    </style:style>
    <style:style style:name="T798" style:parent-style-name="Fuentedepárrafopredeter." style:family="text">
      <style:text-properties fo:letter-spacing="0.0263in"/>
    </style:style>
    <style:style style:name="T799" style:parent-style-name="Fuentedepárrafopredeter." style:family="text">
      <style:text-properties fo:letter-spacing="-0.0006in"/>
    </style:style>
    <style:style style:name="T800" style:parent-style-name="Fuentedepárrafopredeter." style:family="text">
      <style:text-properties fo:letter-spacing="0.0291in"/>
    </style:style>
    <style:style style:name="T801" style:parent-style-name="Fuentedepárrafopredeter." style:family="text">
      <style:text-properties fo:letter-spacing="-0.0006in"/>
    </style:style>
    <style:style style:name="T802" style:parent-style-name="Fuentedepárrafopredeter." style:family="text">
      <style:text-properties fo:letter-spacing="0.0277in"/>
    </style:style>
    <style:style style:name="T803" style:parent-style-name="Fuentedepárrafopredeter." style:family="text">
      <style:text-properties fo:letter-spacing="-0.0006in"/>
    </style:style>
    <style:style style:name="T804" style:parent-style-name="Fuentedepárrafopredeter." style:family="text">
      <style:text-properties fo:letter-spacing="0.0263in"/>
    </style:style>
    <style:style style:name="T805" style:parent-style-name="Fuentedepárrafopredeter." style:family="text">
      <style:text-properties fo:letter-spacing="0.0263in"/>
    </style:style>
    <style:style style:name="T806" style:parent-style-name="Fuentedepárrafopredeter." style:family="text">
      <style:text-properties fo:letter-spacing="-0.0006in"/>
    </style:style>
    <style:style style:name="T807" style:parent-style-name="Fuentedepárrafopredeter." style:family="text">
      <style:text-properties fo:letter-spacing="0.027in"/>
    </style:style>
    <style:style style:name="T808" style:parent-style-name="Fuentedepárrafopredeter." style:family="text">
      <style:text-properties fo:letter-spacing="-0.0006in"/>
    </style:style>
    <style:style style:name="T809" style:parent-style-name="Fuentedepárrafopredeter." style:family="text">
      <style:text-properties fo:letter-spacing="0.027in"/>
    </style:style>
    <style:style style:name="T810" style:parent-style-name="Fuentedepárrafopredeter." style:family="text">
      <style:text-properties fo:letter-spacing="-0.0006in"/>
    </style:style>
    <style:style style:name="T811" style:parent-style-name="Fuentedepárrafopredeter." style:family="text">
      <style:text-properties fo:letter-spacing="0.0354in"/>
    </style:style>
    <style:style style:name="T812" style:parent-style-name="Fuentedepárrafopredeter." style:family="text">
      <style:text-properties fo:letter-spacing="-0.0006in"/>
    </style:style>
    <style:style style:name="T813" style:parent-style-name="Fuentedepárrafopredeter." style:family="text">
      <style:text-properties fo:letter-spacing="0.0034in"/>
    </style:style>
    <style:style style:name="T814" style:parent-style-name="Fuentedepárrafopredeter." style:family="text">
      <style:text-properties fo:letter-spacing="-0.0006in"/>
    </style:style>
    <style:style style:name="T815" style:parent-style-name="Fuentedepárrafopredeter." style:family="text">
      <style:text-properties fo:letter-spacing="0.0048in"/>
    </style:style>
    <style:style style:name="T816" style:parent-style-name="Fuentedepárrafopredeter." style:family="text">
      <style:text-properties fo:letter-spacing="-0.0006in"/>
    </style:style>
    <style:style style:name="T817" style:parent-style-name="Fuentedepárrafopredeter." style:family="text">
      <style:text-properties fo:letter-spacing="0.0034in"/>
    </style:style>
    <style:style style:name="T818" style:parent-style-name="Fuentedepárrafopredeter." style:family="text">
      <style:text-properties fo:letter-spacing="0.0041in"/>
    </style:style>
    <style:style style:name="T819" style:parent-style-name="Fuentedepárrafopredeter." style:family="text">
      <style:text-properties fo:letter-spacing="-0.0006in"/>
    </style:style>
    <style:style style:name="T820" style:parent-style-name="Fuentedepárrafopredeter." style:family="text">
      <style:text-properties fo:letter-spacing="0.002in"/>
    </style:style>
    <style:style style:name="T821" style:parent-style-name="Fuentedepárrafopredeter." style:family="text">
      <style:text-properties fo:letter-spacing="-0.0006in"/>
    </style:style>
    <style:style style:name="T822" style:parent-style-name="Fuentedepárrafopredeter." style:family="text">
      <style:text-properties fo:letter-spacing="0.0048in"/>
    </style:style>
    <style:style style:name="T823" style:parent-style-name="Fuentedepárrafopredeter." style:family="text">
      <style:text-properties fo:letter-spacing="-0.0006in"/>
    </style:style>
    <style:style style:name="T824" style:parent-style-name="Fuentedepárrafopredeter." style:family="text">
      <style:text-properties fo:letter-spacing="0.0041in"/>
    </style:style>
    <style:style style:name="T825" style:parent-style-name="Fuentedepárrafopredeter." style:family="text">
      <style:text-properties fo:letter-spacing="0.0048in"/>
    </style:style>
    <style:style style:name="T826" style:parent-style-name="Fuentedepárrafopredeter." style:family="text">
      <style:text-properties fo:letter-spacing="-0.0006in"/>
    </style:style>
    <style:style style:name="T827" style:parent-style-name="Fuentedepárrafopredeter." style:family="text">
      <style:text-properties fo:letter-spacing="0.0062in"/>
    </style:style>
    <style:style style:name="T828" style:parent-style-name="Fuentedepárrafopredeter." style:family="text">
      <style:text-properties fo:letter-spacing="-0.0006in"/>
    </style:style>
    <style:style style:name="T829" style:parent-style-name="Fuentedepárrafopredeter." style:family="text">
      <style:text-properties fo:letter-spacing="0.0034in"/>
    </style:style>
    <style:style style:name="T830" style:parent-style-name="Fuentedepárrafopredeter." style:family="text">
      <style:text-properties fo:letter-spacing="-0.0013in"/>
    </style:style>
    <style:style style:name="T831" style:parent-style-name="Fuentedepárrafopredeter." style:family="text">
      <style:text-properties fo:letter-spacing="0.0548in"/>
    </style:style>
    <style:style style:name="T832" style:parent-style-name="Fuentedepárrafopredeter." style:family="text">
      <style:text-properties fo:letter-spacing="-0.0006in"/>
    </style:style>
    <style:style style:name="T833" style:parent-style-name="Fuentedepárrafopredeter." style:family="text">
      <style:text-properties fo:letter-spacing="0.0062in"/>
    </style:style>
    <style:style style:name="T834" style:parent-style-name="Fuentedepárrafopredeter." style:family="text">
      <style:text-properties fo:letter-spacing="0.0062in"/>
    </style:style>
    <style:style style:name="T835" style:parent-style-name="Fuentedepárrafopredeter." style:family="text">
      <style:text-properties fo:letter-spacing="-0.0006in"/>
    </style:style>
    <style:style style:name="T836" style:parent-style-name="Fuentedepárrafopredeter." style:family="text">
      <style:text-properties fo:letter-spacing="0.0062in"/>
    </style:style>
    <style:style style:name="T837" style:parent-style-name="Fuentedepárrafopredeter." style:family="text">
      <style:text-properties fo:letter-spacing="-0.0006in"/>
    </style:style>
    <style:style style:name="T838" style:parent-style-name="Fuentedepárrafopredeter." style:family="text">
      <style:text-properties fo:letter-spacing="0.0069in"/>
    </style:style>
    <style:style style:name="T839" style:parent-style-name="Fuentedepárrafopredeter." style:family="text">
      <style:text-properties fo:letter-spacing="-0.0006in"/>
    </style:style>
    <style:style style:name="T840" style:parent-style-name="Fuentedepárrafopredeter." style:family="text">
      <style:text-properties fo:letter-spacing="0.0069in"/>
    </style:style>
    <style:style style:name="T841" style:parent-style-name="Fuentedepárrafopredeter." style:family="text">
      <style:text-properties fo:letter-spacing="-0.0006in"/>
    </style:style>
    <style:style style:name="T842" style:parent-style-name="Fuentedepárrafopredeter." style:family="text">
      <style:text-properties fo:letter-spacing="0.0069in"/>
    </style:style>
    <style:style style:name="T843" style:parent-style-name="Fuentedepárrafopredeter." style:family="text">
      <style:text-properties fo:letter-spacing="-0.0006in"/>
    </style:style>
    <style:style style:name="T844" style:parent-style-name="Fuentedepárrafopredeter." style:family="text">
      <style:text-properties fo:letter-spacing="0.0069in"/>
    </style:style>
    <style:style style:name="T845" style:parent-style-name="Fuentedepárrafopredeter." style:family="text">
      <style:text-properties fo:letter-spacing="-0.0006in"/>
    </style:style>
    <style:style style:name="T846" style:parent-style-name="Fuentedepárrafopredeter." style:family="text">
      <style:text-properties fo:color="#0000FF"/>
    </style:style>
    <style:style style:name="T847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848" style:parent-style-name="Fuentedepárrafopredeter." style:family="text">
      <style:text-properties fo:letter-spacing="-0.0006in"/>
    </style:style>
    <style:style style:name="P849" style:parent-style-name="Normal" style:family="paragraph">
      <style:paragraph-properties fo:margin-top="0.0055in"/>
      <style:text-properties style:font-name="Calibri" style:font-name-asian="Calibri" style:font-name-complex="Calibri" fo:font-size="12pt" style:font-size-asian="12pt" style:font-size-complex="12pt"/>
    </style:style>
    <style:style style:name="T850" style:parent-style-name="Fuentedepárrafopredeter." style:family="text">
      <style:text-properties fo:color="#4F81BC" fo:letter-spacing="-0.0006in"/>
    </style:style>
    <style:style style:name="P851" style:parent-style-name="Textoindependiente" style:family="paragraph">
      <style:paragraph-properties fo:text-align="justify" fo:margin-top="0.1256in" fo:line-height="115%" fo:margin-right="0.0798in" fo:text-indent="0.4909in"/>
    </style:style>
    <style:style style:name="T852" style:parent-style-name="Fuentedepárrafopredeter." style:family="text">
      <style:text-properties fo:letter-spacing="-0.0006in"/>
    </style:style>
    <style:style style:name="T853" style:parent-style-name="Fuentedepárrafopredeter." style:family="text">
      <style:text-properties fo:letter-spacing="0.0138in"/>
    </style:style>
    <style:style style:name="T854" style:parent-style-name="Fuentedepárrafopredeter." style:family="text">
      <style:text-properties fo:letter-spacing="-0.0006in"/>
    </style:style>
    <style:style style:name="T855" style:parent-style-name="Fuentedepárrafopredeter." style:family="text">
      <style:text-properties fo:letter-spacing="0.0138in"/>
    </style:style>
    <style:style style:name="T856" style:parent-style-name="Fuentedepárrafopredeter." style:family="text">
      <style:text-properties fo:letter-spacing="-0.0006in"/>
    </style:style>
    <style:style style:name="T857" style:parent-style-name="Fuentedepárrafopredeter." style:family="text">
      <style:text-properties fo:letter-spacing="0.0145in"/>
    </style:style>
    <style:style style:name="T858" style:parent-style-name="Fuentedepárrafopredeter." style:family="text">
      <style:text-properties fo:letter-spacing="-0.0006in"/>
    </style:style>
    <style:style style:name="T859" style:parent-style-name="Fuentedepárrafopredeter." style:family="text">
      <style:text-properties fo:letter-spacing="0.0131in"/>
    </style:style>
    <style:style style:name="T860" style:parent-style-name="Fuentedepárrafopredeter." style:family="text">
      <style:text-properties fo:letter-spacing="-0.0006in"/>
    </style:style>
    <style:style style:name="T861" style:parent-style-name="Fuentedepárrafopredeter." style:family="text">
      <style:text-properties fo:letter-spacing="0.0138in"/>
    </style:style>
    <style:style style:name="T862" style:parent-style-name="Fuentedepárrafopredeter." style:family="text">
      <style:text-properties fo:letter-spacing="-0.0006in"/>
    </style:style>
    <style:style style:name="T863" style:parent-style-name="Fuentedepárrafopredeter." style:family="text">
      <style:text-properties fo:letter-spacing="0.0131in"/>
    </style:style>
    <style:style style:name="T864" style:parent-style-name="Fuentedepárrafopredeter." style:family="text">
      <style:text-properties fo:letter-spacing="-0.0006in"/>
    </style:style>
    <style:style style:name="T865" style:parent-style-name="Fuentedepárrafopredeter." style:family="text">
      <style:text-properties fo:letter-spacing="0.0125in"/>
    </style:style>
    <style:style style:name="T866" style:parent-style-name="Fuentedepárrafopredeter." style:family="text">
      <style:text-properties fo:letter-spacing="-0.0006in"/>
    </style:style>
    <style:style style:name="T867" style:parent-style-name="Fuentedepárrafopredeter." style:family="text">
      <style:text-properties fo:letter-spacing="0.0138in"/>
    </style:style>
    <style:style style:name="T868" style:parent-style-name="Fuentedepárrafopredeter." style:family="text">
      <style:text-properties fo:letter-spacing="0.0138in"/>
    </style:style>
    <style:style style:name="T869" style:parent-style-name="Fuentedepárrafopredeter." style:family="text">
      <style:text-properties fo:letter-spacing="0.0131in"/>
    </style:style>
    <style:style style:name="T870" style:parent-style-name="Fuentedepárrafopredeter." style:family="text">
      <style:text-properties fo:letter-spacing="0.0131in"/>
    </style:style>
    <style:style style:name="T871" style:parent-style-name="Fuentedepárrafopredeter." style:family="text">
      <style:text-properties fo:letter-spacing="-0.0006in"/>
    </style:style>
    <style:style style:name="T872" style:parent-style-name="Fuentedepárrafopredeter." style:family="text">
      <style:text-properties fo:letter-spacing="0.0125in"/>
    </style:style>
    <style:style style:name="T873" style:parent-style-name="Fuentedepárrafopredeter." style:family="text">
      <style:text-properties fo:letter-spacing="-0.0006in"/>
    </style:style>
    <style:style style:name="T874" style:parent-style-name="Fuentedepárrafopredeter." style:family="text">
      <style:text-properties fo:letter-spacing="0.0326in"/>
    </style:style>
    <style:style style:name="T875" style:parent-style-name="Fuentedepárrafopredeter." style:family="text">
      <style:text-properties fo:letter-spacing="-0.0006in"/>
    </style:style>
    <style:style style:name="T876" style:parent-style-name="Fuentedepárrafopredeter." style:family="text">
      <style:text-properties fo:letter-spacing="0.009in"/>
    </style:style>
    <style:style style:name="T877" style:parent-style-name="Fuentedepárrafopredeter." style:family="text">
      <style:text-properties fo:letter-spacing="0.0097in"/>
    </style:style>
    <style:style style:name="T878" style:parent-style-name="Fuentedepárrafopredeter." style:family="text">
      <style:text-properties fo:letter-spacing="0.0104in"/>
    </style:style>
    <style:style style:name="T879" style:parent-style-name="Fuentedepárrafopredeter." style:family="text">
      <style:text-properties fo:letter-spacing="-0.0006in"/>
    </style:style>
    <style:style style:name="T880" style:parent-style-name="Fuentedepárrafopredeter." style:family="text">
      <style:text-properties fo:letter-spacing="0.0104in"/>
    </style:style>
    <style:style style:name="T881" style:parent-style-name="Fuentedepárrafopredeter." style:family="text">
      <style:text-properties fo:letter-spacing="0.0104in"/>
    </style:style>
    <style:style style:name="T882" style:parent-style-name="Fuentedepárrafopredeter." style:family="text">
      <style:text-properties fo:letter-spacing="-0.0013in"/>
    </style:style>
    <style:style style:name="T883" style:parent-style-name="Fuentedepárrafopredeter." style:family="text">
      <style:text-properties fo:letter-spacing="0.009in"/>
    </style:style>
    <style:style style:name="T884" style:parent-style-name="Fuentedepárrafopredeter." style:family="text">
      <style:text-properties fo:letter-spacing="-0.0006in"/>
    </style:style>
    <style:style style:name="T885" style:parent-style-name="Fuentedepárrafopredeter." style:family="text">
      <style:text-properties fo:letter-spacing="0.0097in"/>
    </style:style>
    <style:style style:name="T886" style:parent-style-name="Fuentedepárrafopredeter." style:family="text">
      <style:text-properties fo:letter-spacing="0.0097in"/>
    </style:style>
    <style:style style:name="T887" style:parent-style-name="Fuentedepárrafopredeter." style:family="text">
      <style:text-properties fo:letter-spacing="0.0104in"/>
    </style:style>
    <style:style style:name="T888" style:parent-style-name="Fuentedepárrafopredeter." style:family="text">
      <style:text-properties fo:letter-spacing="-0.0006in"/>
    </style:style>
    <style:style style:name="T889" style:parent-style-name="Fuentedepárrafopredeter." style:family="text">
      <style:text-properties fo:letter-spacing="0.0104in"/>
    </style:style>
    <style:style style:name="T890" style:parent-style-name="Fuentedepárrafopredeter." style:family="text">
      <style:text-properties fo:letter-spacing="-0.0006in"/>
    </style:style>
    <style:style style:name="T891" style:parent-style-name="Fuentedepárrafopredeter." style:family="text">
      <style:text-properties fo:letter-spacing="0.0097in"/>
    </style:style>
    <style:style style:name="T892" style:parent-style-name="Fuentedepárrafopredeter." style:family="text">
      <style:text-properties fo:letter-spacing="-0.0006in"/>
    </style:style>
    <style:style style:name="T893" style:parent-style-name="Fuentedepárrafopredeter." style:family="text">
      <style:text-properties fo:letter-spacing="0.0097in"/>
    </style:style>
    <style:style style:name="T894" style:parent-style-name="Fuentedepárrafopredeter." style:family="text">
      <style:text-properties fo:letter-spacing="-0.0006in"/>
    </style:style>
    <style:style style:name="T895" style:parent-style-name="Fuentedepárrafopredeter." style:family="text">
      <style:text-properties fo:letter-spacing="0.0145in"/>
    </style:style>
    <style:style style:name="T896" style:parent-style-name="Fuentedepárrafopredeter." style:family="text">
      <style:text-properties fo:letter-spacing="-0.0006in"/>
    </style:style>
    <style:style style:name="T897" style:parent-style-name="Fuentedepárrafopredeter." style:family="text">
      <style:text-properties fo:letter-spacing="0.0111in"/>
    </style:style>
    <style:style style:name="T898" style:parent-style-name="Fuentedepárrafopredeter." style:family="text">
      <style:text-properties fo:letter-spacing="-0.0006in"/>
    </style:style>
    <style:style style:name="T899" style:parent-style-name="Fuentedepárrafopredeter." style:family="text">
      <style:text-properties fo:letter-spacing="0.0076in"/>
    </style:style>
    <style:style style:name="T900" style:parent-style-name="Fuentedepárrafopredeter." style:family="text">
      <style:text-properties fo:letter-spacing="-0.0006in"/>
    </style:style>
    <style:style style:name="T901" style:parent-style-name="Fuentedepárrafopredeter." style:family="text">
      <style:text-properties fo:letter-spacing="0.0097in"/>
    </style:style>
    <style:style style:name="T902" style:parent-style-name="Fuentedepárrafopredeter." style:family="text">
      <style:text-properties fo:letter-spacing="-0.0006in"/>
    </style:style>
    <style:style style:name="T903" style:parent-style-name="Fuentedepárrafopredeter." style:family="text">
      <style:text-properties fo:letter-spacing="0.0097in"/>
    </style:style>
    <style:style style:name="T904" style:parent-style-name="Fuentedepárrafopredeter." style:family="text">
      <style:text-properties fo:letter-spacing="0.0368in"/>
    </style:style>
    <style:style style:name="T905" style:parent-style-name="Fuentedepárrafopredeter." style:family="text">
      <style:text-properties fo:letter-spacing="-0.0006in"/>
    </style:style>
    <style:style style:name="T906" style:parent-style-name="Fuentedepárrafopredeter." style:family="text">
      <style:text-properties fo:letter-spacing="0.009in"/>
    </style:style>
    <style:style style:name="T907" style:parent-style-name="Fuentedepárrafopredeter." style:family="text">
      <style:text-properties fo:letter-spacing="-0.0013in"/>
    </style:style>
    <style:style style:name="T908" style:parent-style-name="Fuentedepárrafopredeter." style:family="text">
      <style:text-properties fo:letter-spacing="0.009in"/>
    </style:style>
    <style:style style:name="T909" style:parent-style-name="Fuentedepárrafopredeter." style:family="text">
      <style:text-properties fo:letter-spacing="0.0076in"/>
    </style:style>
    <style:style style:name="T910" style:parent-style-name="Fuentedepárrafopredeter." style:family="text">
      <style:text-properties fo:letter-spacing="0.0083in"/>
    </style:style>
    <style:style style:name="T911" style:parent-style-name="Fuentedepárrafopredeter." style:family="text">
      <style:text-properties fo:letter-spacing="-0.0006in"/>
    </style:style>
    <style:style style:name="T912" style:parent-style-name="Fuentedepárrafopredeter." style:family="text">
      <style:text-properties fo:letter-spacing="0.009in"/>
    </style:style>
    <style:style style:name="T913" style:parent-style-name="Fuentedepárrafopredeter." style:family="text">
      <style:text-properties fo:letter-spacing="-0.0006in"/>
    </style:style>
    <style:style style:name="T914" style:parent-style-name="Fuentedepárrafopredeter." style:family="text">
      <style:text-properties fo:letter-spacing="0.0076in"/>
    </style:style>
    <style:style style:name="T915" style:parent-style-name="Fuentedepárrafopredeter." style:family="text">
      <style:text-properties fo:letter-spacing="0.0083in"/>
    </style:style>
    <style:style style:name="T916" style:parent-style-name="Fuentedepárrafopredeter." style:family="text">
      <style:text-properties fo:letter-spacing="-0.0006in"/>
    </style:style>
    <style:style style:name="T917" style:parent-style-name="Fuentedepárrafopredeter." style:family="text">
      <style:text-properties fo:letter-spacing="0.0069in"/>
    </style:style>
    <style:style style:name="T918" style:parent-style-name="Fuentedepárrafopredeter." style:family="text">
      <style:text-properties fo:letter-spacing="-0.0006in"/>
    </style:style>
    <style:style style:name="T919" style:parent-style-name="Fuentedepárrafopredeter." style:family="text">
      <style:text-properties fo:letter-spacing="0.0083in"/>
    </style:style>
    <style:style style:name="T920" style:parent-style-name="Fuentedepárrafopredeter." style:family="text">
      <style:text-properties fo:letter-spacing="-0.0006in"/>
    </style:style>
    <style:style style:name="T921" style:parent-style-name="Fuentedepárrafopredeter." style:family="text">
      <style:text-properties fo:letter-spacing="0.009in"/>
    </style:style>
    <style:style style:name="T922" style:parent-style-name="Fuentedepárrafopredeter." style:family="text">
      <style:text-properties fo:letter-spacing="-0.0006in"/>
    </style:style>
    <style:style style:name="T923" style:parent-style-name="Fuentedepárrafopredeter." style:family="text">
      <style:text-properties fo:letter-spacing="0.0076in"/>
    </style:style>
    <style:style style:name="T924" style:parent-style-name="Fuentedepárrafopredeter." style:family="text">
      <style:text-properties fo:letter-spacing="-0.0006in"/>
    </style:style>
    <style:style style:name="T925" style:parent-style-name="Fuentedepárrafopredeter." style:family="text">
      <style:text-properties fo:letter-spacing="0.0319in"/>
    </style:style>
    <style:style style:name="T926" style:parent-style-name="Fuentedepárrafopredeter." style:family="text">
      <style:text-properties fo:letter-spacing="-0.0006in"/>
    </style:style>
    <style:style style:name="T927" style:parent-style-name="Fuentedepárrafopredeter." style:family="text">
      <style:text-properties fo:letter-spacing="0.0055in"/>
    </style:style>
    <style:style style:name="T928" style:parent-style-name="Fuentedepárrafopredeter." style:family="text">
      <style:text-properties fo:letter-spacing="-0.0006in"/>
    </style:style>
    <style:style style:name="T929" style:parent-style-name="Fuentedepárrafopredeter." style:family="text">
      <style:text-properties fo:letter-spacing="0.0048in"/>
    </style:style>
    <style:style style:name="T930" style:parent-style-name="Fuentedepárrafopredeter." style:family="text">
      <style:text-properties fo:letter-spacing="-0.0006in"/>
    </style:style>
    <style:style style:name="T931" style:parent-style-name="Fuentedepárrafopredeter." style:family="text">
      <style:text-properties fo:letter-spacing="0.0048in"/>
    </style:style>
    <style:style style:name="T932" style:parent-style-name="Fuentedepárrafopredeter." style:family="text">
      <style:text-properties fo:letter-spacing="-0.0006in"/>
    </style:style>
    <style:style style:name="T933" style:parent-style-name="Fuentedepárrafopredeter." style:family="text">
      <style:text-properties fo:letter-spacing="0.0048in"/>
    </style:style>
    <style:style style:name="T934" style:parent-style-name="Fuentedepárrafopredeter." style:family="text">
      <style:text-properties fo:letter-spacing="-0.0006in"/>
    </style:style>
    <style:style style:name="T935" style:parent-style-name="Fuentedepárrafopredeter." style:family="text">
      <style:text-properties fo:letter-spacing="0.0041in"/>
    </style:style>
    <style:style style:name="T936" style:parent-style-name="Fuentedepárrafopredeter." style:family="text">
      <style:text-properties fo:letter-spacing="-0.0006in"/>
    </style:style>
    <style:style style:name="T937" style:parent-style-name="Fuentedepárrafopredeter." style:family="text">
      <style:text-properties fo:letter-spacing="0.0041in"/>
    </style:style>
    <style:style style:name="T938" style:parent-style-name="Fuentedepárrafopredeter." style:family="text">
      <style:text-properties fo:letter-spacing="-0.0006in"/>
    </style:style>
    <style:style style:name="T939" style:parent-style-name="Fuentedepárrafopredeter." style:family="text">
      <style:text-properties fo:letter-spacing="0.0048in"/>
    </style:style>
    <style:style style:name="T940" style:parent-style-name="Fuentedepárrafopredeter." style:family="text">
      <style:text-properties fo:letter-spacing="-0.0006in"/>
    </style:style>
    <style:style style:name="T941" style:parent-style-name="Fuentedepárrafopredeter." style:family="text">
      <style:text-properties fo:letter-spacing="0.0034in"/>
    </style:style>
    <style:style style:name="T942" style:parent-style-name="Fuentedepárrafopredeter." style:family="text">
      <style:text-properties fo:letter-spacing="-0.0006in"/>
    </style:style>
    <style:style style:name="T943" style:parent-style-name="Fuentedepárrafopredeter." style:family="text">
      <style:text-properties fo:letter-spacing="0.0055in"/>
    </style:style>
    <style:style style:name="T944" style:parent-style-name="Fuentedepárrafopredeter." style:family="text">
      <style:text-properties fo:letter-spacing="-0.0006in"/>
    </style:style>
    <style:style style:name="T945" style:parent-style-name="Fuentedepárrafopredeter." style:family="text">
      <style:text-properties fo:letter-spacing="0.0034in"/>
    </style:style>
    <style:style style:name="T946" style:parent-style-name="Fuentedepárrafopredeter." style:family="text">
      <style:text-properties fo:letter-spacing="-0.0006in"/>
    </style:style>
    <style:style style:name="T947" style:parent-style-name="Fuentedepárrafopredeter." style:family="text">
      <style:text-properties fo:letter-spacing="0.0375in"/>
    </style:style>
    <style:style style:name="T948" style:parent-style-name="Fuentedepárrafopredeter." style:family="text">
      <style:text-properties fo:letter-spacing="-0.0006in"/>
    </style:style>
    <style:style style:name="T949" style:parent-style-name="Fuentedepárrafopredeter." style:family="text">
      <style:text-properties fo:letter-spacing="0.0104in"/>
    </style:style>
    <style:style style:name="T950" style:parent-style-name="Fuentedepárrafopredeter." style:family="text">
      <style:text-properties fo:letter-spacing="-0.0006in"/>
    </style:style>
    <style:style style:name="T951" style:parent-style-name="Fuentedepárrafopredeter." style:family="text">
      <style:text-properties fo:letter-spacing="0.0097in"/>
    </style:style>
    <style:style style:name="T952" style:parent-style-name="Fuentedepárrafopredeter." style:family="text">
      <style:text-properties fo:letter-spacing="-0.0006in"/>
    </style:style>
    <style:style style:name="T953" style:parent-style-name="Fuentedepárrafopredeter." style:family="text">
      <style:text-properties fo:letter-spacing="0.0097in"/>
    </style:style>
    <style:style style:name="T954" style:parent-style-name="Fuentedepárrafopredeter." style:family="text">
      <style:text-properties fo:letter-spacing="-0.0006in"/>
    </style:style>
    <style:style style:name="T955" style:parent-style-name="Fuentedepárrafopredeter." style:family="text">
      <style:text-properties fo:letter-spacing="0.0097in"/>
    </style:style>
    <style:style style:name="T956" style:parent-style-name="Fuentedepárrafopredeter." style:family="text">
      <style:text-properties fo:letter-spacing="-0.0006in"/>
    </style:style>
    <style:style style:name="T957" style:parent-style-name="Fuentedepárrafopredeter." style:family="text">
      <style:text-properties fo:letter-spacing="0.009in"/>
    </style:style>
    <style:style style:name="T958" style:parent-style-name="Fuentedepárrafopredeter." style:family="text">
      <style:text-properties fo:letter-spacing="-0.0006in"/>
    </style:style>
    <style:style style:name="T959" style:parent-style-name="Fuentedepárrafopredeter." style:family="text">
      <style:text-properties fo:letter-spacing="0.0083in"/>
    </style:style>
    <style:style style:name="T960" style:parent-style-name="Fuentedepárrafopredeter." style:family="text">
      <style:text-properties fo:letter-spacing="0.0104in"/>
    </style:style>
    <style:style style:name="T961" style:parent-style-name="Fuentedepárrafopredeter." style:family="text">
      <style:text-properties fo:letter-spacing="-0.0006in"/>
    </style:style>
    <style:style style:name="T962" style:parent-style-name="Fuentedepárrafopredeter." style:family="text">
      <style:text-properties fo:letter-spacing="0.0097in"/>
    </style:style>
    <style:style style:name="T963" style:parent-style-name="Fuentedepárrafopredeter." style:family="text">
      <style:text-properties fo:letter-spacing="-0.0006in"/>
    </style:style>
    <style:style style:name="T964" style:parent-style-name="Fuentedepárrafopredeter." style:family="text">
      <style:text-properties fo:letter-spacing="0.0076in"/>
    </style:style>
    <style:style style:name="T965" style:parent-style-name="Fuentedepárrafopredeter." style:family="text">
      <style:text-properties fo:letter-spacing="0.0104in"/>
    </style:style>
    <style:style style:name="T966" style:parent-style-name="Fuentedepárrafopredeter." style:family="text">
      <style:text-properties fo:letter-spacing="0.0076in"/>
    </style:style>
    <style:style style:name="T967" style:parent-style-name="Fuentedepárrafopredeter." style:family="text">
      <style:text-properties fo:letter-spacing="-0.0006in"/>
    </style:style>
    <style:style style:name="T968" style:parent-style-name="Fuentedepárrafopredeter." style:family="text">
      <style:text-properties fo:letter-spacing="0.0097in"/>
    </style:style>
    <style:style style:name="T969" style:parent-style-name="Fuentedepárrafopredeter." style:family="text">
      <style:text-properties fo:letter-spacing="-0.0006in"/>
    </style:style>
    <style:style style:name="T970" style:parent-style-name="Fuentedepárrafopredeter." style:family="text">
      <style:text-properties fo:letter-spacing="0.0097in"/>
    </style:style>
    <style:style style:name="T971" style:parent-style-name="Fuentedepárrafopredeter." style:family="text">
      <style:text-properties fo:letter-spacing="-0.0006in"/>
    </style:style>
    <style:style style:name="T972" style:parent-style-name="Fuentedepárrafopredeter." style:family="text">
      <style:text-properties fo:letter-spacing="0.0423in"/>
    </style:style>
    <style:style style:name="T973" style:parent-style-name="Fuentedepárrafopredeter." style:family="text">
      <style:text-properties fo:letter-spacing="-0.0006in"/>
    </style:style>
    <style:style style:name="T974" style:parent-style-name="Fuentedepárrafopredeter." style:family="text">
      <style:text-properties fo:letter-spacing="-0.0013in"/>
    </style:style>
    <style:style style:name="T975" style:parent-style-name="Fuentedepárrafopredeter." style:family="text">
      <style:text-properties fo:letter-spacing="0.0013in"/>
    </style:style>
    <style:style style:name="T976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977" style:parent-style-name="Fuentedepárrafopredeter." style:family="text">
      <style:text-properties fo:letter-spacing="-0.0006in"/>
    </style:style>
    <style:style style:name="P978" style:parent-style-name="Normal" style:family="paragraph">
      <style:paragraph-properties fo:margin-top="0.0034in"/>
      <style:text-properties style:font-name="Calibri" style:font-name-asian="Calibri" style:font-name-complex="Calibri" fo:font-size="12pt" style:font-size-asian="12pt" style:font-size-complex="12pt"/>
    </style:style>
    <style:style style:name="T979" style:parent-style-name="Fuentedepárrafopredeter." style:family="text">
      <style:text-properties fo:color="#4F81BC" fo:letter-spacing="-0.0006in"/>
    </style:style>
    <style:style style:name="P980" style:parent-style-name="Textoindependiente" style:family="paragraph">
      <style:paragraph-properties fo:text-align="justify" fo:margin-top="0.1277in" fo:line-height="115%" fo:margin-right="0.0812in" fo:text-indent="0.4909in"/>
    </style:style>
    <style:style style:name="T981" style:parent-style-name="Fuentedepárrafopredeter." style:family="text">
      <style:text-properties fo:letter-spacing="0.0125in"/>
    </style:style>
    <style:style style:name="T982" style:parent-style-name="Fuentedepárrafopredeter." style:family="text">
      <style:text-properties fo:letter-spacing="-0.0006in"/>
    </style:style>
    <style:style style:name="T983" style:parent-style-name="Fuentedepárrafopredeter." style:family="text">
      <style:text-properties fo:letter-spacing="0.0118in"/>
    </style:style>
    <style:style style:name="T984" style:parent-style-name="Fuentedepárrafopredeter." style:family="text">
      <style:text-properties fo:letter-spacing="-0.0006in"/>
    </style:style>
    <style:style style:name="T985" style:parent-style-name="Fuentedepárrafopredeter." style:family="text">
      <style:text-properties fo:letter-spacing="0.0125in"/>
    </style:style>
    <style:style style:name="T986" style:parent-style-name="Fuentedepárrafopredeter." style:family="text">
      <style:text-properties fo:letter-spacing="-0.0006in"/>
    </style:style>
    <style:style style:name="T987" style:parent-style-name="Fuentedepárrafopredeter." style:family="text">
      <style:text-properties fo:letter-spacing="0.0131in"/>
    </style:style>
    <style:style style:name="T988" style:parent-style-name="Fuentedepárrafopredeter." style:family="text">
      <style:text-properties fo:letter-spacing="-0.0006in"/>
    </style:style>
    <style:style style:name="T989" style:parent-style-name="Fuentedepárrafopredeter." style:family="text">
      <style:text-properties fo:letter-spacing="0.0118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0.0125in"/>
    </style:style>
    <style:style style:name="T992" style:parent-style-name="Fuentedepárrafopredeter." style:family="text">
      <style:text-properties fo:letter-spacing="-0.0006in"/>
    </style:style>
    <style:style style:name="T993" style:parent-style-name="Fuentedepárrafopredeter." style:family="text">
      <style:text-properties fo:letter-spacing="0.0118in"/>
    </style:style>
    <style:style style:name="T994" style:parent-style-name="Fuentedepárrafopredeter." style:family="text">
      <style:text-properties fo:letter-spacing="0.0125in"/>
    </style:style>
    <style:style style:name="T995" style:parent-style-name="Fuentedepárrafopredeter." style:family="text">
      <style:text-properties fo:letter-spacing="-0.0006in"/>
    </style:style>
    <style:style style:name="T996" style:parent-style-name="Fuentedepárrafopredeter." style:family="text">
      <style:text-properties fo:letter-spacing="0.0125in"/>
    </style:style>
    <style:style style:name="T997" style:parent-style-name="Fuentedepárrafopredeter." style:family="text">
      <style:text-properties fo:letter-spacing="0.0125in"/>
    </style:style>
    <style:style style:name="T998" style:parent-style-name="Fuentedepárrafopredeter." style:family="text">
      <style:text-properties fo:letter-spacing="-0.0006in"/>
    </style:style>
    <style:style style:name="T999" style:parent-style-name="Fuentedepárrafopredeter." style:family="text">
      <style:text-properties fo:letter-spacing="0.0131in"/>
    </style:style>
    <style:style style:name="T1000" style:parent-style-name="Fuentedepárrafopredeter." style:family="text">
      <style:text-properties fo:letter-spacing="-0.0006in"/>
    </style:style>
    <style:style style:name="T1001" style:parent-style-name="Fuentedepárrafopredeter." style:family="text">
      <style:text-properties fo:letter-spacing="0.0118in"/>
    </style:style>
    <style:style style:name="T1002" style:parent-style-name="Fuentedepárrafopredeter." style:family="text">
      <style:text-properties fo:letter-spacing="-0.0006in"/>
    </style:style>
    <style:style style:name="T1003" style:parent-style-name="Fuentedepárrafopredeter." style:family="text">
      <style:text-properties fo:letter-spacing="0.034in"/>
    </style:style>
    <style:style style:name="T1004" style:parent-style-name="Fuentedepárrafopredeter." style:family="text">
      <style:text-properties fo:letter-spacing="-0.0006in"/>
    </style:style>
    <style:style style:name="T1005" style:parent-style-name="Fuentedepárrafopredeter." style:family="text">
      <style:text-properties fo:letter-spacing="0.0118in"/>
    </style:style>
    <style:style style:name="T1006" style:parent-style-name="Fuentedepárrafopredeter." style:family="text">
      <style:text-properties fo:letter-spacing="0.0125in"/>
    </style:style>
    <style:style style:name="T1007" style:parent-style-name="Fuentedepárrafopredeter." style:family="text">
      <style:text-properties fo:letter-spacing="-0.0006in"/>
    </style:style>
    <style:style style:name="T1008" style:parent-style-name="Fuentedepárrafopredeter." style:family="text">
      <style:text-properties fo:letter-spacing="0.0111in"/>
    </style:style>
    <style:style style:name="T1009" style:parent-style-name="Fuentedepárrafopredeter." style:family="text">
      <style:text-properties fo:letter-spacing="-0.0006in"/>
    </style:style>
    <style:style style:name="T1010" style:parent-style-name="Fuentedepárrafopredeter." style:family="text">
      <style:text-properties fo:letter-spacing="0.0104in"/>
    </style:style>
    <style:style style:name="T1011" style:parent-style-name="Fuentedepárrafopredeter." style:family="text">
      <style:text-properties fo:letter-spacing="-0.0006in"/>
    </style:style>
    <style:style style:name="T1012" style:parent-style-name="Fuentedepárrafopredeter." style:family="text">
      <style:text-properties fo:letter-spacing="0.0111in"/>
    </style:style>
    <style:style style:name="T1013" style:parent-style-name="Fuentedepárrafopredeter." style:family="text">
      <style:text-properties fo:letter-spacing="-0.0006in"/>
    </style:style>
    <style:style style:name="T1014" style:parent-style-name="Fuentedepárrafopredeter." style:family="text">
      <style:text-properties fo:letter-spacing="0.0118in"/>
    </style:style>
    <style:style style:name="T1015" style:parent-style-name="Fuentedepárrafopredeter." style:family="text">
      <style:text-properties fo:letter-spacing="0.0118in"/>
    </style:style>
    <style:style style:name="T1016" style:parent-style-name="Fuentedepárrafopredeter." style:family="text">
      <style:text-properties fo:letter-spacing="-0.0006in"/>
    </style:style>
    <style:style style:name="T1017" style:parent-style-name="Fuentedepárrafopredeter." style:family="text">
      <style:text-properties fo:letter-spacing="0.0118in"/>
    </style:style>
    <style:style style:name="T1018" style:parent-style-name="Fuentedepárrafopredeter." style:family="text">
      <style:text-properties fo:letter-spacing="-0.0006in"/>
    </style:style>
    <style:style style:name="T1019" style:parent-style-name="Fuentedepárrafopredeter." style:family="text">
      <style:text-properties fo:letter-spacing="0.0111in"/>
    </style:style>
    <style:style style:name="T1020" style:parent-style-name="Fuentedepárrafopredeter." style:family="text">
      <style:text-properties fo:letter-spacing="-0.0006in"/>
    </style:style>
    <style:style style:name="T1021" style:parent-style-name="Fuentedepárrafopredeter." style:family="text">
      <style:text-properties fo:letter-spacing="0.0118in"/>
    </style:style>
    <style:style style:name="T1022" style:parent-style-name="Fuentedepárrafopredeter." style:family="text">
      <style:text-properties fo:letter-spacing="-0.0006in"/>
    </style:style>
    <style:style style:name="T1023" style:parent-style-name="Fuentedepárrafopredeter." style:family="text">
      <style:text-properties fo:letter-spacing="0.0118in"/>
    </style:style>
    <style:style style:name="T1024" style:parent-style-name="Fuentedepárrafopredeter." style:family="text">
      <style:text-properties fo:letter-spacing="-0.0013in"/>
    </style:style>
    <style:style style:name="T1025" style:parent-style-name="Fuentedepárrafopredeter." style:family="text">
      <style:text-properties fo:letter-spacing="0.0534in"/>
    </style:style>
    <style:style style:name="T1026" style:parent-style-name="Fuentedepárrafopredeter." style:family="text">
      <style:text-properties fo:letter-spacing="-0.0006in"/>
    </style:style>
    <style:style style:name="T1027" style:parent-style-name="Fuentedepárrafopredeter." style:family="text">
      <style:text-properties fo:letter-spacing="0.0076in"/>
    </style:style>
    <style:style style:name="T1028" style:parent-style-name="Fuentedepárrafopredeter." style:family="text">
      <style:text-properties fo:letter-spacing="-0.0006in"/>
    </style:style>
    <style:style style:name="T1029" style:parent-style-name="Fuentedepárrafopredeter." style:family="text">
      <style:text-properties fo:letter-spacing="0.0069in"/>
    </style:style>
    <style:style style:name="T1030" style:parent-style-name="Fuentedepárrafopredeter." style:family="text">
      <style:text-properties fo:letter-spacing="-0.0006in"/>
    </style:style>
    <style:style style:name="T1031" style:parent-style-name="Fuentedepárrafopredeter." style:family="text">
      <style:text-properties fo:letter-spacing="0.0069in"/>
    </style:style>
    <style:style style:name="T1032" style:parent-style-name="Fuentedepárrafopredeter." style:family="text">
      <style:text-properties fo:letter-spacing="-0.0006in"/>
    </style:style>
    <style:style style:name="T1033" style:parent-style-name="Fuentedepárrafopredeter." style:family="text">
      <style:text-properties fo:letter-spacing="0.0055in"/>
    </style:style>
    <style:style style:name="T1034" style:parent-style-name="Fuentedepárrafopredeter." style:family="text">
      <style:text-properties fo:letter-spacing="-0.0006in"/>
    </style:style>
    <style:style style:name="T1035" style:parent-style-name="Fuentedepárrafopredeter." style:family="text">
      <style:text-properties fo:letter-spacing="0.0069in"/>
    </style:style>
    <style:style style:name="T1036" style:parent-style-name="Fuentedepárrafopredeter." style:family="text">
      <style:text-properties fo:letter-spacing="-0.0006in"/>
    </style:style>
    <style:style style:name="T1037" style:parent-style-name="Fuentedepárrafopredeter." style:family="text">
      <style:text-properties fo:letter-spacing="0.0062in"/>
    </style:style>
    <style:style style:name="T1038" style:parent-style-name="Fuentedepárrafopredeter." style:family="text">
      <style:text-properties fo:letter-spacing="0.0069in"/>
    </style:style>
    <style:style style:name="T1039" style:parent-style-name="Fuentedepárrafopredeter." style:family="text">
      <style:text-properties fo:letter-spacing="-0.0006in"/>
    </style:style>
    <style:style style:name="T1040" style:parent-style-name="Fuentedepárrafopredeter." style:family="text">
      <style:text-properties fo:letter-spacing="0.0041in"/>
    </style:style>
    <style:style style:name="T1041" style:parent-style-name="Fuentedepárrafopredeter." style:family="text">
      <style:text-properties fo:letter-spacing="-0.0006in"/>
    </style:style>
    <style:style style:name="T1042" style:parent-style-name="Fuentedepárrafopredeter." style:family="text">
      <style:text-properties fo:letter-spacing="0.0069in"/>
    </style:style>
    <style:style style:name="T1043" style:parent-style-name="Fuentedepárrafopredeter." style:family="text">
      <style:text-properties fo:letter-spacing="-0.0006in"/>
    </style:style>
    <style:style style:name="T1044" style:parent-style-name="Fuentedepárrafopredeter." style:family="text">
      <style:text-properties fo:letter-spacing="0.0069in"/>
    </style:style>
    <style:style style:name="T1045" style:parent-style-name="Fuentedepárrafopredeter." style:family="text">
      <style:text-properties fo:letter-spacing="-0.0006in"/>
    </style:style>
    <style:style style:name="T1046" style:parent-style-name="Fuentedepárrafopredeter." style:family="text">
      <style:text-properties fo:letter-spacing="0.0048in"/>
    </style:style>
    <style:style style:name="T1047" style:parent-style-name="Fuentedepárrafopredeter." style:family="text">
      <style:text-properties fo:letter-spacing="-0.0006in"/>
    </style:style>
    <style:style style:name="T1048" style:parent-style-name="Fuentedepárrafopredeter." style:family="text">
      <style:text-properties fo:letter-spacing="0.0479in"/>
    </style:style>
    <style:style style:name="T1049" style:parent-style-name="Fuentedepárrafopredeter." style:family="text">
      <style:text-properties fo:letter-spacing="0.0194in"/>
    </style:style>
    <style:style style:name="T1050" style:parent-style-name="Fuentedepárrafopredeter." style:family="text">
      <style:text-properties fo:letter-spacing="-0.0006in"/>
    </style:style>
    <style:style style:name="T1051" style:parent-style-name="Fuentedepárrafopredeter." style:family="text">
      <style:text-properties fo:letter-spacing="0.0208in"/>
    </style:style>
    <style:style style:name="T1052" style:parent-style-name="Fuentedepárrafopredeter." style:family="text">
      <style:text-properties fo:letter-spacing="-0.0006in"/>
    </style:style>
    <style:style style:name="T1053" style:parent-style-name="Fuentedepárrafopredeter." style:family="text">
      <style:text-properties fo:letter-spacing="0.0194in"/>
    </style:style>
    <style:style style:name="T1054" style:parent-style-name="Fuentedepárrafopredeter." style:family="text">
      <style:text-properties fo:letter-spacing="-0.0006in"/>
    </style:style>
    <style:style style:name="T1055" style:parent-style-name="Fuentedepárrafopredeter." style:family="text">
      <style:text-properties fo:letter-spacing="0.0201in"/>
    </style:style>
    <style:style style:name="T1056" style:parent-style-name="Fuentedepárrafopredeter." style:family="text">
      <style:text-properties fo:letter-spacing="-0.0006in"/>
    </style:style>
    <style:style style:name="T1057" style:parent-style-name="Fuentedepárrafopredeter." style:family="text">
      <style:text-properties fo:letter-spacing="0.0215in"/>
    </style:style>
    <style:style style:name="T1058" style:parent-style-name="Fuentedepárrafopredeter." style:family="text">
      <style:text-properties fo:letter-spacing="-0.0006in"/>
    </style:style>
    <style:style style:name="T1059" style:parent-style-name="Fuentedepárrafopredeter." style:family="text">
      <style:text-properties fo:letter-spacing="0.0208in"/>
    </style:style>
    <style:style style:name="T1060" style:parent-style-name="Fuentedepárrafopredeter." style:family="text">
      <style:text-properties fo:letter-spacing="-0.0006in"/>
    </style:style>
    <style:style style:name="T1061" style:parent-style-name="Fuentedepárrafopredeter." style:family="text">
      <style:text-properties fo:letter-spacing="0.0201in"/>
    </style:style>
    <style:style style:name="T1062" style:parent-style-name="Fuentedepárrafopredeter." style:family="text">
      <style:text-properties fo:letter-spacing="-0.0006in"/>
    </style:style>
    <style:style style:name="T1063" style:parent-style-name="Fuentedepárrafopredeter." style:family="text">
      <style:text-properties fo:letter-spacing="0.0194in"/>
    </style:style>
    <style:style style:name="T1064" style:parent-style-name="Fuentedepárrafopredeter." style:family="text">
      <style:text-properties fo:letter-spacing="0.0208in"/>
    </style:style>
    <style:style style:name="T1065" style:parent-style-name="Fuentedepárrafopredeter." style:family="text">
      <style:text-properties fo:letter-spacing="-0.0006in"/>
    </style:style>
    <style:style style:name="T1066" style:parent-style-name="Fuentedepárrafopredeter." style:family="text">
      <style:text-properties fo:letter-spacing="0.0201in"/>
    </style:style>
    <style:style style:name="T1067" style:parent-style-name="Fuentedepárrafopredeter." style:family="text">
      <style:text-properties fo:letter-spacing="-0.0006in"/>
    </style:style>
    <style:style style:name="T1068" style:parent-style-name="Fuentedepárrafopredeter." style:family="text">
      <style:text-properties fo:letter-spacing="0.0201in"/>
    </style:style>
    <style:style style:name="T1069" style:parent-style-name="Fuentedepárrafopredeter." style:family="text">
      <style:text-properties fo:letter-spacing="-0.0006in"/>
    </style:style>
    <style:style style:name="T1070" style:parent-style-name="Fuentedepárrafopredeter." style:family="text">
      <style:text-properties fo:letter-spacing="0.0194in"/>
    </style:style>
    <style:style style:name="T1071" style:parent-style-name="Fuentedepárrafopredeter." style:family="text">
      <style:text-properties fo:letter-spacing="-0.0006in"/>
    </style:style>
    <style:style style:name="T1072" style:parent-style-name="Fuentedepárrafopredeter." style:family="text">
      <style:text-properties fo:letter-spacing="0.0201in"/>
    </style:style>
    <style:style style:name="T1073" style:parent-style-name="Fuentedepárrafopredeter." style:family="text">
      <style:text-properties fo:letter-spacing="-0.0006in"/>
    </style:style>
    <style:style style:name="T1074" style:parent-style-name="Fuentedepárrafopredeter." style:family="text">
      <style:text-properties fo:letter-spacing="0.0215in"/>
    </style:style>
    <style:style style:name="T1075" style:parent-style-name="Fuentedepárrafopredeter." style:family="text">
      <style:text-properties fo:letter-spacing="0.0187in"/>
    </style:style>
    <style:style style:name="T1076" style:parent-style-name="Fuentedepárrafopredeter." style:family="text">
      <style:text-properties fo:letter-spacing="-0.0006in"/>
    </style:style>
    <style:style style:name="T1077" style:parent-style-name="Fuentedepárrafopredeter." style:family="text">
      <style:text-properties fo:letter-spacing="0.0201in"/>
    </style:style>
    <style:style style:name="T1078" style:parent-style-name="Fuentedepárrafopredeter." style:family="text">
      <style:text-properties fo:letter-spacing="-0.0006in"/>
    </style:style>
    <style:style style:name="T1079" style:parent-style-name="Fuentedepárrafopredeter." style:family="text">
      <style:text-properties fo:letter-spacing="0.052in"/>
    </style:style>
    <style:style style:name="T1080" style:parent-style-name="Fuentedepárrafopredeter." style:family="text">
      <style:text-properties fo:letter-spacing="-0.0006in"/>
    </style:style>
    <style:style style:name="T1081" style:parent-style-name="Fuentedepárrafopredeter." style:family="text">
      <style:text-properties fo:letter-spacing="-0.002in"/>
    </style:style>
    <style:style style:name="T1082" style:parent-style-name="Fuentedepárrafopredeter." style:family="text">
      <style:text-properties fo:letter-spacing="-0.0006in"/>
    </style:style>
    <style:style style:name="T1083" style:parent-style-name="Fuentedepárrafopredeter." style:family="text">
      <style:text-properties fo:letter-spacing="-0.0013in"/>
    </style:style>
    <style:style style:name="T1084" style:parent-style-name="Fuentedepárrafopredeter." style:family="text">
      <style:text-properties fo:letter-spacing="-0.0006in"/>
    </style:style>
    <style:style style:name="T1085" style:parent-style-name="Fuentedepárrafopredeter." style:family="text">
      <style:text-properties fo:letter-spacing="0.0006in"/>
    </style:style>
    <style:style style:name="T1086" style:parent-style-name="Fuentedepárrafopredeter." style:family="text">
      <style:text-properties fo:letter-spacing="-0.0006in"/>
    </style:style>
    <style:style style:name="T1087" style:parent-style-name="Fuentedepárrafopredeter." style:family="text">
      <style:text-properties fo:letter-spacing="-0.0013in"/>
    </style:style>
    <style:style style:name="T1088" style:parent-style-name="Fuentedepárrafopredeter." style:family="text">
      <style:text-properties fo:letter-spacing="-0.0006in"/>
    </style:style>
    <style:style style:name="T1089" style:parent-style-name="Fuentedepárrafopredeter." style:family="text">
      <style:text-properties fo:letter-spacing="-0.0006in"/>
    </style:style>
    <style:style style:name="T1090" style:parent-style-name="Fuentedepárrafopredeter." style:family="text">
      <style:text-properties fo:letter-spacing="-0.0006in"/>
    </style:style>
    <style:style style:name="T1091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1092" style:parent-style-name="Fuentedepárrafopredeter." style:family="text">
      <style:text-properties fo:letter-spacing="-0.0006in"/>
    </style:style>
    <style:style style:name="P1093" style:parent-style-name="Normal" style:family="paragraph">
      <style:paragraph-properties fo:margin-top="0.0041in"/>
      <style:text-properties style:font-name="Calibri" style:font-name-asian="Calibri" style:font-name-complex="Calibri" fo:font-size="12pt" style:font-size-asian="12pt" style:font-size-complex="12pt"/>
    </style:style>
    <style:style style:name="T1094" style:parent-style-name="Fuentedepárrafopredeter." style:family="text">
      <style:text-properties fo:color="#4F81BC" fo:letter-spacing="-0.0006in"/>
    </style:style>
    <style:style style:name="T1095" style:parent-style-name="Fuentedepárrafopredeter." style:family="text">
      <style:text-properties fo:color="#4F81BC" fo:letter-spacing="-0.0069in"/>
    </style:style>
    <style:style style:name="T1096" style:parent-style-name="Fuentedepárrafopredeter." style:family="text">
      <style:text-properties fo:color="#4F81BC" fo:letter-spacing="-0.0006in"/>
    </style:style>
    <style:style style:name="T1097" style:parent-style-name="Fuentedepárrafopredeter." style:family="text">
      <style:text-properties fo:color="#4F81BC" fo:letter-spacing="-0.0055in"/>
    </style:style>
    <style:style style:name="T1098" style:parent-style-name="Fuentedepárrafopredeter." style:family="text">
      <style:text-properties fo:color="#4F81BC"/>
    </style:style>
    <style:style style:name="T1099" style:parent-style-name="Fuentedepárrafopredeter." style:family="text">
      <style:text-properties fo:color="#4F81BC" fo:letter-spacing="-0.0062in"/>
    </style:style>
    <style:style style:name="T1100" style:parent-style-name="Fuentedepárrafopredeter." style:family="text">
      <style:text-properties fo:color="#4F81BC" fo:letter-spacing="-0.0006in"/>
    </style:style>
    <style:style style:name="P1101" style:parent-style-name="Textoindependiente" style:family="paragraph">
      <style:paragraph-properties fo:text-align="justify" fo:margin-top="0.1277in" fo:line-height="114%" fo:margin-right="0.0798in" fo:text-indent="0.4909in"/>
    </style:style>
    <style:style style:name="T1102" style:parent-style-name="Fuentedepárrafopredeter." style:family="text">
      <style:text-properties fo:letter-spacing="-0.0006in"/>
    </style:style>
    <style:style style:name="T1103" style:parent-style-name="Fuentedepárrafopredeter." style:family="text">
      <style:text-properties fo:letter-spacing="0.0041in"/>
    </style:style>
    <style:style style:name="T1104" style:parent-style-name="Fuentedepárrafopredeter." style:family="text">
      <style:text-properties fo:letter-spacing="-0.0006in"/>
    </style:style>
    <style:style style:name="T1105" style:parent-style-name="Fuentedepárrafopredeter." style:family="text">
      <style:text-properties fo:letter-spacing="0.0034in"/>
    </style:style>
    <style:style style:name="T1106" style:parent-style-name="Fuentedepárrafopredeter." style:family="text">
      <style:text-properties fo:letter-spacing="-0.0006in"/>
    </style:style>
    <style:style style:name="T1107" style:parent-style-name="Fuentedepárrafopredeter." style:family="text">
      <style:text-properties fo:letter-spacing="0.0034in"/>
    </style:style>
    <style:style style:name="T1108" style:parent-style-name="Fuentedepárrafopredeter." style:family="text">
      <style:text-properties fo:letter-spacing="-0.0006in"/>
    </style:style>
    <style:style style:name="T1109" style:parent-style-name="Fuentedepárrafopredeter." style:family="text">
      <style:text-properties fo:letter-spacing="0.0048in"/>
    </style:style>
    <style:style style:name="T1110" style:parent-style-name="Fuentedepárrafopredeter." style:family="text">
      <style:text-properties fo:letter-spacing="-0.0006in"/>
    </style:style>
    <style:style style:name="T1111" style:parent-style-name="Fuentedepárrafopredeter." style:family="text">
      <style:text-properties fo:letter-spacing="0.0034in"/>
    </style:style>
    <style:style style:name="T1112" style:parent-style-name="Fuentedepárrafopredeter." style:family="text">
      <style:text-properties fo:letter-spacing="0.0034in"/>
    </style:style>
    <style:style style:name="T1113" style:parent-style-name="Fuentedepárrafopredeter." style:family="text">
      <style:text-properties fo:letter-spacing="-0.0006in"/>
    </style:style>
    <style:style style:name="T1114" style:parent-style-name="Fuentedepárrafopredeter." style:family="text">
      <style:text-properties fo:letter-spacing="0.0034in"/>
    </style:style>
    <style:style style:name="T1115" style:parent-style-name="Fuentedepárrafopredeter." style:family="text">
      <style:text-properties fo:letter-spacing="-0.0006in"/>
    </style:style>
    <style:style style:name="T1116" style:parent-style-name="Fuentedepárrafopredeter." style:family="text">
      <style:text-properties fo:letter-spacing="0.0041in"/>
    </style:style>
    <style:style style:name="T1117" style:parent-style-name="Fuentedepárrafopredeter." style:family="text">
      <style:text-properties fo:letter-spacing="-0.0006in"/>
    </style:style>
    <style:style style:name="T1118" style:parent-style-name="Fuentedepárrafopredeter." style:family="text">
      <style:text-properties fo:letter-spacing="0.0055in"/>
    </style:style>
    <style:style style:name="T1119" style:parent-style-name="Fuentedepárrafopredeter." style:family="text">
      <style:text-properties fo:letter-spacing="-0.0006in"/>
    </style:style>
    <style:style style:name="T1120" style:parent-style-name="Fuentedepárrafopredeter." style:family="text">
      <style:text-properties fo:letter-spacing="0.0034in"/>
    </style:style>
    <style:style style:name="T1121" style:parent-style-name="Fuentedepárrafopredeter." style:family="text">
      <style:text-properties fo:letter-spacing="-0.0006in"/>
    </style:style>
    <style:style style:name="T1122" style:parent-style-name="Fuentedepárrafopredeter." style:family="text">
      <style:text-properties fo:letter-spacing="0.0451in"/>
    </style:style>
    <style:style style:name="T1123" style:parent-style-name="Fuentedepárrafopredeter." style:family="text">
      <style:text-properties fo:letter-spacing="-0.0006in"/>
    </style:style>
    <style:style style:name="T1124" style:parent-style-name="Fuentedepárrafopredeter." style:family="text">
      <style:text-properties fo:letter-spacing="0.027in"/>
    </style:style>
    <style:style style:name="T1125" style:parent-style-name="Fuentedepárrafopredeter." style:family="text">
      <style:text-properties fo:letter-spacing="-0.0006in"/>
    </style:style>
    <style:style style:name="T1126" style:parent-style-name="Fuentedepárrafopredeter." style:family="text">
      <style:text-properties fo:letter-spacing="0.027in"/>
    </style:style>
    <style:style style:name="T1127" style:parent-style-name="Fuentedepárrafopredeter." style:family="text">
      <style:text-properties fo:letter-spacing="-0.0006in"/>
    </style:style>
    <style:style style:name="T1128" style:parent-style-name="Fuentedepárrafopredeter." style:family="text">
      <style:text-properties fo:letter-spacing="0.0277in"/>
    </style:style>
    <style:style style:name="T1129" style:parent-style-name="Fuentedepárrafopredeter." style:family="text">
      <style:text-properties fo:letter-spacing="-0.0006in"/>
    </style:style>
    <style:style style:name="T1130" style:parent-style-name="Fuentedepárrafopredeter." style:family="text">
      <style:text-properties fo:letter-spacing="0.0243in"/>
    </style:style>
    <style:style style:name="T1131" style:parent-style-name="Fuentedepárrafopredeter." style:family="text">
      <style:text-properties fo:letter-spacing="-0.0006in"/>
    </style:style>
    <style:style style:name="T1132" style:parent-style-name="Fuentedepárrafopredeter." style:family="text">
      <style:text-properties fo:letter-spacing="0.027in"/>
    </style:style>
    <style:style style:name="T1133" style:parent-style-name="Fuentedepárrafopredeter." style:family="text">
      <style:text-properties fo:letter-spacing="0.0263in"/>
    </style:style>
    <style:style style:name="T1134" style:parent-style-name="Fuentedepárrafopredeter." style:family="text">
      <style:text-properties fo:letter-spacing="-0.0006in"/>
    </style:style>
    <style:style style:name="T1135" style:parent-style-name="Fuentedepárrafopredeter." style:family="text">
      <style:text-properties fo:letter-spacing="0.0263in"/>
    </style:style>
    <style:style style:name="T1136" style:parent-style-name="Fuentedepárrafopredeter." style:family="text">
      <style:text-properties fo:letter-spacing="0.0263in"/>
    </style:style>
    <style:style style:name="T1137" style:parent-style-name="Fuentedepárrafopredeter." style:family="text">
      <style:text-properties fo:letter-spacing="-0.0006in"/>
    </style:style>
    <style:style style:name="T1138" style:parent-style-name="Fuentedepárrafopredeter." style:family="text">
      <style:text-properties fo:letter-spacing="0.0256in"/>
    </style:style>
    <style:style style:name="T1139" style:parent-style-name="Fuentedepárrafopredeter." style:family="text">
      <style:text-properties fo:letter-spacing="0.027in"/>
    </style:style>
    <style:style style:name="T1140" style:parent-style-name="Fuentedepárrafopredeter." style:family="text">
      <style:text-properties fo:letter-spacing="-0.0006in"/>
    </style:style>
    <style:style style:name="T1141" style:parent-style-name="Fuentedepárrafopredeter." style:family="text">
      <style:text-properties fo:letter-spacing="0.0263in"/>
    </style:style>
    <style:style style:name="T1142" style:parent-style-name="Fuentedepárrafopredeter." style:family="text">
      <style:text-properties fo:letter-spacing="-0.0006in"/>
    </style:style>
    <style:style style:name="T1143" style:parent-style-name="Fuentedepárrafopredeter." style:family="text">
      <style:text-properties fo:letter-spacing="0.027in"/>
    </style:style>
    <style:style style:name="T1144" style:parent-style-name="Fuentedepárrafopredeter." style:family="text">
      <style:text-properties fo:letter-spacing="-0.0006in"/>
    </style:style>
    <style:style style:name="T1145" style:parent-style-name="Fuentedepárrafopredeter." style:family="text">
      <style:text-properties fo:letter-spacing="0.025in"/>
    </style:style>
    <style:style style:name="T1146" style:parent-style-name="Fuentedepárrafopredeter." style:family="text">
      <style:text-properties fo:letter-spacing="-0.0006in"/>
    </style:style>
    <style:style style:name="T1147" style:parent-style-name="Fuentedepárrafopredeter." style:family="text">
      <style:text-properties fo:letter-spacing="0.027in"/>
    </style:style>
    <style:style style:name="T1148" style:parent-style-name="Fuentedepárrafopredeter." style:family="text">
      <style:text-properties fo:letter-spacing="-0.0006in"/>
    </style:style>
    <style:style style:name="T1149" style:parent-style-name="Fuentedepárrafopredeter." style:family="text">
      <style:text-properties fo:letter-spacing="0.0465in"/>
    </style:style>
    <style:style style:name="T1150" style:parent-style-name="Fuentedepárrafopredeter." style:family="text">
      <style:text-properties fo:letter-spacing="-0.0006in"/>
    </style:style>
    <style:style style:name="T1151" style:parent-style-name="Fuentedepárrafopredeter." style:family="text">
      <style:text-properties fo:letter-spacing="0.0083in"/>
    </style:style>
    <style:style style:name="T1152" style:parent-style-name="Fuentedepárrafopredeter." style:family="text">
      <style:text-properties fo:letter-spacing="-0.0006in"/>
    </style:style>
    <style:style style:name="T1153" style:parent-style-name="Fuentedepárrafopredeter." style:family="text">
      <style:text-properties fo:letter-spacing="0.009in"/>
    </style:style>
    <style:style style:name="T1154" style:parent-style-name="Fuentedepárrafopredeter." style:family="text">
      <style:text-properties fo:letter-spacing="0.0083in"/>
    </style:style>
    <style:style style:name="T1155" style:parent-style-name="Fuentedepárrafopredeter." style:family="text">
      <style:text-properties fo:letter-spacing="0.009in"/>
    </style:style>
    <style:style style:name="T1156" style:parent-style-name="Fuentedepárrafopredeter." style:family="text">
      <style:text-properties fo:letter-spacing="-0.0013in"/>
    </style:style>
    <style:style style:name="T1157" style:parent-style-name="Fuentedepárrafopredeter." style:family="text">
      <style:text-properties fo:letter-spacing="0.0083in"/>
    </style:style>
    <style:style style:name="T1158" style:parent-style-name="Fuentedepárrafopredeter." style:family="text">
      <style:text-properties fo:letter-spacing="-0.0006in"/>
    </style:style>
    <style:style style:name="T1159" style:parent-style-name="Fuentedepárrafopredeter." style:family="text">
      <style:text-properties fo:letter-spacing="0.0111in"/>
    </style:style>
    <style:style style:name="T1160" style:parent-style-name="Fuentedepárrafopredeter." style:family="text">
      <style:text-properties fo:letter-spacing="-0.0006in"/>
    </style:style>
    <style:style style:name="T1161" style:parent-style-name="Fuentedepárrafopredeter." style:family="text">
      <style:text-properties fo:letter-spacing="0.0097in"/>
    </style:style>
    <style:style style:name="T1162" style:parent-style-name="Fuentedepárrafopredeter." style:family="text">
      <style:text-properties fo:letter-spacing="-0.0006in"/>
    </style:style>
    <style:style style:name="T1163" style:parent-style-name="Fuentedepárrafopredeter." style:family="text">
      <style:text-properties fo:letter-spacing="0.0069in"/>
    </style:style>
    <style:style style:name="T1164" style:parent-style-name="Fuentedepárrafopredeter." style:family="text">
      <style:text-properties fo:letter-spacing="-0.0006in"/>
    </style:style>
    <style:style style:name="T1165" style:parent-style-name="Fuentedepárrafopredeter." style:family="text">
      <style:text-properties fo:letter-spacing="0.0076in"/>
    </style:style>
    <style:style style:name="T1166" style:parent-style-name="Fuentedepárrafopredeter." style:family="text">
      <style:text-properties fo:letter-spacing="0.009in"/>
    </style:style>
    <style:style style:name="T1167" style:parent-style-name="Fuentedepárrafopredeter." style:family="text">
      <style:text-properties fo:letter-spacing="0.009in"/>
    </style:style>
    <style:style style:name="T1168" style:parent-style-name="Fuentedepárrafopredeter." style:family="text">
      <style:text-properties fo:letter-spacing="-0.0006in"/>
    </style:style>
    <style:style style:name="T1169" style:parent-style-name="Fuentedepárrafopredeter." style:family="text">
      <style:text-properties fo:letter-spacing="0.009in"/>
    </style:style>
    <style:style style:name="T1170" style:parent-style-name="Fuentedepárrafopredeter." style:family="text">
      <style:text-properties fo:letter-spacing="-0.0006in"/>
    </style:style>
    <style:style style:name="T1171" style:parent-style-name="Fuentedepárrafopredeter." style:family="text">
      <style:text-properties fo:letter-spacing="0.0069in"/>
    </style:style>
    <style:style style:name="T1172" style:parent-style-name="Fuentedepárrafopredeter." style:family="text">
      <style:text-properties fo:letter-spacing="-0.0006in"/>
    </style:style>
    <style:style style:name="T1173" style:parent-style-name="Fuentedepárrafopredeter." style:family="text">
      <style:text-properties fo:letter-spacing="0.009in"/>
    </style:style>
    <style:style style:name="T1174" style:parent-style-name="Fuentedepárrafopredeter." style:family="text">
      <style:text-properties fo:letter-spacing="-0.0006in"/>
    </style:style>
    <style:style style:name="T1175" style:parent-style-name="Fuentedepárrafopredeter." style:family="text">
      <style:text-properties fo:letter-spacing="0.0097in"/>
    </style:style>
    <style:style style:name="T1176" style:parent-style-name="Fuentedepárrafopredeter." style:family="text">
      <style:text-properties fo:letter-spacing="0.0368in"/>
    </style:style>
    <style:style style:name="T1177" style:parent-style-name="Fuentedepárrafopredeter." style:family="text">
      <style:text-properties fo:letter-spacing="-0.0006in"/>
    </style:style>
    <style:style style:name="T1178" style:parent-style-name="Fuentedepárrafopredeter." style:family="text">
      <style:text-properties fo:letter-spacing="0.0229in"/>
    </style:style>
    <style:style style:name="T1179" style:parent-style-name="Fuentedepárrafopredeter." style:family="text">
      <style:text-properties fo:letter-spacing="-0.0006in"/>
    </style:style>
    <style:style style:name="T1180" style:parent-style-name="Fuentedepárrafopredeter." style:family="text">
      <style:text-properties fo:letter-spacing="0.0222in"/>
    </style:style>
    <style:style style:name="T1181" style:parent-style-name="Fuentedepárrafopredeter." style:family="text">
      <style:text-properties fo:letter-spacing="0.0236in"/>
    </style:style>
    <style:style style:name="T1182" style:parent-style-name="Fuentedepárrafopredeter." style:family="text">
      <style:text-properties fo:letter-spacing="-0.0006in"/>
    </style:style>
    <style:style style:name="T1183" style:parent-style-name="Fuentedepárrafopredeter." style:family="text">
      <style:text-properties fo:letter-spacing="0.0229in"/>
    </style:style>
    <style:style style:name="T1184" style:parent-style-name="Fuentedepárrafopredeter." style:family="text">
      <style:text-properties fo:letter-spacing="-0.0006in"/>
    </style:style>
    <style:style style:name="T1185" style:parent-style-name="Fuentedepárrafopredeter." style:family="text">
      <style:text-properties fo:letter-spacing="0.0243in"/>
    </style:style>
    <style:style style:name="T1186" style:parent-style-name="Fuentedepárrafopredeter." style:family="text">
      <style:text-properties fo:letter-spacing="-0.0006in"/>
    </style:style>
    <style:style style:name="T1187" style:parent-style-name="Fuentedepárrafopredeter." style:family="text">
      <style:text-properties fo:letter-spacing="0.0236in"/>
    </style:style>
    <style:style style:name="T1188" style:parent-style-name="Fuentedepárrafopredeter." style:family="text">
      <style:text-properties fo:letter-spacing="-0.0006in"/>
    </style:style>
    <style:style style:name="T1189" style:parent-style-name="Fuentedepárrafopredeter." style:family="text">
      <style:text-properties fo:letter-spacing="0.025in"/>
    </style:style>
    <style:style style:name="T1190" style:parent-style-name="Fuentedepárrafopredeter." style:family="text">
      <style:text-properties fo:letter-spacing="0.0229in"/>
    </style:style>
    <style:style style:name="T1191" style:parent-style-name="Fuentedepárrafopredeter." style:family="text">
      <style:text-properties fo:letter-spacing="-0.0006in"/>
    </style:style>
    <style:style style:name="T1192" style:parent-style-name="Fuentedepárrafopredeter." style:family="text">
      <style:text-properties fo:letter-spacing="0.0243in"/>
    </style:style>
    <style:style style:name="T1193" style:parent-style-name="Fuentedepárrafopredeter." style:family="text">
      <style:text-properties fo:letter-spacing="-0.0006in"/>
    </style:style>
    <style:style style:name="T1194" style:parent-style-name="Fuentedepárrafopredeter." style:family="text">
      <style:text-properties fo:letter-spacing="0.0229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fo:letter-spacing="0.0236in"/>
    </style:style>
    <style:style style:name="T1197" style:parent-style-name="Fuentedepárrafopredeter." style:family="text">
      <style:text-properties fo:letter-spacing="-0.0006in"/>
    </style:style>
    <style:style style:name="T1198" style:parent-style-name="Fuentedepárrafopredeter." style:family="text">
      <style:text-properties fo:letter-spacing="0.059in"/>
    </style:style>
    <style:style style:name="T1199" style:parent-style-name="Fuentedepárrafopredeter." style:family="text">
      <style:text-properties fo:letter-spacing="-0.0006in"/>
    </style:style>
    <style:style style:name="T1200" style:parent-style-name="Fuentedepárrafopredeter." style:family="text">
      <style:text-properties fo:letter-spacing="0.0291in"/>
    </style:style>
    <style:style style:name="T1201" style:parent-style-name="Fuentedepárrafopredeter." style:family="text">
      <style:text-properties fo:letter-spacing="-0.0006in"/>
    </style:style>
    <style:style style:name="T1202" style:parent-style-name="Fuentedepárrafopredeter." style:family="text">
      <style:text-properties fo:letter-spacing="0.0298in"/>
    </style:style>
    <style:style style:name="T1203" style:parent-style-name="Fuentedepárrafopredeter." style:family="text">
      <style:text-properties fo:letter-spacing="0.0326in"/>
    </style:style>
    <style:style style:name="T1204" style:parent-style-name="Fuentedepárrafopredeter." style:family="text">
      <style:text-properties fo:letter-spacing="-0.0006in"/>
    </style:style>
    <style:style style:name="T1205" style:parent-style-name="Fuentedepárrafopredeter." style:family="text">
      <style:text-properties fo:letter-spacing="0.0298in"/>
    </style:style>
    <style:style style:name="T1206" style:parent-style-name="Fuentedepárrafopredeter." style:family="text">
      <style:text-properties fo:letter-spacing="-0.0006in"/>
    </style:style>
    <style:style style:name="T1207" style:parent-style-name="Fuentedepárrafopredeter." style:family="text">
      <style:text-properties fo:letter-spacing="0.0312in"/>
    </style:style>
    <style:style style:name="T1208" style:parent-style-name="Fuentedepárrafopredeter." style:family="text">
      <style:text-properties fo:letter-spacing="-0.0006in"/>
    </style:style>
    <style:style style:name="T1209" style:parent-style-name="Fuentedepárrafopredeter." style:family="text">
      <style:text-properties fo:letter-spacing="0.0319in"/>
    </style:style>
    <style:style style:name="T1210" style:parent-style-name="Fuentedepárrafopredeter." style:family="text">
      <style:text-properties fo:letter-spacing="-0.0006in"/>
    </style:style>
    <style:style style:name="T1211" style:parent-style-name="Fuentedepárrafopredeter." style:family="text">
      <style:text-properties fo:letter-spacing="0.0298in"/>
    </style:style>
    <style:style style:name="T1212" style:parent-style-name="Fuentedepárrafopredeter." style:family="text">
      <style:text-properties fo:letter-spacing="-0.0006in"/>
    </style:style>
    <style:style style:name="T1213" style:parent-style-name="Fuentedepárrafopredeter." style:family="text">
      <style:text-properties fo:letter-spacing="0.0291in"/>
    </style:style>
    <style:style style:name="T1214" style:parent-style-name="Fuentedepárrafopredeter." style:family="text">
      <style:text-properties fo:letter-spacing="0.0006in"/>
    </style:style>
    <style:style style:name="T1215" style:parent-style-name="Fuentedepárrafopredeter." style:family="text">
      <style:text-properties fo:letter-spacing="0.0312in"/>
    </style:style>
    <style:style style:name="T1216" style:parent-style-name="Fuentedepárrafopredeter." style:family="text">
      <style:text-properties fo:letter-spacing="-0.0006in"/>
    </style:style>
    <style:style style:name="T1217" style:parent-style-name="Fuentedepárrafopredeter." style:family="text">
      <style:text-properties fo:letter-spacing="0.0298in"/>
    </style:style>
    <style:style style:name="T1218" style:parent-style-name="Fuentedepárrafopredeter." style:family="text">
      <style:text-properties fo:letter-spacing="-0.0013in"/>
    </style:style>
    <style:style style:name="T1219" style:parent-style-name="Fuentedepárrafopredeter." style:family="text">
      <style:text-properties fo:letter-spacing="0.0534in"/>
    </style:style>
    <style:style style:name="T1220" style:parent-style-name="Fuentedepárrafopredeter." style:family="text">
      <style:text-properties fo:letter-spacing="-0.0006in"/>
    </style:style>
    <style:style style:name="T1221" style:parent-style-name="Fuentedepárrafopredeter." style:family="text">
      <style:text-properties fo:letter-spacing="-0.0006in"/>
    </style:style>
    <style:style style:name="T1222" style:parent-style-name="Fuentedepárrafopredeter." style:family="text">
      <style:text-properties fo:letter-spacing="-0.002in"/>
    </style:style>
    <style:style style:name="T1223" style:parent-style-name="Fuentedepárrafopredeter." style:family="text">
      <style:text-properties fo:letter-spacing="-0.0013in"/>
    </style:style>
    <style:style style:name="T1224" style:parent-style-name="Fuentedepárrafopredeter." style:family="text">
      <style:text-properties fo:letter-spacing="0.0013in"/>
    </style:style>
    <style:style style:name="T1225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1226" style:parent-style-name="Fuentedepárrafopredeter." style:family="text">
      <style:text-properties fo:letter-spacing="-0.0006in"/>
    </style:style>
  </office:automatic-styles>
  <office:body>
    <office:text text:use-soft-page-breaks="true">
      <text:p text:style-name="P1"/>
      <text:p text:style-name="P2"/>
      <text:p text:style-name="P3"/>
      <text:p text:style-name="P4"/>
      <text:h text:style-name="P5" text:outline-level="1"><text:span text:style-name="T6">TECNOLOGIAS</text:span><text:span text:style-name="T7"><text:s/></text:span>WEB:</text:h>
      <text:p text:style-name="P8"><text:span text:style-name="T9">Bibliotecas</text:span><text:span text:style-name="T10"><text:s/></text:span><text:span text:style-name="T11">de</text:span><text:span text:style-name="T12"><text:s/></text:span><text:span text:style-name="T13">JavaScript</text:span></text:p>
      <text:p text:style-name="P14"/>
      <text:p text:style-name="P15"><text:span text:style-name="T16">3º</text:span><text:span text:style-name="T17"><text:s/></text:span><text:span text:style-name="T18">Grado</text:span><text:span text:style-name="T19"><text:s/></text:span><text:span text:style-name="T20">en</text:span><text:span text:style-name="T21"><text:s/></text:span><text:span text:style-name="T22">Ingeniería</text:span><text:span text:style-name="T23"><text:s/></text:span><text:span text:style-name="T24">Informática</text:span><text:span text:style-name="T25"><text:s/></text:span><text:span text:style-name="T26">Especialidad</text:span><text:span text:style-name="T27"><text:s/></text:span><text:span text:style-name="T28">Tecnologías de</text:span><text:span text:style-name="T29"><text:s/></text:span><text:span text:style-name="T30">la</text:span><text:span text:style-name="T31"><text:s/></text:span><text:span text:style-name="T32">Información</text:span></text:p>
      <text:p text:style-name="P33"/>
      <text:p text:style-name="P34"><text:span text:style-name="T35">Germán</text:span><text:span text:style-name="T36"><text:s/></text:span><text:span text:style-name="T37">Martínez</text:span><text:span text:style-name="T38"><text:s/></text:span><text:span text:style-name="T39">Maldonado</text:span><text:span text:style-name="T40"><text:s/></text:span><text:span text:style-name="T41"><text:s/></text:span><text:a xlink:href="mailto:germanm@correo.ugr.es" office:target-frame-name="_top" xlink:show="replace"><text:span text:style-name="T42">germanm@correo.ugr.es</text:span></text:a></text:p>
      <text:soft-page-break/>
      <text:p text:style-name="P43"><text:span text:style-name="T44">Bibliotecas JavaScript</text:span></text:p>
      <text:p text:style-name="P45"/>
      <text:p text:style-name="P46">Las<text:span text:style-name="T47"><text:s/></text:span><text:span text:style-name="T48">bibliotecas</text:span><text:span text:style-name="T49"><text:s/></text:span><text:span text:style-name="T50">de</text:span><text:span text:style-name="T51"><text:s/></text:span><text:span text:style-name="T52">JavaScript</text:span><text:span text:style-name="T53"><text:s/></text:span><text:span text:style-name="T54">sobre</text:span><text:span text:style-name="T55"><text:s/></text:span>las<text:span text:style-name="T56"><text:s/></text:span><text:span text:style-name="T57">que</text:span><text:span text:style-name="T58"><text:s/></text:span><text:span text:style-name="T59">vamos</text:span><text:span text:style-name="T60"><text:s/></text:span>a<text:span text:style-name="T61"><text:s/></text:span><text:span text:style-name="T62">hacer</text:span><text:span text:style-name="T63"><text:s/></text:span><text:span text:style-name="T64">referencia</text:span><text:span text:style-name="T65"><text:s/></text:span>en<text:span text:style-name="T66"><text:s/></text:span><text:span text:style-name="T67">este</text:span><text:span text:style-name="T68"><text:s/></text:span><text:span text:style-name="T69">documento</text:span><text:span text:style-name="T70"><text:s/></text:span>son<text:span text:style-name="T71"><text:s/></text:span>las<text:span text:style-name="T72"><text:s/></text:span><text:span text:style-name="T73">siguientes:</text:span></text:p>
      <text:p text:style-name="P74"/>
      <text:list text:style-name="LFO1" text:continue-numbering="true">
        <text:list-item>
          <text:p text:style-name="P75"><text:span text:style-name="T76">jQuery</text:span></text:p>
        </text:list-item>
        <text:list-item>
          <text:p text:style-name="P77"><text:span text:style-name="T78">MooTools</text:span></text:p>
        </text:list-item>
        <text:list-item>
          <text:p text:style-name="P79"><text:span text:style-name="T80">Prototype</text:span></text:p>
        </text:list-item>
        <text:list-item>
          <text:p text:style-name="P81">AccDC</text:p>
        </text:list-item>
        <text:list-item>
          <text:p text:style-name="P82"><text:span text:style-name="T83">Dojo Toolkit</text:span></text:p>
        </text:list-item>
        <text:list-item>
          <text:p text:style-name="P84">Glow</text:p>
        </text:list-item>
        <text:list-item>
          <text:p text:style-name="P85"><text:span text:style-name="T86">midori</text:span></text:p>
        </text:list-item>
        <text:list-item>
          <text:p text:style-name="P87"><text:span text:style-name="T88">Yahoo!</text:span><text:s/>UI<text:span text:style-name="T89"><text:s/></text:span><text:span text:style-name="T90">(YUI)</text:span><text:span text:style-name="T91"><text:s/></text:span><text:span text:style-name="T92">Library</text:span></text:p>
        </text:list-item>
      </text:list>
      <text:p text:style-name="P93"/>
      <text:h text:style-name="P94" text:outline-level="2"><text:span text:style-name="T95">jQuery</text:span></text:h>
      <text:p text:style-name="P96"><text:span text:style-name="T97">En</text:span><text:span text:style-name="T98"><text:s/></text:span><text:span text:style-name="T99">una</text:span><text:span text:style-name="T100"><text:s/></text:span><text:span text:style-name="T101">biblioteca</text:span><text:span text:style-name="T102"><text:s/></text:span><text:span text:style-name="T103">JavaScript</text:span><text:span text:style-name="T104"><text:s/></text:span>open<text:span text:style-name="T105"><text:s/></text:span><text:span text:style-name="T106">source</text:span><text:span text:style-name="T107"><text:s/></text:span><text:span text:style-name="T108">bajo</text:span><text:span text:style-name="T109"><text:s/></text:span><text:span text:style-name="T110">doble</text:span><text:span text:style-name="T111"><text:s/></text:span><text:span text:style-name="T112">licencia</text:span><text:span text:style-name="T113"><text:s/></text:span>MIT<text:span text:style-name="T114"><text:s/></text:span><text:span text:style-name="T115">License</text:span><text:span text:style-name="T116"><text:s/></text:span>y<text:span text:style-name="T117"><text:s/></text:span><text:span text:style-name="T118">GNU</text:span><text:span text:style-name="T119"><text:s/></text:span>General<text:span text:style-name="T120"><text:s/></text:span><text:span text:style-name="T121">Public</text:span><text:span text:style-name="T122"><text:s/></text:span><text:span text:style-name="T123">License</text:span><text:span text:style-name="T124"><text:s/></text:span>v2<text:span text:style-name="T125"><text:s/></text:span><text:span text:style-name="T126">que</text:span><text:span text:style-name="T127"><text:s/></text:span><text:span text:style-name="T128">permite</text:span><text:span text:style-name="T129"><text:s/></text:span><text:span text:style-name="T130">su</text:span><text:span text:style-name="T131"><text:s/></text:span><text:span text:style-name="T132">uso</text:span><text:span text:style-name="T133"><text:s/></text:span>en<text:span text:style-name="T134"><text:s/></text:span><text:span text:style-name="T135">proyectos</text:span><text:span text:style-name="T136"><text:s/></text:span><text:span text:style-name="T137">libres</text:span><text:span text:style-name="T138"><text:s/></text:span>y<text:span text:style-name="T139"><text:s/></text:span><text:span text:style-name="T140">privativos.</text:span><text:span text:style-name="T141"><text:s/></text:span><text:span text:style-name="T142">Permite</text:span><text:span text:style-name="T143"><text:s/></text:span><text:span text:style-name="T144">simplificar</text:span><text:span text:style-name="T145"><text:s/></text:span>la<text:span text:style-name="T146"><text:s/></text:span><text:span text:style-name="T147">manera</text:span><text:span text:style-name="T148"><text:s/></text:span><text:span text:style-name="T149">de</text:span><text:span text:style-name="T150"><text:s/></text:span><text:span text:style-name="T151">interactuar</text:span><text:span text:style-name="T152"><text:s/></text:span><text:span text:style-name="T153">mediante</text:span><text:span text:style-name="T154"><text:s/></text:span><text:span text:style-name="T155">scripts</text:span><text:span text:style-name="T156"><text:s/></text:span>con<text:span text:style-name="T157"><text:s/></text:span><text:span text:style-name="T158">documentos</text:span><text:span text:style-name="T159"><text:s/></text:span><text:span text:style-name="T160">HTML,</text:span><text:span text:style-name="T161"><text:s/></text:span><text:span text:style-name="T162">manipular</text:span><text:span text:style-name="T163"><text:s/></text:span>el<text:span text:style-name="T164"><text:s/></text:span><text:span text:style-name="T165">árbol</text:span><text:span text:style-name="T166"><text:s/></text:span><text:span text:style-name="T167">DOM,</text:span><text:span text:style-name="T168"><text:s/></text:span><text:span text:style-name="T169">manejar</text:span><text:span text:style-name="T170"><text:s/></text:span><text:span text:style-name="T171">eventos,</text:span><text:span text:style-name="T172"><text:s/></text:span><text:span text:style-name="T173">desarrollar</text:span><text:span text:style-name="T174"><text:s/></text:span><text:span text:style-name="T175">animaciones</text:span><text:span text:style-name="T176"><text:s/></text:span>(FLV)<text:span text:style-name="T177"><text:s/></text:span>y<text:span text:style-name="T178"><text:s/></text:span><text:span text:style-name="T179">desarrollar</text:span><text:span text:style-name="T180"><text:s/></text:span><text:span text:style-name="T181">aplicaciones</text:span><text:span text:style-name="T182"><text:s/></text:span><text:span text:style-name="T183">AJAX.</text:span><text:span text:style-name="T184"><text:s/></text:span><text:span text:style-name="T185">Fue</text:span><text:span text:style-name="T186"><text:s/></text:span><text:span text:style-name="T187">presentada</text:span><text:span text:style-name="T188"><text:s/></text:span>en<text:span text:style-name="T189"><text:s/></text:span>a<text:span text:style-name="T190"><text:s/></text:span><text:span text:style-name="T191">principios</text:span><text:span text:style-name="T192"><text:s/></text:span><text:span text:style-name="T193">de</text:span><text:span text:style-name="T194"><text:s/></text:span><text:span text:style-name="T195">2006</text:span><text:span text:style-name="T196"><text:s/></text:span>y<text:span text:style-name="T197"><text:s/></text:span><text:span text:style-name="T198">lanzada</text:span><text:span text:style-name="T199"><text:s/></text:span>a<text:span text:style-name="T200"><text:s/></text:span><text:span text:style-name="T201">mediados</text:span><text:span text:style-name="T202"><text:s/></text:span><text:span text:style-name="T203">de</text:span><text:span text:style-name="T204"><text:s/></text:span><text:span text:style-name="T205">ese</text:span><text:span text:style-name="T206"><text:s/></text:span><text:span text:style-name="T207">mismo</text:span><text:span text:style-name="T208"><text:s/></text:span><text:span text:style-name="T209">año.</text:span><text:span text:style-name="T210"><text:s/></text:span><text:span text:style-name="T211">Se</text:span><text:span text:style-name="T212"><text:s/></text:span><text:span text:style-name="T213">puede</text:span><text:span text:style-name="T214"><text:s/></text:span><text:span text:style-name="T215">descargar</text:span><text:s/><text:span text:style-name="T216">desde:</text:span><text:span text:style-name="T217"><text:s/></text:span><text:a xlink:href="http://jquery.com/download/" office:target-frame-name="_top" xlink:show="replace"><text:span text:style-name="T218">http://jquery.com/download/</text:span></text:a><text:span text:style-name="T219">.</text:span></text:p>
      <text:p text:style-name="P220"/>
      <text:h text:style-name="Título2" text:outline-level="2"><text:span text:style-name="T221">MooTools</text:span></text:h>
      <text:p text:style-name="P222"><text:span text:style-name="T223">Es</text:span><text:span text:style-name="T224"><text:s/></text:span><text:span text:style-name="T225">una</text:span><text:span text:style-name="T226"><text:s/></text:span><text:span text:style-name="T227">biblioteca</text:span><text:span text:style-name="T228"><text:s/></text:span><text:span text:style-name="T229">JavaScript</text:span><text:span text:style-name="T230"><text:s/></text:span><text:span text:style-name="T231">ligera</text:span><text:span text:style-name="T232"><text:s/></text:span><text:span text:style-name="T233">cuyo</text:span><text:span text:style-name="T234"><text:s/></text:span><text:span text:style-name="T235">nombre</text:span><text:span text:style-name="T236"><text:s/></text:span><text:span text:style-name="T237">proviene</text:span><text:span text:style-name="T238"><text:s/></text:span><text:span text:style-name="T239">de</text:span><text:span text:style-name="T240"><text:s/></text:span>My<text:span text:style-name="T241"><text:s/></text:span><text:span text:style-name="T242">Object-Oriented</text:span><text:span text:style-name="T243"><text:s/></text:span><text:span text:style-name="T244">Tools</text:span><text:span text:style-name="T245"><text:s/></text:span><text:span text:style-name="T246">(Mis</text:span><text:span text:style-name="T247"><text:s/></text:span><text:span text:style-name="T248">herramientas</text:span><text:span text:style-name="T249"><text:s/></text:span><text:span text:style-name="T250">orientadas</text:span><text:span text:style-name="T251"><text:s/></text:span>a<text:span text:style-name="T252"><text:s/></text:span><text:span text:style-name="T253">objetos),</text:span><text:span text:style-name="T254"><text:s/></text:span>y<text:span text:style-name="T255"><text:s/></text:span><text:span text:style-name="T256">como</text:span><text:span text:style-name="T257"><text:s/></text:span><text:span text:style-name="T258">su</text:span><text:span text:style-name="T259"><text:s/></text:span><text:span text:style-name="T260">nombre</text:span><text:span text:style-name="T261"><text:s/></text:span><text:span text:style-name="T262">indica</text:span><text:span text:style-name="T263"><text:s/></text:span>está<text:span text:style-name="T264"><text:s/></text:span>más<text:span text:style-name="T265"><text:s/></text:span><text:span text:style-name="T266">enfocada</text:span><text:span text:style-name="T267"><text:s/></text:span>a<text:span text:style-name="T268"><text:s/></text:span><text:span text:style-name="T269">la</text:span><text:span text:style-name="T270"><text:s/></text:span><text:span text:style-name="T271">implementación</text:span><text:span text:style-name="T272"><text:s/></text:span><text:span text:style-name="T273">orientada</text:span><text:span text:style-name="T274"><text:s/></text:span>a<text:span text:style-name="T275"><text:s/></text:span><text:span text:style-name="T276">objetos</text:span><text:span text:style-name="T277"><text:s/></text:span><text:span text:style-name="T278">que</text:span><text:span text:style-name="T279"><text:s/></text:span>a<text:span text:style-name="T280"><text:s/></text:span>la<text:span text:style-name="T281"><text:s/></text:span><text:span text:style-name="T282">implementación</text:span><text:span text:style-name="T283"><text:s/></text:span><text:span text:style-name="T284">estándar</text:span><text:span text:style-name="T285"><text:s/></text:span><text:span text:style-name="T286">soportada</text:span><text:span text:style-name="T287"><text:s/></text:span>por<text:span text:style-name="T288"><text:s/></text:span><text:span text:style-name="T289">los</text:span><text:span text:style-name="T290"><text:s/></text:span><text:span text:style-name="T291">navegadores</text:span><text:span text:style-name="T292"><text:s/></text:span><text:span text:style-name="T293">web.</text:span><text:span text:style-name="T294"><text:s/></text:span><text:span text:style-name="T295">Es</text:span><text:span text:style-name="T296"><text:s/></text:span><text:span text:style-name="T297">usada</text:span><text:span text:style-name="T298"><text:s/></text:span>por<text:span text:style-name="T299"><text:s/></text:span>más<text:span text:style-name="T300"><text:s/></text:span><text:span text:style-name="T301">del</text:span><text:span text:style-name="T302"><text:s/></text:span><text:span text:style-name="T303">5%</text:span><text:span text:style-name="T304"><text:s/></text:span><text:span text:style-name="T305">del</text:span><text:span text:style-name="T306"><text:s/></text:span>total<text:span text:style-name="T307"><text:s/></text:span><text:span text:style-name="T308">de</text:span><text:span text:style-name="T309"><text:s/></text:span><text:span text:style-name="T310">páginas</text:span><text:span text:style-name="T311"><text:s/></text:span><text:span text:style-name="T312">web,</text:span><text:span text:style-name="T313"><text:s/></text:span><text:span text:style-name="T314">siendo</text:span><text:span text:style-name="T315"><text:s/></text:span><text:span text:style-name="T316">una</text:span><text:span text:style-name="T317"><text:s/></text:span><text:span text:style-name="T318">de</text:span><text:span text:style-name="T319"><text:s/></text:span>las<text:span text:style-name="T320"><text:s/></text:span><text:span text:style-name="T321">bibliotecas</text:span><text:span text:style-name="T322"><text:s/></text:span><text:span text:style-name="T323">de</text:span><text:span text:style-name="T324"><text:s/></text:span><text:span text:style-name="T325">JavaScript</text:span><text:span text:style-name="T326"><text:s/></text:span>más<text:span text:style-name="T327"><text:s/></text:span><text:span text:style-name="T328">populares.</text:span><text:span text:style-name="T329"><text:s/></text:span><text:span text:style-name="T330">Sigue</text:span><text:span text:style-name="T331"><text:s/></text:span><text:span text:style-name="T332">los</text:span><text:span text:style-name="T333"><text:s/></text:span><text:span text:style-name="T334">principios</text:span><text:span text:style-name="T335"><text:s/></text:span>DRY<text:span text:style-name="T336"><text:s/></text:span><text:span text:style-name="T337">(Don</text:span><text:span text:style-name="T338">’t</text:span><text:span text:style-name="T339"><text:s/></text:span><text:span text:style-name="T340">You</text:span><text:span text:style-name="T341"><text:s/></text:span><text:span text:style-name="T342">Repeat,</text:span><text:span text:style-name="T343"><text:s/></text:span><text:span text:style-name="T344">no</text:span><text:span text:style-name="T345"><text:s/></text:span><text:span text:style-name="T346">te</text:span><text:span text:style-name="T347"><text:s/></text:span><text:span text:style-name="T348">repitas)</text:span><text:span text:style-name="T349"><text:s/></text:span>y<text:span text:style-name="T350"><text:s/></text:span><text:span text:style-name="T351">dispone</text:span><text:span text:style-name="T352"><text:s/></text:span><text:span text:style-name="T353">de</text:span><text:span text:style-name="T354"><text:s/></text:span><text:span text:style-name="T355">componentes</text:span><text:span text:style-name="T356"><text:s/></text:span><text:span text:style-name="T357">avanzados</text:span><text:span text:style-name="T358"><text:s/></text:span><text:span text:style-name="T359">para</text:span><text:span text:style-name="T360"><text:s/></text:span>crear<text:span text:style-name="T361"><text:s/></text:span>efectos<text:span text:style-name="T362"><text:s/></text:span>y<text:span text:style-name="T363"><text:s/></text:span><text:span text:style-name="T364">transiciones</text:span><text:s/><text:span text:style-name="T365"><text:s/></text:span>en<text:span text:style-name="T366"><text:s/></text:span><text:span text:style-name="T367">animaciones,</text:span><text:span text:style-name="T368"><text:s/></text:span><text:span text:style-name="T369">además</text:span><text:span text:style-name="T370"><text:s/></text:span><text:span text:style-name="T371">de</text:span><text:span text:style-name="T372"><text:s/></text:span><text:span text:style-name="T373">permitir</text:span><text:span text:style-name="T374"><text:s/></text:span><text:span text:style-name="T375">agregar,</text:span><text:span text:style-name="T376"><text:s/></text:span><text:span text:style-name="T377">modificar,</text:span><text:span text:style-name="T378"><text:s/></text:span><text:span text:style-name="T379">seleccionar</text:span><text:span text:style-name="T380"><text:s/></text:span>y<text:span text:style-name="T381"><text:s/></text:span><text:span text:style-name="T382">eliminar</text:span><text:span text:style-name="T383"><text:s/></text:span><text:span text:style-name="T384">elementos</text:span><text:span text:style-name="T385"><text:s/></text:span><text:span text:style-name="T386">DOM.</text:span><text:span text:style-name="T387"><text:s/></text:span><text:span text:style-name="T388">Se</text:span><text:s/><text:span text:style-name="T389">puede</text:span><text:s/><text:span text:style-name="T390">descargar</text:span><text:s/><text:span text:style-name="T391">desde:</text:span><text:s/><text:a xlink:href="http://mootools.net/download" office:target-frame-name="_top" xlink:show="replace"><text:span text:style-name="T392">http://mootools.net/download</text:span></text:a><text:span text:style-name="T393">.</text:span></text:p>
      <text:p text:style-name="P394"/>
      <text:h text:style-name="Título2" text:outline-level="2"><text:span text:style-name="T395">Prototype</text:span></text:h>
      <text:p text:style-name="P396"><text:span text:style-name="T397">Es</text:span><text:span text:style-name="T398"><text:s/></text:span><text:span text:style-name="T399">una</text:span><text:span text:style-name="T400"><text:s/></text:span><text:span text:style-name="T401">biblioteca</text:span><text:span text:style-name="T402"><text:s/></text:span><text:span text:style-name="T403">JavaScript</text:span><text:span text:style-name="T404"><text:s/></text:span>creada<text:span text:style-name="T405"><text:s/></text:span>en<text:span text:style-name="T406"><text:s/></text:span><text:span text:style-name="T407">2005</text:span><text:span text:style-name="T408"><text:s/></text:span><text:span text:style-name="T409">como</text:span><text:span text:style-name="T410"><text:s/></text:span><text:span text:style-name="T411">distribuida</text:span><text:span text:style-name="T412"><text:s/></text:span><text:span text:style-name="T413">de</text:span><text:span text:style-name="T414"><text:s/></text:span><text:span text:style-name="T415">forma</text:span><text:span text:style-name="T416"><text:s/></text:span><text:span text:style-name="T417">independiente,</text:span><text:span text:style-name="T418"><text:s/></text:span><text:span text:style-name="T419">pero</text:span><text:span text:style-name="T420"><text:s/></text:span><text:span text:style-name="T421">también</text:span><text:span text:style-name="T422"><text:s/></text:span><text:span text:style-name="T423">como</text:span><text:span text:style-name="T424"><text:s/></text:span><text:span text:style-name="T425">parte</text:span><text:span text:style-name="T426"><text:s/></text:span><text:span text:style-name="T427">de</text:span><text:span text:style-name="T428"><text:s/></text:span><text:span text:style-name="T429">proyectos</text:span><text:span text:style-name="T430"><text:s/></text:span><text:span text:style-name="T431">más</text:span><text:span text:style-name="T432"><text:s/></text:span><text:span text:style-name="T433">grandes</text:span><text:span text:style-name="T434"><text:s/></text:span><text:span text:style-name="T435">como</text:span><text:span text:style-name="T436"><text:s/></text:span><text:span text:style-name="T437">Ruby</text:span><text:span text:style-name="T438"><text:s/></text:span>on<text:span text:style-name="T439"><text:s/></text:span><text:span text:style-name="T440">Rails.</text:span><text:span text:style-name="T441"><text:s/></text:span><text:span text:style-name="T442">Implementa</text:span><text:span text:style-name="T443"><text:s/></text:span><text:span text:style-name="T444">las</text:span><text:span text:style-name="T445"><text:s/></text:span><text:span text:style-name="T446">técnicas</text:span><text:span text:style-name="T447"><text:s/></text:span><text:span text:style-name="T448">AJAX,</text:span><text:span text:style-name="T449"><text:s/></text:span><text:span text:style-name="T450">aprovechando</text:span><text:span text:style-name="T451"><text:s/></text:span><text:span text:style-name="T452">su</text:span><text:span text:style-name="T453"><text:s/></text:span><text:span text:style-name="T454">máximo</text:span><text:span text:style-name="T455"><text:s/></text:span><text:span text:style-name="T456">potencial</text:span><text:span text:style-name="T457"><text:s/></text:span><text:span text:style-name="T458">cuando</text:span><text:span text:style-name="T459"><text:s/></text:span><text:span text:style-name="T460">se</text:span><text:span text:style-name="T461"><text:s/></text:span><text:span text:style-name="T462">desarrolla</text:span><text:span text:style-name="T463"><text:s/></text:span><text:span text:style-name="T464">con</text:span><text:span text:style-name="T465"><text:s/></text:span><text:span text:style-name="T466">Ruby</text:span><text:span text:style-name="T467"><text:s/></text:span>on<text:span text:style-name="T468"><text:s/></text:span>Rails,<text:span text:style-name="T469"><text:s/></text:span><text:span text:style-name="T470">haciendo</text:span><text:span text:style-name="T471"><text:s/></text:span><text:span text:style-name="T472">que</text:span><text:span text:style-name="T473"><text:s/></text:span>el<text:span text:style-name="T474"><text:s/></text:span><text:span text:style-name="T475">desarrollo</text:span><text:span text:style-name="T476"><text:s/></text:span><text:span text:style-name="T477">sea</text:span><text:span text:style-name="T478"><text:s/></text:span>más<text:span text:style-name="T479"><text:s/></text:span><text:span text:style-name="T480">simple.</text:span><text:span text:style-name="T481"><text:s/></text:span><text:span text:style-name="T482">También</text:span><text:span text:style-name="T483"><text:s/></text:span><text:span text:style-name="T484">proporciona</text:span><text:span text:style-name="T485"><text:s/></text:span><text:span text:style-name="T486">funciones</text:span><text:span text:style-name="T487"><text:s/></text:span><text:span text:style-name="T488">para</text:span><text:span text:style-name="T489"><text:s/></text:span><text:span text:style-name="T490">soportar</text:span><text:span text:style-name="T491"><text:s/></text:span>clases<text:span text:style-name="T492"><text:s/></text:span>y<text:span text:style-name="T493"><text:s/></text:span><text:span text:style-name="T494">objetos</text:span><text:span text:style-name="T495"><text:s/></text:span><text:span text:style-name="T496">basados</text:span><text:span text:style-name="T497"><text:s/></text:span><text:span text:style-name="T498">en</text:span><text:span text:style-name="T499"><text:s/></text:span>clases.<text:span text:style-name="T500"><text:s/></text:span><text:span text:style-name="T501">Es</text:span><text:span text:style-name="T502"><text:s/></text:span><text:span text:style-name="T503">usada</text:span><text:span text:style-name="T504"><text:s/></text:span>por<text:span text:style-name="T505"><text:s/></text:span>el<text:span text:style-name="T506"><text:s/></text:span><text:span text:style-name="T507">3</text:span><text:span text:style-name="T508">’</text:span><text:span text:style-name="T509">9%</text:span><text:span text:style-name="T510"><text:s/></text:span><text:span text:style-name="T511">del</text:span><text:span text:style-name="T512"><text:s/></text:span><text:span text:style-name="T513">total</text:span><text:span text:style-name="T514"><text:s/></text:span><text:span text:style-name="T515">de</text:span><text:span text:style-name="T516"><text:s/></text:span><text:span text:style-name="T517">páginas</text:span><text:span text:style-name="T518"><text:s/></text:span><text:span text:style-name="T519">web,</text:span><text:span text:style-name="T520"><text:s/></text:span><text:span text:style-name="T521">haciéndola</text:span><text:span text:style-name="T522"><text:s/></text:span><text:span text:style-name="T523">una</text:span><text:span text:style-name="T524"><text:s/></text:span><text:span text:style-name="T525">de</text:span><text:span text:style-name="T526"><text:s/></text:span>las<text:span text:style-name="T527"><text:s/></text:span><text:span text:style-name="T528">bibliotecas</text:span><text:span text:style-name="T529"><text:s/></text:span>más<text:span text:style-name="T530"><text:s/></text:span><text:span text:style-name="T531">populares</text:span><text:span text:style-name="T532"><text:s/></text:span><text:span text:style-name="T533">para</text:span><text:span text:style-name="T534"><text:s/></text:span><text:span text:style-name="T535">JavaScript.</text:span><text:span text:style-name="T536"><text:s/></text:span><text:span text:style-name="T537">Se</text:span><text:span text:style-name="T538"><text:s/></text:span><text:span text:style-name="T539">puede</text:span><text:span text:style-name="T540"><text:s/></text:span><text:span text:style-name="T541">descargar</text:span><text:span text:style-name="T542"><text:s/></text:span><text:span text:style-name="T543">desde:</text:span><text:s/><text:span text:style-name="T544"><text:s/></text:span><text:a xlink:href="http://prototypejs.org/download/" office:target-frame-name="_top" xlink:show="replace"><text:span text:style-name="T545">http://prototypejs.org/download/</text:span></text:a><text:span text:style-name="T546">.</text:span></text:p>
      <text:soft-page-break/>
      <text:h text:style-name="P547" text:outline-level="2"><text:span text:style-name="T548">AccDC</text:span></text:h>
      <text:p text:style-name="P549"><text:span text:style-name="T550">Es</text:span><text:span text:style-name="T551"><text:s/></text:span><text:span text:style-name="T552">una</text:span><text:span text:style-name="T553"><text:s/></text:span><text:span text:style-name="T554">biblioteca</text:span><text:span text:style-name="T555"><text:s/></text:span><text:span text:style-name="T556">que</text:span><text:span text:style-name="T557"><text:s/></text:span><text:span text:style-name="T558">permite</text:span><text:span text:style-name="T559"><text:s/></text:span><text:span text:style-name="T560">procesos</text:span><text:span text:style-name="T561"><text:s/></text:span><text:span text:style-name="T562">dinámicos</text:span><text:span text:style-name="T563"><text:s/></text:span><text:span text:style-name="T564">accesibles</text:span><text:span text:style-name="T565"><text:s/></text:span><text:span text:style-name="T566">para</text:span><text:span text:style-name="T567"><text:s/></text:span>las<text:span text:style-name="T568"><text:s/></text:span><text:span text:style-name="T569">tecnologías</text:span><text:span text:style-name="T570"><text:s/></text:span><text:span text:style-name="T571">web.</text:span><text:span text:style-name="T572"><text:s/></text:span><text:span text:style-name="T573">Lanzada</text:span><text:span text:style-name="T574"><text:s/></text:span>en<text:span text:style-name="T575"><text:s/></text:span><text:span text:style-name="T576">2010</text:span><text:span text:style-name="T577"><text:s/></text:span><text:span text:style-name="T578">como</text:span><text:span text:style-name="T579"><text:s/></text:span><text:span text:style-name="T580">plugin</text:span><text:span text:style-name="T581"><text:s/></text:span><text:span text:style-name="T582">de</text:span><text:span text:style-name="T583"><text:s/></text:span>jQuery<text:span text:style-name="T584"><text:s/></text:span>y<text:span text:style-name="T585"><text:s/></text:span><text:span text:style-name="T586">como</text:span><text:span text:style-name="T587"><text:s/></text:span>API <text:s/><text:span text:style-name="T588">independiente</text:span><text:span text:style-name="T589"><text:s/></text:span>en<text:span text:style-name="T590"><text:s/></text:span><text:span text:style-name="T591">julio</text:span><text:span text:style-name="T592"><text:s/></text:span><text:span text:style-name="T593">de</text:span><text:span text:style-name="T594"><text:s/></text:span><text:span text:style-name="T595">2012.</text:span><text:span text:style-name="T596"><text:s/></text:span><text:span text:style-name="T597">Su</text:span><text:span text:style-name="T598"><text:s/></text:span><text:span text:style-name="T599">nombre</text:span><text:span text:style-name="T600"><text:s/></text:span><text:span text:style-name="T601">AccDC</text:span><text:span text:style-name="T602"><text:s/></text:span><text:span text:style-name="T603">proviene</text:span><text:span text:style-name="T604"><text:s/></text:span><text:span text:style-name="T605">de</text:span><text:span text:style-name="T606"><text:s/></text:span><text:span text:style-name="T607">ACCelerated</text:span><text:span text:style-name="T608"><text:s/></text:span><text:span text:style-name="T609">Dynamic</text:span><text:span text:style-name="T610"><text:s/></text:span><text:span text:style-name="T611">Content</text:span><text:span text:style-name="T612"><text:s/></text:span><text:span text:style-name="T613">(Contenido</text:span><text:span text:style-name="T614"><text:s/></text:span><text:span text:style-name="T615">Dinámico</text:span><text:span text:style-name="T616"><text:s/></text:span><text:span text:style-name="T617">Acelerado)</text:span><text:span text:style-name="T618"><text:s/></text:span>y<text:span text:style-name="T619"><text:s/></text:span><text:span text:style-name="T620">algunas</text:span><text:span text:style-name="T621"><text:s/></text:span><text:span text:style-name="T622">de</text:span><text:span text:style-name="T623"><text:s/></text:span><text:span text:style-name="T624">sus</text:span><text:span text:style-name="T625"><text:s/></text:span><text:span text:style-name="T626">características</text:span><text:span text:style-name="T627"><text:s/></text:span><text:span text:style-name="T628">son:</text:span><text:span text:style-name="T629"><text:s/></text:span><text:span text:style-name="T630">procesamiento</text:span><text:span text:style-name="T631"><text:s/></text:span><text:span text:style-name="T632">de</text:span><text:span text:style-name="T633"><text:s/></text:span><text:span text:style-name="T634">AJAX</text:span><text:span text:style-name="T635"><text:s/></text:span>y<text:span text:style-name="T636"><text:s/></text:span><text:span text:style-name="T637">renderizado</text:span><text:span text:style-name="T638"><text:s/></text:span><text:span text:style-name="T639">de</text:span><text:span text:style-name="T640"><text:s/></text:span><text:span text:style-name="T641">código</text:span><text:span text:style-name="T642"><text:s/></text:span><text:span text:style-name="T643">literal,</text:span><text:span text:style-name="T644"><text:s/></text:span><text:span text:style-name="T645">lector</text:span><text:span text:style-name="T646"><text:s/></text:span><text:span text:style-name="T647">de</text:span><text:span text:style-name="T648"><text:s/></text:span><text:span text:style-name="T649">pantalla</text:span><text:span text:style-name="T650"><text:s/></text:span>y<text:span text:style-name="T651"><text:s/></text:span><text:span text:style-name="T652">teclado</text:span><text:span text:style-name="T653"><text:s/></text:span><text:span text:style-name="T654">accesible</text:span><text:span text:style-name="T655"><text:s/></text:span><text:span text:style-name="T656">mediante</text:span><text:span text:style-name="T657"><text:s/></text:span><text:span text:style-name="T658">arrastrar</text:span><text:span text:style-name="T659"><text:s/></text:span>y<text:span text:style-name="T660"><text:s/></text:span><text:span text:style-name="T661">soltar,</text:span><text:span text:style-name="T662"><text:s/></text:span><text:span text:style-name="T663">gestión</text:span><text:span text:style-name="T664"><text:s/></text:span><text:span text:style-name="T665">de</text:span><text:span text:style-name="T666"><text:s/></text:span><text:span text:style-name="T667">eventos,</text:span><text:span text:style-name="T668"><text:s/></text:span><text:span text:style-name="T669">soporte</text:span><text:span text:style-name="T670"><text:s/></text:span><text:span text:style-name="T671">de</text:span><text:span text:style-name="T672"><text:s/></text:span><text:span text:style-name="T673">plataformas</text:span><text:span text:style-name="T674"><text:s/></text:span><text:span text:style-name="T675">móviles</text:span><text:span text:style-name="T676"><text:s/></text:span>y<text:span text:style-name="T677"><text:s/></text:span><text:span text:style-name="T678">compatibilidad</text:span><text:span text:style-name="T679"><text:s/></text:span>entre<text:span text:style-name="T680"><text:s/></text:span><text:span text:style-name="T681">navegadores.</text:span><text:span text:style-name="T682"><text:s/></text:span><text:span text:style-name="T683">Se</text:span><text:span text:style-name="T684"><text:s/></text:span><text:span text:style-name="T685">puede</text:span><text:span text:style-name="T686"><text:s/></text:span><text:span text:style-name="T687">descargar</text:span><text:span text:style-name="T688"><text:s/></text:span><text:span text:style-name="T689">desde:</text:span><text:s/><text:span text:style-name="T690"><text:s/></text:span><text:a xlink:href="https://github.com/accdc/accdc" office:target-frame-name="_top" xlink:show="replace"><text:span text:style-name="T691">https://github.com/accdc/accdc</text:span></text:a><text:span text:style-name="T692">.</text:span></text:p>
      <text:p text:style-name="P693"/>
      <text:h text:style-name="Título2" text:outline-level="2"><text:span text:style-name="T694">Dojo</text:span><text:span text:style-name="T695"><text:s/></text:span><text:span text:style-name="T696">Toolkit</text:span></text:h>
      <text:p text:style-name="P697"><text:span text:style-name="T698">Es</text:span><text:span text:style-name="T699"><text:s/></text:span><text:span text:style-name="T700">una</text:span><text:span text:style-name="T701"><text:s/></text:span><text:span text:style-name="T702">biblioteca</text:span><text:span text:style-name="T703"><text:s/></text:span><text:span text:style-name="T704">modular</text:span><text:span text:style-name="T705"><text:s/></text:span>open<text:span text:style-name="T706"><text:s/></text:span><text:span text:style-name="T707">source</text:span><text:span text:style-name="T708"><text:s/></text:span><text:span text:style-name="T709">de</text:span><text:span text:style-name="T710"><text:s/></text:span><text:span text:style-name="T711">JavaScript</text:span><text:span text:style-name="T712"><text:s/></text:span><text:span text:style-name="T713">diseñada</text:span><text:span text:style-name="T714"><text:s/></text:span><text:span text:style-name="T715">para</text:span><text:span text:style-name="T716"><text:s/></text:span><text:span text:style-name="T717">facilitar</text:span><text:span text:style-name="T718"><text:s/></text:span>el<text:span text:style-name="T719"><text:s/></text:span><text:span text:style-name="T720">rápido</text:span><text:span text:style-name="T721"><text:s/></text:span><text:span text:style-name="T722">desarrollo</text:span><text:span text:style-name="T723"><text:s/></text:span><text:span text:style-name="T724">de</text:span><text:span text:style-name="T725"><text:s/></text:span><text:span text:style-name="T726">aplicaciones</text:span><text:span text:style-name="T727"><text:s/></text:span><text:span text:style-name="T728">multiplataforma,</text:span><text:span text:style-name="T729"><text:s/></text:span><text:span text:style-name="T730">aplicaciones</text:span><text:span text:style-name="T731"><text:s/></text:span><text:span text:style-name="T732">basadas</text:span><text:span text:style-name="T733"><text:s/></text:span>en<text:span text:style-name="T734"><text:s/></text:span><text:span text:style-name="T735">JavaScript/AJAX</text:span><text:span text:style-name="T736"><text:s/></text:span>y<text:span text:style-name="T737"><text:s/></text:span><text:span text:style-name="T738">sitios</text:span><text:span text:style-name="T739"><text:s/></text:span><text:span text:style-name="T740">web.</text:span><text:span text:style-name="T741"><text:s/></text:span><text:span text:style-name="T742">Iniciada</text:span><text:span text:style-name="T743"><text:s/></text:span>en<text:span text:style-name="T744"><text:s/></text:span><text:span text:style-name="T745">2004</text:span><text:span text:style-name="T746"><text:s/></text:span><text:span text:style-name="T747">bajo</text:span><text:span text:style-name="T748"><text:s/></text:span><text:span text:style-name="T749">doble</text:span><text:span text:style-name="T750"><text:s/></text:span><text:span text:style-name="T751">licencia:</text:span><text:span text:style-name="T752"><text:s/></text:span><text:span text:style-name="T753">la</text:span><text:span text:style-name="T754"><text:s/></text:span><text:span text:style-name="T755">licencia</text:span><text:span text:style-name="T756"><text:s/></text:span><text:span text:style-name="T757">modificada</text:span><text:span text:style-name="T758"><text:s/></text:span><text:span text:style-name="T759">BSD</text:span><text:span text:style-name="T760"><text:s/></text:span>o<text:span text:style-name="T761"><text:s/></text:span>la<text:span text:style-name="T762"><text:s/></text:span>Academic<text:span text:style-name="T763"><text:s/></text:span><text:span text:style-name="T764">Free</text:span><text:span text:style-name="T765"><text:s/></text:span>License.<text:span text:style-name="T766"><text:s/></text:span><text:span text:style-name="T767">Una</text:span><text:span text:style-name="T768"><text:s/></text:span><text:span text:style-name="T769">de</text:span><text:span text:style-name="T770"><text:s/></text:span><text:span text:style-name="T771">sus</text:span><text:span text:style-name="T772"><text:s/></text:span><text:span text:style-name="T773">principales</text:span><text:span text:style-name="T774"><text:s/></text:span><text:span text:style-name="T775">características</text:span><text:span text:style-name="T776"><text:s/></text:span><text:span text:style-name="T777">es</text:span><text:span text:style-name="T778"><text:s/></text:span><text:span text:style-name="T779">que</text:span><text:span text:style-name="T780"><text:s/></text:span><text:span text:style-name="T781">separa</text:span><text:span text:style-name="T782"><text:s/></text:span><text:span text:style-name="T783">las</text:span><text:span text:style-name="T784"><text:s/></text:span><text:span text:style-name="T785">diferencias</text:span><text:span text:style-name="T786"><text:s/></text:span><text:span text:style-name="T787">entre</text:span><text:span text:style-name="T788"><text:s/></text:span><text:span text:style-name="T789">diversos</text:span><text:span text:style-name="T790"><text:s/></text:span><text:span text:style-name="T791">navegadores</text:span><text:span text:style-name="T792"><text:s/></text:span><text:span text:style-name="T793">para</text:span><text:span text:style-name="T794"><text:s/></text:span><text:span text:style-name="T795">proporcionar</text:span><text:span text:style-name="T796"><text:s/></text:span><text:span text:style-name="T797">una</text:span><text:span text:style-name="T798"><text:s/></text:span><text:span text:style-name="T799">API</text:span><text:span text:style-name="T800"><text:s/></text:span><text:span text:style-name="T801">que</text:span><text:span text:style-name="T802"><text:s/></text:span><text:span text:style-name="T803">funcione</text:span><text:span text:style-name="T804"><text:s/></text:span>en<text:span text:style-name="T805"><text:s/></text:span><text:span text:style-name="T806">todos</text:span><text:span text:style-name="T807"><text:s/></text:span><text:span text:style-name="T808">ellos,</text:span><text:span text:style-name="T809"><text:s/></text:span><text:span text:style-name="T810">proporcionando</text:span><text:span text:style-name="T811"><text:s/></text:span><text:span text:style-name="T812">herramientas</text:span><text:span text:style-name="T813"><text:s/></text:span><text:span text:style-name="T814">de</text:span><text:span text:style-name="T815"><text:s/></text:span><text:span text:style-name="T816">construcción</text:span><text:span text:style-name="T817"><text:s/></text:span>para<text:span text:style-name="T818"><text:s/></text:span><text:span text:style-name="T819">optimización</text:span><text:span text:style-name="T820"><text:s/></text:span><text:span text:style-name="T821">de</text:span><text:span text:style-name="T822"><text:s/></text:span><text:span text:style-name="T823">JavaScript</text:span><text:span text:style-name="T824"><text:s/></text:span>y<text:span text:style-name="T825"><text:s/></text:span><text:span text:style-name="T826">CSS,</text:span><text:span text:style-name="T827"><text:s/></text:span><text:span text:style-name="T828">generación</text:span><text:span text:style-name="T829"><text:s/></text:span><text:span text:style-name="T830">de</text:span><text:span text:style-name="T831"><text:s/></text:span><text:span text:style-name="T832">documentación</text:span><text:span text:style-name="T833"><text:s/></text:span>y<text:span text:style-name="T834"><text:s/></text:span><text:span text:style-name="T835">pruebas</text:span><text:span text:style-name="T836"><text:s/></text:span><text:span text:style-name="T837">unitarias.</text:span><text:span text:style-name="T838"><text:s/></text:span><text:span text:style-name="T839">Se</text:span><text:span text:style-name="T840"><text:s/></text:span><text:span text:style-name="T841">puede</text:span><text:span text:style-name="T842"><text:s/></text:span><text:span text:style-name="T843">descargar</text:span><text:span text:style-name="T844"><text:s/></text:span><text:span text:style-name="T845">desde:</text:span><text:s/><text:span text:style-name="T846"><text:s/></text:span><text:a xlink:href="http://dojotoolkit.org/download/" office:target-frame-name="_top" xlink:show="replace"><text:span text:style-name="T847">http://dojotoolkit.org/download/</text:span></text:a><text:span text:style-name="T848">.</text:span></text:p>
      <text:p text:style-name="P849"/>
      <text:h text:style-name="Título2" text:outline-level="2"><text:span text:style-name="T850">Glow</text:span></text:h>
      <text:p text:style-name="P851"><text:span text:style-name="T852">Es</text:span><text:span text:style-name="T853"><text:s/></text:span><text:span text:style-name="T854">una</text:span><text:span text:style-name="T855"><text:s/></text:span><text:span text:style-name="T856">biblioteca</text:span><text:span text:style-name="T857"><text:s/></text:span><text:span text:style-name="T858">open</text:span><text:span text:style-name="T859"><text:s/></text:span><text:span text:style-name="T860">source</text:span><text:span text:style-name="T861"><text:s/></text:span><text:span text:style-name="T862">para</text:span><text:span text:style-name="T863"><text:s/></text:span><text:span text:style-name="T864">JavaScript</text:span><text:span text:style-name="T865"><text:s/></text:span><text:span text:style-name="T866">creada</text:span><text:span text:style-name="T867"><text:s/></text:span>por<text:span text:style-name="T868"><text:s/></text:span>la<text:span text:style-name="T869"><text:s/></text:span>BBC.<text:span text:style-name="T870"><text:s/></text:span><text:span text:style-name="T871">Su</text:span><text:span text:style-name="T872"><text:s/></text:span><text:span text:style-name="T873">desarrollo</text:span><text:span text:style-name="T874"><text:s/></text:span><text:span text:style-name="T875">comenzó</text:span><text:span text:style-name="T876"><text:s/></text:span>en<text:span text:style-name="T877"><text:s/></text:span>el<text:span text:style-name="T878"><text:s/></text:span><text:span text:style-name="T879">2007</text:span><text:span text:style-name="T880"><text:s/></text:span>y<text:span text:style-name="T881"><text:s/></text:span><text:span text:style-name="T882">fue</text:span><text:span text:style-name="T883"><text:s/></text:span><text:span text:style-name="T884">publicada</text:span><text:span text:style-name="T885"><text:s/></text:span>en<text:span text:style-name="T886"><text:s/></text:span>209<text:span text:style-name="T887"><text:s/></text:span><text:span text:style-name="T888">bajo</text:span><text:span text:style-name="T889"><text:s/></text:span><text:span text:style-name="T890">Apache</text:span><text:span text:style-name="T891"><text:s/></text:span><text:span text:style-name="T892">License.</text:span><text:span text:style-name="T893"><text:s/></text:span><text:span text:style-name="T894">Se</text:span><text:span text:style-name="T895"><text:s/></text:span><text:span text:style-name="T896">creó</text:span><text:span text:style-name="T897"><text:s/></text:span><text:span text:style-name="T898">para</text:span><text:span text:style-name="T899"><text:s/></text:span><text:span text:style-name="T900">cumplir</text:span><text:span text:style-name="T901"><text:s/></text:span><text:span text:style-name="T902">con</text:span><text:span text:style-name="T903"><text:s/></text:span>el<text:span text:style-name="T904"><text:s/></text:span><text:span text:style-name="T905">objetivo</text:span><text:span text:style-name="T906"><text:s/></text:span><text:span text:style-name="T907">de</text:span><text:span text:style-name="T908"><text:s/></text:span>la<text:span text:style-name="T909"><text:s/></text:span>BBC<text:span text:style-name="T910"><text:s/></text:span><text:span text:style-name="T911">de</text:span><text:span text:style-name="T912"><text:s/></text:span><text:span text:style-name="T913">compatibilidad</text:span><text:span text:style-name="T914"><text:s/></text:span>entre<text:span text:style-name="T915"><text:s/></text:span><text:span text:style-name="T916">diversos</text:span><text:span text:style-name="T917"><text:s/></text:span><text:span text:style-name="T918">navegadores</text:span><text:span text:style-name="T919"><text:s/></text:span><text:span text:style-name="T920">(particularmente</text:span><text:span text:style-name="T921"><text:s/></text:span><text:span text:style-name="T922">Safari</text:span><text:span text:style-name="T923"><text:s/></text:span><text:span text:style-name="T924">1.3).</text:span><text:span text:style-name="T925"><text:s/></text:span><text:span text:style-name="T926">Entre</text:span><text:span text:style-name="T927"><text:s/></text:span><text:span text:style-name="T928">sus</text:span><text:span text:style-name="T929"><text:s/></text:span><text:span text:style-name="T930">principales</text:span><text:span text:style-name="T931"><text:s/></text:span><text:span text:style-name="T932">características</text:span><text:span text:style-name="T933"><text:s/></text:span><text:span text:style-name="T934">encontramos:</text:span><text:span text:style-name="T935"><text:s/></text:span><text:span text:style-name="T936">manipulación</text:span><text:span text:style-name="T937"><text:s/></text:span><text:span text:style-name="T938">del</text:span><text:span text:style-name="T939"><text:s/></text:span><text:span text:style-name="T940">DOM,</text:span><text:span text:style-name="T941"><text:s/></text:span><text:span text:style-name="T942">manejo</text:span><text:span text:style-name="T943"><text:s/></text:span><text:span text:style-name="T944">de</text:span><text:span text:style-name="T945"><text:s/></text:span><text:span text:style-name="T946">eventos,</text:span><text:span text:style-name="T947"><text:s/></text:span><text:span text:style-name="T948">animaciones,</text:span><text:span text:style-name="T949"><text:s/></text:span><text:span text:style-name="T950">un</text:span><text:span text:style-name="T951"><text:s/></text:span><text:span text:style-name="T952">conjunto</text:span><text:span text:style-name="T953"><text:s/></text:span><text:span text:style-name="T954">versátil</text:span><text:span text:style-name="T955"><text:s/></text:span><text:span text:style-name="T956">de</text:span><text:span text:style-name="T957"><text:s/></text:span><text:span text:style-name="T958">widgets</text:span><text:span text:style-name="T959"><text:s/></text:span>y<text:span text:style-name="T960"><text:s/></text:span><text:span text:style-name="T961">una</text:span><text:span text:style-name="T962"><text:s/></text:span><text:span text:style-name="T963">extensa</text:span><text:span text:style-name="T964"><text:s/></text:span>y<text:span text:style-name="T965"><text:s/></text:span>clara<text:span text:style-name="T966"><text:s/></text:span><text:span text:style-name="T967">documentación.</text:span><text:span text:style-name="T968"><text:s/></text:span><text:span text:style-name="T969">Se</text:span><text:span text:style-name="T970"><text:s/></text:span><text:span text:style-name="T971">puede</text:span><text:span text:style-name="T972"><text:s/></text:span><text:span text:style-name="T973">descargar</text:span><text:s/><text:span text:style-name="T974">desde:</text:span><text:span text:style-name="T975"><text:s/></text:span><text:a xlink:href="http://www.bbc.co.uk/glow/download/" office:target-frame-name="_top" xlink:show="replace"><text:span text:style-name="T976">http://www.bbc.co.uk/glow/download/</text:span></text:a><text:span text:style-name="T977">.</text:span></text:p>
      <text:p text:style-name="P978"/>
      <text:h text:style-name="Título2" text:outline-level="2"><text:span text:style-name="T979">midori</text:span></text:h>
      <text:p text:style-name="P980">Es<text:span text:style-name="T981"><text:s/></text:span><text:span text:style-name="T982">una</text:span><text:span text:style-name="T983"><text:s/></text:span><text:span text:style-name="T984">biblioteca</text:span><text:span text:style-name="T985"><text:s/></text:span><text:span text:style-name="T986">JavaScript</text:span><text:span text:style-name="T987"><text:s/></text:span><text:span text:style-name="T988">ligera</text:span><text:span text:style-name="T989"><text:s/></text:span><text:span text:style-name="T990">que</text:span><text:span text:style-name="T991"><text:s/></text:span><text:span text:style-name="T992">ayuda</text:span><text:span text:style-name="T993"><text:s/></text:span>a<text:span text:style-name="T994"><text:s/></text:span><text:span text:style-name="T995">hacer</text:span><text:span text:style-name="T996"><text:s/></text:span>el<text:span text:style-name="T997"><text:s/></text:span><text:span text:style-name="T998">desarrollo</text:span><text:span text:style-name="T999"><text:s/></text:span><text:span text:style-name="T1000">web</text:span><text:span text:style-name="T1001"><text:s/></text:span><text:span text:style-name="T1002">usando</text:span><text:span text:style-name="T1003"><text:s/></text:span><text:span text:style-name="T1004">JavaScript</text:span><text:span text:style-name="T1005"><text:s/></text:span>más<text:span text:style-name="T1006"><text:s/></text:span><text:span text:style-name="T1007">fácil.</text:span><text:span text:style-name="T1008"><text:s/></text:span><text:span text:style-name="T1009">Entre</text:span><text:span text:style-name="T1010"><text:s/></text:span><text:span text:style-name="T1011">sus</text:span><text:span text:style-name="T1012"><text:s/></text:span><text:span text:style-name="T1013">características</text:span><text:span text:style-name="T1014"><text:s/></text:span>nos<text:span text:style-name="T1015"><text:s/></text:span><text:span text:style-name="T1016">encontramos:</text:span><text:span text:style-name="T1017"><text:s/></text:span><text:span text:style-name="T1018">selección</text:span><text:span text:style-name="T1019"><text:s/></text:span><text:span text:style-name="T1020">de</text:span><text:span text:style-name="T1021"><text:s/></text:span><text:span text:style-name="T1022">elementos</text:span><text:span text:style-name="T1023"><text:s/></text:span><text:span text:style-name="T1024">DOM</text:span><text:span text:style-name="T1025"><text:s/></text:span><text:span text:style-name="T1026">usando</text:span><text:span text:style-name="T1027"><text:s/></text:span><text:span text:style-name="T1028">selectores</text:span><text:span text:style-name="T1029"><text:s/></text:span><text:span text:style-name="T1030">CSS,</text:span><text:span text:style-name="T1031"><text:s/></text:span><text:span text:style-name="T1032">uso</text:span><text:span text:style-name="T1033"><text:s/></text:span><text:span text:style-name="T1034">de</text:span><text:span text:style-name="T1035"><text:s/></text:span><text:span text:style-name="T1036">arrastrar</text:span><text:span text:style-name="T1037"><text:s/></text:span>y<text:span text:style-name="T1038"><text:s/></text:span><text:span text:style-name="T1039">soltar,</text:span><text:span text:style-name="T1040"><text:s/></text:span><text:span text:style-name="T1041">menús</text:span><text:span text:style-name="T1042"><text:s/></text:span><text:span text:style-name="T1043">emergentes,</text:span><text:span text:style-name="T1044"><text:s/></text:span><text:span text:style-name="T1045">autocompletado,</text:span><text:span text:style-name="T1046"><text:s/></text:span><text:span text:style-name="T1047">edición</text:span><text:span text:style-name="T1048"><text:s/></text:span>en<text:span text:style-name="T1049"><text:s/></text:span><text:span text:style-name="T1050">línea,</text:span><text:span text:style-name="T1051"><text:s/></text:span><text:span text:style-name="T1052">selección</text:span><text:span text:style-name="T1053"><text:s/></text:span><text:span text:style-name="T1054">de</text:span><text:span text:style-name="T1055"><text:s/></text:span><text:span text:style-name="T1056">fila</text:span><text:span text:style-name="T1057"><text:s/></text:span><text:span text:style-name="T1058">de</text:span><text:span text:style-name="T1059"><text:s/></text:span><text:span text:style-name="T1060">una</text:span><text:span text:style-name="T1061"><text:s/></text:span><text:span text:style-name="T1062">tabla</text:span><text:span text:style-name="T1063"><text:s/></text:span>o<text:span text:style-name="T1064"><text:s/></text:span><text:span text:style-name="T1065">métodos</text:span><text:span text:style-name="T1066"><text:s/></text:span><text:span text:style-name="T1067">de</text:span><text:span text:style-name="T1068"><text:s/></text:span><text:span text:style-name="T1069">utilidad</text:span><text:span text:style-name="T1070"><text:s/></text:span><text:span text:style-name="T1071">para</text:span><text:span text:style-name="T1072"><text:s/></text:span><text:span text:style-name="T1073">usar</text:span><text:span text:style-name="T1074"><text:s/></text:span>con<text:span text:style-name="T1075"><text:s/></text:span><text:span text:style-name="T1076">DOM,</text:span><text:span text:style-name="T1077"><text:s/></text:span><text:span text:style-name="T1078">cookies,</text:span><text:span text:style-name="T1079"><text:s/></text:span><text:span text:style-name="T1080">formularios,</text:span><text:span text:style-name="T1081"><text:s/></text:span><text:span text:style-name="T1082">cadenas<text:s/></text:span><text:span text:style-name="T1083">de</text:span><text:s/><text:span text:style-name="T1084">texto<text:s/></text:span>y<text:span text:style-name="T1085"><text:s/></text:span><text:span text:style-name="T1086">arrays.</text:span><text:s/><text:span text:style-name="T1087">Se</text:span><text:s/><text:span text:style-name="T1088">puede</text:span><text:s/><text:span text:style-name="T1089">descargar</text:span><text:s/><text:span text:style-name="T1090">desde:</text:span><text:s/><text:a xlink:href="http://www.midorijs.com/" office:target-frame-name="_top" xlink:show="replace"><text:span text:style-name="T1091">http://www.midorijs.com/</text:span></text:a><text:span text:style-name="T1092">.</text:span></text:p>
      <text:p text:style-name="P1093"/>
      <text:h text:style-name="Título2" text:outline-level="2"><text:span text:style-name="T1094">Yahoo!</text:span><text:span text:style-name="T1095"><text:s/></text:span><text:span text:style-name="T1096">UI</text:span><text:span text:style-name="T1097"><text:s/></text:span><text:span text:style-name="T1098">(YUI)</text:span><text:span text:style-name="T1099"><text:s/></text:span><text:span text:style-name="T1100">Library</text:span></text:h>
      <text:p text:style-name="P1101"><text:span text:style-name="T1102">Es</text:span><text:span text:style-name="T1103"><text:s/></text:span><text:span text:style-name="T1104">una</text:span><text:span text:style-name="T1105"><text:s/></text:span><text:span text:style-name="T1106">biblioteca</text:span><text:span text:style-name="T1107"><text:s/></text:span><text:span text:style-name="T1108">JavaScript</text:span><text:span text:style-name="T1109"><text:s/></text:span><text:span text:style-name="T1110">para</text:span><text:span text:style-name="T1111"><text:s/></text:span>la<text:span text:style-name="T1112"><text:s/></text:span><text:span text:style-name="T1113">construcción</text:span><text:span text:style-name="T1114"><text:s/></text:span><text:span text:style-name="T1115">de</text:span><text:span text:style-name="T1116"><text:s/></text:span><text:span text:style-name="T1117">aplicaciones</text:span><text:span text:style-name="T1118"><text:s/></text:span><text:span text:style-name="T1119">web</text:span><text:span text:style-name="T1120"><text:s/></text:span><text:span text:style-name="T1121">interactivas</text:span><text:span text:style-name="T1122"><text:s/></text:span><text:span text:style-name="T1123">utilizando</text:span><text:span text:style-name="T1124"><text:s/></text:span><text:span text:style-name="T1125">scripts</text:span><text:span text:style-name="T1126"><text:s/></text:span><text:span text:style-name="T1127">de</text:span><text:span text:style-name="T1128"><text:s/></text:span><text:span text:style-name="T1129">AJAX,</text:span><text:span text:style-name="T1130"><text:s/></text:span><text:span text:style-name="T1131">DHTML</text:span><text:span text:style-name="T1132"><text:s/></text:span>y<text:span text:style-name="T1133"><text:s/></text:span><text:span text:style-name="T1134">DOM</text:span><text:span text:style-name="T1135"><text:s/></text:span>e<text:span text:style-name="T1136"><text:s/></text:span><text:span text:style-name="T1137">incluye</text:span><text:span text:style-name="T1138"><text:s/></text:span>recursos<text:span text:style-name="T1139"><text:s/></text:span><text:span text:style-name="T1140">básicos</text:span><text:span text:style-name="T1141"><text:s/></text:span><text:span text:style-name="T1142">de</text:span><text:span text:style-name="T1143"><text:s/></text:span><text:span text:style-name="T1144">CSS.</text:span><text:span text:style-name="T1145"><text:s/></text:span><text:span text:style-name="T1146">Publicada</text:span><text:span text:style-name="T1147"><text:s/></text:span><text:span text:style-name="T1148">de</text:span><text:span text:style-name="T1149"><text:s/></text:span><text:span text:style-name="T1150">forma</text:span><text:span text:style-name="T1151"><text:s/></text:span><text:span text:style-name="T1152">pública</text:span><text:span text:style-name="T1153"><text:s/></text:span>en<text:span text:style-name="T1154"><text:s/></text:span>el<text:span text:style-name="T1155"><text:s/></text:span><text:span text:style-name="T1156">año</text:span><text:span text:style-name="T1157"><text:s/></text:span><text:span text:style-name="T1158">2006</text:span><text:span text:style-name="T1159"><text:s/></text:span><text:span text:style-name="T1160">bajo</text:span><text:span text:style-name="T1161"><text:s/></text:span><text:span text:style-name="T1162">licencia</text:span><text:span text:style-name="T1163"><text:s/></text:span><text:span text:style-name="T1164">BSD</text:span><text:span text:style-name="T1165"><text:s/></text:span>por<text:span text:style-name="T1166"><text:s/></text:span>la<text:span text:style-name="T1167"><text:s/></text:span><text:span text:style-name="T1168">compañía</text:span><text:span text:style-name="T1169"><text:s/></text:span><text:span text:style-name="T1170">Yahoo.</text:span><text:span text:style-name="T1171"><text:s/></text:span><text:span text:style-name="T1172">El</text:span><text:span text:style-name="T1173"><text:s/></text:span><text:span text:style-name="T1174">objetivo</text:span><text:span text:style-name="T1175"><text:s/></text:span>es<text:span text:style-name="T1176"><text:s/></text:span><text:span text:style-name="T1177">desarrollar</text:span><text:span text:style-name="T1178"><text:s/></text:span><text:span text:style-name="T1179">aplicaciones</text:span><text:span text:style-name="T1180"><text:s/></text:span>web<text:span text:style-name="T1181"><text:s/></text:span><text:span text:style-name="T1182">para</text:span><text:span text:style-name="T1183"><text:s/></text:span><text:span text:style-name="T1184">ser</text:span><text:span text:style-name="T1185"><text:s/></text:span><text:span text:style-name="T1186">usadas</text:span><text:span text:style-name="T1187"><text:s/></text:span><text:span text:style-name="T1188">como</text:span><text:span text:style-name="T1189"><text:s/></text:span>las<text:span text:style-name="T1190"><text:s/></text:span><text:span text:style-name="T1191">aplicaciones</text:span><text:span text:style-name="T1192"><text:s/></text:span><text:span text:style-name="T1193">de</text:span><text:span text:style-name="T1194"><text:s/></text:span><text:span text:style-name="T1195">escritorio,</text:span><text:span text:style-name="T1196"><text:s/></text:span><text:span text:style-name="T1197">con</text:span><text:span text:style-name="T1198"><text:s/></text:span><text:span text:style-name="T1199">componentes</text:span><text:span text:style-name="T1200"><text:s/></text:span><text:span text:style-name="T1201">vistosos</text:span><text:span text:style-name="T1202"><text:s/></text:span>y<text:span text:style-name="T1203"><text:s/></text:span><text:span text:style-name="T1204">personalizables,</text:span><text:span text:style-name="T1205"><text:s/></text:span><text:span text:style-name="T1206">usando</text:span><text:span text:style-name="T1207"><text:s/></text:span><text:span text:style-name="T1208">una</text:span><text:span text:style-name="T1209"><text:s/></text:span><text:span text:style-name="T1210">amplia</text:span><text:span text:style-name="T1211"><text:s/></text:span><text:span text:style-name="T1212">implementación</text:span><text:span text:style-name="T1213"><text:s/></text:span><text:span text:style-name="T1214">con</text:span><text:span text:style-name="T1215"><text:s/></text:span><text:span text:style-name="T1216">AJAX.</text:span><text:span text:style-name="T1217"><text:s/></text:span><text:span text:style-name="T1218">Se</text:span><text:span text:style-name="T1219"><text:s/></text:span><text:span text:style-name="T1220">puede</text:span><text:s/><text:span text:style-name="T1221">descargar</text:span><text:span text:style-name="T1222"><text:s/></text:span><text:span text:style-name="T1223">desde:</text:span><text:span text:style-name="T1224"><text:s/></text:span><text:a xlink:href="http://yuilibrary.com/download/yui3/" office:target-frame-name="_top" xlink:show="replace"><text:span text:style-name="T1225">http://yuilibrary.com/download/yui3/</text:span></text:a><text:span text:style-name="T1226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paragraph-properties fo:margin-top="0.0437in" fo:margin-left="0.0708in">
        <style:tab-stops/>
      </style:paragraph-properties>
      <style:text-properties style:font-name="Cambria" style:font-name-asian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top="0.027in" fo:margin-left="0.0708in" fo:text-indent="-0.25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972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1:00Z</meta:creation-date>
    <dc:date>2014-08-06T19:01:00Z</dc:date>
    <meta:template xlink:href="Normal.dotm" xlink:type="simple"/>
    <meta:editing-cycles>2</meta:editing-cycles>
    <meta:editing-duration>PT0S</meta:editing-duration>
    <meta:user-defined meta:name="Created" meta:value-type="date">2013-05-26T00:00:00Z</meta:user-defined>
    <meta:user-defined meta:name="LastSaved" meta:value-type="date">2014-08-05T00:00:00Z</meta:user-defined>
    <meta:document-statistic meta:page-count="3" meta:paragraph-count="10" meta:word-count="806" meta:character-count="5234" meta:row-count="36" meta:non-whitespace-character-count="4438"/>
  </office:meta>
</office:document-meta>
</file>